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1000001C669CF2732DF6A33C1.png" manifest:media-type="image/png"/>
  <manifest:file-entry manifest:full-path="Pictures/100002010000056600000215FF638D2EC952CAEC.png" manifest:media-type="image/png"/>
  <manifest:file-entry manifest:full-path="Pictures/10000201000005360000023103DF935B259F6709.png" manifest:media-type="image/png"/>
  <manifest:file-entry manifest:full-path="Pictures/10000201000002DC0000023AC8547BF71CABED4F.png" manifest:media-type="image/png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2C900000221A4A8ACFD6288605C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Monaco" svg:font-family="Monaco, Menlo, Consolas, 'courier new', monospace"/>
    <style:font-face style:name="inherit" svg:font-family="inherit"/>
    <style:font-face style:name="open sans" svg:font-family="'open sans', sans-serif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0" svg:font-family="0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8bc3a"/>
    </style:style>
    <style:style style:name="P2" style:family="paragraph" style:parent-style-name="Standard">
      <style:text-properties style:use-window-font-color="true" style:font-name="JetBrains Mono1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3" style:family="paragraph" style:parent-style-name="Standard">
      <style:text-properties style:use-window-font-color="true" style:font-name="JetBrains Mono1" fo:font-size="10pt" fo:font-style="normal" style:text-underline-style="none" fo:font-weight="normal" officeooo:rsid="004d2392" officeooo:paragraph-rsid="004d2392" style:font-size-asian="10pt" style:font-style-asian="normal" style:font-weight-asian="normal"/>
    </style:style>
    <style:style style:name="P4" style:family="paragraph" style:parent-style-name="Standard">
      <style:text-properties style:use-window-font-color="true" style:font-name="JetBrains Mono1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5" style:family="paragraph" style:parent-style-name="Standard">
      <style:text-properties style:use-window-font-color="true" style:font-name="JetBrains Mono1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" style:family="paragraph" style:parent-style-name="Standard">
      <style:text-properties style:use-window-font-color="true" style:font-name="JetBrains Mono1" fo:font-size="10pt" fo:font-style="normal" style:text-underline-style="none" fo:font-weight="bold" officeooo:rsid="004b1d3d" officeooo:paragraph-rsid="004b1d3d" style:font-size-asian="10pt" style:font-style-asian="normal" style:font-weight-asian="bold" style:font-weight-complex="bold"/>
    </style:style>
    <style:style style:name="P7" style:family="paragraph" style:parent-style-name="Standard">
      <style:text-properties style:use-window-font-color="true" style:font-name="JetBrains Mono1" fo:font-size="10pt" fo:font-style="normal" style:text-underline-style="none" fo:font-weight="bold" officeooo:rsid="004925e9" officeooo:paragraph-rsid="004925e9" style:font-size-asian="10pt" style:font-style-asian="normal" style:font-weight-asian="bold" style:font-weight-complex="bold"/>
    </style:style>
    <style:style style:name="P8" style:family="paragraph" style:parent-style-name="Standard">
      <style:text-properties style:use-window-font-color="true" style:font-name="JetBrains Mono1" fo:font-size="10pt" fo:font-style="normal" fo:font-weight="normal" officeooo:rsid="0048d86c" officeooo:paragraph-rsid="0048d86c" style:font-size-asian="10pt" style:font-style-asian="normal" style:font-weight-asian="normal"/>
    </style:style>
    <style:style style:name="P9" style:family="paragraph" style:parent-style-name="Standard">
      <style:text-properties style:use-window-font-color="true" style:font-name="JetBrains Mono1" fo:font-size="10pt" fo:font-style="normal" fo:font-weight="normal" officeooo:rsid="004925e9" officeooo:paragraph-rsid="0048d86c" style:font-size-asian="10pt" style:font-style-asian="normal" style:font-weight-asian="normal"/>
    </style:style>
    <style:style style:name="P10" style:family="paragraph" style:parent-style-name="Standard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1" style:family="paragraph" style:parent-style-name="Standard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2" style:family="paragraph" style:parent-style-name="Standard">
      <style:text-properties style:use-window-font-color="true" style:font-name="JetBrains Mono1" fo:font-size="9pt" fo:font-style="normal" style:text-underline-style="none" fo:font-weight="normal" officeooo:rsid="004d2392" officeooo:paragraph-rsid="004d2392" style:font-size-asian="9pt" style:font-style-asian="normal" style:font-weight-asian="normal" style:font-size-complex="9pt"/>
    </style:style>
    <style:style style:name="P13" style:family="paragraph" style:parent-style-name="Standard">
      <style:text-properties style:use-window-font-color="true" style:font-name="JetBrains Mono1" fo:font-size="9pt" fo:font-style="normal" style:text-underline-style="none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4" style:family="paragraph" style:parent-style-name="Standard">
      <style:text-properties style:use-window-font-color="true" style:font-name="JetBrains Mono1" fo:font-size="9pt" fo:font-style="normal" style:text-underline-style="none" fo:font-weight="normal" officeooo:rsid="006091f3" officeooo:paragraph-rsid="006091f3" style:font-size-asian="9pt" style:font-style-asian="normal" style:font-weight-asian="normal" style:font-size-complex="9pt" style:font-style-complex="normal"/>
    </style:style>
    <style:style style:name="P15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16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17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a74e9" officeooo:paragraph-rsid="005a74e9" style:font-size-asian="9pt" style:font-style-asian="normal" style:font-weight-asian="normal" style:font-size-complex="9pt" style:font-style-complex="normal"/>
    </style:style>
    <style:style style:name="P18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19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eba73" officeooo:paragraph-rsid="005eba73" style:font-size-asian="9pt" style:font-style-asian="normal" style:font-weight-asian="normal" style:font-size-complex="9pt" style:font-style-complex="normal"/>
    </style:style>
    <style:style style:name="P20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21" style:family="paragraph" style:parent-style-name="Standard">
      <style:text-properties style:use-window-font-color="true" style:font-name="JetBrains Mono1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22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23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24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25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26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7178c" officeooo:paragraph-rsid="005a74e9" style:font-size-asian="9pt" style:font-style-asian="italic" style:font-weight-asian="normal" style:font-size-complex="9pt" style:font-style-complex="italic"/>
    </style:style>
    <style:style style:name="P27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28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29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a74e9" officeooo:paragraph-rsid="005a74e9" style:font-size-asian="9pt" style:font-style-asian="italic" style:font-weight-asian="normal" style:font-size-complex="9pt" style:font-style-complex="italic"/>
    </style:style>
    <style:style style:name="P30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31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32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33" style:family="paragraph" style:parent-style-name="Standard">
      <style:text-properties style:use-window-font-color="true" style:font-name="JetBrains Mono1" fo:font-size="9pt" fo:font-style="italic" style:text-underline-style="none" fo:font-weight="normal" officeooo:rsid="0060281c" officeooo:paragraph-rsid="0060281c" style:font-size-asian="9pt" style:font-style-asian="italic" style:font-weight-asian="normal" style:font-size-complex="9pt" style:font-style-complex="italic"/>
    </style:style>
    <style:style style:name="P34" style:family="paragraph" style:parent-style-name="Standard">
      <style:text-properties style:use-window-font-color="true" style:font-name="JetBrains Mono1" fo:font-size="9pt" fo:font-style="italic" style:text-underline-style="none" fo:font-weight="bold" officeooo:rsid="00537f4c" officeooo:paragraph-rsid="0052e784" style:font-size-asian="9pt" style:font-style-asian="italic" style:font-weight-asian="bold" style:font-size-complex="9pt" style:font-style-complex="italic" style:font-weight-complex="bold"/>
    </style:style>
    <style:style style:name="P35" style:family="paragraph" style:parent-style-name="Standard">
      <style:text-properties style:use-window-font-color="true" officeooo:rsid="001f79f9" officeooo:paragraph-rsid="001f79f9"/>
    </style:style>
    <style:style style:name="P36" style:family="paragraph" style:parent-style-name="Standard">
      <style:text-properties style:use-window-font-color="true" officeooo:rsid="0020a595" officeooo:paragraph-rsid="0020a595"/>
    </style:style>
    <style:style style:name="P37" style:family="paragraph" style:parent-style-name="Standard">
      <style:text-properties style:use-window-font-color="true" officeooo:rsid="002481a3" officeooo:paragraph-rsid="002481a3"/>
    </style:style>
    <style:style style:name="P38" style:family="paragraph" style:parent-style-name="Standard"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39" style:family="paragraph" style:parent-style-name="Standard"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40" style:family="paragraph" style:parent-style-name="Standard">
      <style:text-properties style:use-window-font-color="true" style:text-underline-style="solid" style:text-underline-width="auto" style:text-underline-color="font-color" officeooo:rsid="0029a577" officeooo:paragraph-rsid="0029a577"/>
    </style:style>
    <style:style style:name="P41" style:family="paragraph" style:parent-style-name="Standard">
      <style:text-properties style:use-window-font-color="true" style:text-underline-style="solid" style:text-underline-width="auto" style:text-underline-color="font-color" officeooo:rsid="002a6818" officeooo:paragraph-rsid="002a6818"/>
    </style:style>
    <style:style style:name="P42" style:family="paragraph" style:parent-style-name="Standard"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43" style:family="paragraph" style:parent-style-name="Standard"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44" style:family="paragraph" style:parent-style-name="Standard"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45" style:family="paragraph" style:parent-style-name="Standard">
      <style:text-properties style:use-window-font-color="true" style:text-underline-style="none" officeooo:rsid="00253fdd" officeooo:paragraph-rsid="00253fdd"/>
    </style:style>
    <style:style style:name="P46" style:family="paragraph" style:parent-style-name="Standard">
      <style:text-properties style:use-window-font-color="true" style:text-underline-style="none" officeooo:rsid="0029a577" officeooo:paragraph-rsid="0029a577"/>
    </style:style>
    <style:style style:name="P47" style:family="paragraph" style:parent-style-name="Standard">
      <style:text-properties style:use-window-font-color="true" style:text-underline-style="none" officeooo:rsid="002a6818" officeooo:paragraph-rsid="002a6818"/>
    </style:style>
    <style:style style:name="P48" style:family="paragraph" style:parent-style-name="Standard">
      <style:text-properties style:use-window-font-color="true" style:text-underline-style="none" officeooo:rsid="002cceaa" officeooo:paragraph-rsid="002cceaa"/>
    </style:style>
    <style:style style:name="P49" style:family="paragraph" style:parent-style-name="Standard">
      <style:text-properties style:use-window-font-color="true" style:text-underline-style="none" officeooo:rsid="002f6df8" officeooo:paragraph-rsid="002f6df8"/>
    </style:style>
    <style:style style:name="P50" style:family="paragraph" style:parent-style-name="Standard">
      <style:text-properties style:use-window-font-color="true" style:text-underline-style="none" officeooo:rsid="002fd717" officeooo:paragraph-rsid="002fd717"/>
    </style:style>
    <style:style style:name="P51" style:family="paragraph" style:parent-style-name="Standard">
      <style:text-properties style:use-window-font-color="true" style:text-underline-style="none" officeooo:rsid="0048d86c" officeooo:paragraph-rsid="0048d86c"/>
    </style:style>
    <style:style style:name="P52" style:family="paragraph" style:parent-style-name="Standard">
      <style:text-properties style:use-window-font-color="true" style:text-underline-style="none" officeooo:rsid="004925e9" officeooo:paragraph-rsid="004925e9"/>
    </style:style>
    <style:style style:name="P53" style:family="paragraph" style:parent-style-name="Standard">
      <style:text-properties style:use-window-font-color="true" officeooo:rsid="00253fdd" officeooo:paragraph-rsid="00253fdd"/>
    </style:style>
    <style:style style:name="P54" style:family="paragraph" style:parent-style-name="Standard">
      <style:text-properties style:use-window-font-color="true" officeooo:rsid="0026e81d" officeooo:paragraph-rsid="0026e81d"/>
    </style:style>
    <style:style style:name="P55" style:family="paragraph" style:parent-style-name="Standard">
      <style:text-properties style:use-window-font-color="true" fo:font-style="italic" style:text-underline-style="none" officeooo:rsid="0028bc3a" officeooo:paragraph-rsid="0028bc3a" style:font-style-asian="italic" style:font-style-complex="italic"/>
    </style:style>
    <style:style style:name="P56" style:family="paragraph" style:parent-style-name="Standard">
      <style:text-properties style:use-window-font-color="true" fo:font-style="italic" style:text-underline-style="none" officeooo:rsid="002a6818" officeooo:paragraph-rsid="002a6818" style:font-style-asian="italic" style:font-style-complex="italic"/>
    </style:style>
    <style:style style:name="P57" style:family="paragraph" style:parent-style-name="Standard">
      <style:text-properties style:use-window-font-color="true" fo:font-style="italic" style:text-underline-style="none" officeooo:rsid="0029a577" officeooo:paragraph-rsid="0029a577" style:font-style-asian="italic" style:font-style-complex="italic"/>
    </style:style>
    <style:style style:name="P58" style:family="paragraph" style:parent-style-name="Standard">
      <style:text-properties style:use-window-font-color="true" fo:font-style="italic" style:text-underline-style="none" officeooo:rsid="003083e3" officeooo:paragraph-rsid="003083e3" style:font-style-asian="italic" style:font-style-complex="italic"/>
    </style:style>
    <style:style style:name="P59" style:family="paragraph" style:parent-style-name="Standard">
      <style:text-properties style:use-window-font-color="true" officeooo:rsid="0028bc3a" officeooo:paragraph-rsid="0028bc3a"/>
    </style:style>
    <style:style style:name="P60" style:family="paragraph" style:parent-style-name="Standard">
      <style:text-properties style:use-window-font-color="true" officeooo:rsid="0029a577" officeooo:paragraph-rsid="0029a577"/>
    </style:style>
    <style:style style:name="P61" style:family="paragraph" style:parent-style-name="Standard">
      <style:text-properties style:use-window-font-color="true" officeooo:paragraph-rsid="002f6df8"/>
    </style:style>
    <style:style style:name="P62" style:family="paragraph" style:parent-style-name="Standard">
      <style:text-properties style:use-window-font-color="true" officeooo:rsid="002fd717" officeooo:paragraph-rsid="002fd717"/>
    </style:style>
    <style:style style:name="P63" style:family="paragraph" style:parent-style-name="Standard">
      <style:text-properties style:use-window-font-color="true" officeooo:paragraph-rsid="003083e3"/>
    </style:style>
    <style:style style:name="P64" style:family="paragraph" style:parent-style-name="Standard">
      <style:text-properties style:use-window-font-color="true" officeooo:rsid="0048d86c" officeooo:paragraph-rsid="0048d86c"/>
    </style:style>
    <style:style style:name="P65" style:family="paragraph" style:parent-style-name="Standard">
      <style:text-properties style:use-window-font-color="true" officeooo:paragraph-rsid="004ee978"/>
    </style:style>
    <style:style style:name="P66" style:family="paragraph" style:parent-style-name="Standard">
      <style:text-properties fo:color="#3465a4" style:font-name="JetBrains Mono1" fo:font-size="9pt" fo:font-style="normal" style:text-underline-style="solid" style:text-underline-width="auto" style:text-underline-color="font-color" fo:font-weight="normal" officeooo:rsid="00569c33" officeooo:paragraph-rsid="00569c33" style:font-size-asian="9pt" style:font-style-asian="normal" style:font-weight-asian="normal" style:font-size-complex="9pt"/>
    </style:style>
    <style:style style:name="P67" style:family="paragraph" style:parent-style-name="Standard">
      <style:text-properties fo:color="#3465a4" style:font-name="JetBrains Mono1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68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69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70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71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72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normal" officeooo:rsid="0031a739" officeooo:paragraph-rsid="0031a739"/>
    </style:style>
    <style:style style:name="P73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74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7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76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87" style:family="paragraph" style:parent-style-name="Standard"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88" style:family="paragraph" style:parent-style-name="Standard"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89" style:family="paragraph" style:parent-style-name="Standard">
      <style:text-properties officeooo:paragraph-rsid="0057178c"/>
    </style:style>
    <style:style style:name="P90" style:family="paragraph" style:parent-style-name="Standard">
      <style:paragraph-properties fo:break-before="page"/>
      <style:text-properties style:use-window-font-color="true" style:font-name="JetBrains Mono1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91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92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93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94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95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96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97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98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99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none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00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101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102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103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104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105" style:family="paragraph" style:parent-style-name="Standard">
      <style:paragraph-properties fo:break-before="page"/>
      <style:text-properties style:use-window-font-color="true" officeooo:rsid="0026e81d" officeooo:paragraph-rsid="0026e81d"/>
    </style:style>
    <style:style style:name="P106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107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108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break-before="page"/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111" style:family="paragraph" style:parent-style-name="Text_20_body">
      <style:paragraph-properties fo:break-before="page"/>
      <style:text-properties fo:font-size="12pt" style:text-underline-style="solid" style:text-underline-width="auto" style:text-underline-color="font-color" officeooo:rsid="0021172d" officeooo:paragraph-rsid="0060f9db" style:font-size-asian="10.5pt" style:font-size-complex="12pt"/>
    </style:style>
    <style:style style:name="P112" style:family="paragraph" style:parent-style-name="Text_20_body">
      <style:paragraph-properties fo:break-before="page"/>
      <style:text-properties officeooo:paragraph-rsid="0060f9db"/>
    </style:style>
    <style:style style:name="P113" style:family="paragraph" style:parent-style-name="Text_20_body">
      <style:paragraph-properties fo:break-before="page"/>
      <style:text-properties fo:color="#000000" style:font-name="JetBrains Mono1" fo:font-size="12pt" fo:font-style="normal" style:text-underline-style="solid" style:text-underline-width="auto" style:text-underline-color="font-color" fo:font-weight="normal" officeooo:rsid="0064183a" officeooo:paragraph-rsid="0064183a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Text_20_body">
      <style:text-properties style:text-underline-style="solid" style:text-underline-width="auto" style:text-underline-color="font-color" officeooo:rsid="004c31cc" officeooo:paragraph-rsid="004d2392"/>
    </style:style>
    <style:style style:name="P115" style:family="paragraph" style:parent-style-name="Text_20_body">
      <style:text-properties style:use-window-font-color="true" officeooo:paragraph-rsid="0048d86c"/>
    </style:style>
    <style:style style:name="P116" style:family="paragraph" style:parent-style-name="Text_20_body">
      <style:text-properties style:use-window-font-color="true" officeooo:rsid="004c31cc" officeooo:paragraph-rsid="0048d86c"/>
    </style:style>
    <style:style style:name="P117" style:family="paragraph" style:parent-style-name="Text_20_body">
      <style:text-properties style:use-window-font-color="true" style:text-underline-style="solid" style:text-underline-width="auto" style:text-underline-color="font-color" officeooo:rsid="0048d86c" officeooo:paragraph-rsid="0048d86c"/>
    </style:style>
    <style:style style:name="P118" style:family="paragraph" style:parent-style-name="Text_20_body">
      <style:text-properties style:use-window-font-color="true" style:text-underline-style="solid" style:text-underline-width="auto" style:text-underline-color="font-color" officeooo:rsid="004c31cc" officeooo:paragraph-rsid="004d2392"/>
    </style:style>
    <style:style style:name="P119" style:family="paragraph" style:parent-style-name="Text_20_body">
      <style:text-properties style:use-window-font-color="true" officeooo:paragraph-rsid="004d2392"/>
    </style:style>
    <style:style style:name="P120" style:family="paragraph" style:parent-style-name="Text_20_body">
      <style:text-properties style:use-window-font-color="true" style:text-underline-style="none" officeooo:rsid="0048d86c" officeooo:paragraph-rsid="0048d86c"/>
    </style:style>
    <style:style style:name="P121" style:family="paragraph" style:parent-style-name="Text_20_body">
      <style:text-properties style:use-window-font-color="true" style:font-name="JetBrains Mono1" fo:font-size="10pt" fo:font-style="normal" fo:font-weight="normal" officeooo:paragraph-rsid="0048d86c" style:font-size-asian="10pt" style:font-style-asian="normal" style:font-weight-asian="normal"/>
    </style:style>
    <style:style style:name="P122" style:family="paragraph" style:parent-style-name="Text_20_body">
      <style:text-properties style:use-window-font-color="true" style:font-name="JetBrains Mono1" fo:font-size="10pt" fo:font-style="normal" fo:font-weight="normal" officeooo:rsid="0048d86c" officeooo:paragraph-rsid="0048d86c" style:font-size-asian="10pt" style:font-style-asian="normal" style:font-weight-asian="normal"/>
    </style:style>
    <style:style style:name="P123" style:family="paragraph" style:parent-style-name="Text_20_body">
      <style:text-properties style:use-window-font-color="true" style:font-name="JetBrains Mono1" fo:font-size="9pt" fo:font-style="normal" style:text-underline-style="solid" style:text-underline-width="auto" style:text-underline-color="font-color" fo:font-weight="bold" officeooo:rsid="0062eb12" officeooo:paragraph-rsid="0062eb12" style:font-size-asian="9pt" style:font-style-asian="normal" style:font-weight-asian="bold" style:font-size-complex="9pt" style:font-style-complex="normal" style:font-weight-complex="bold"/>
    </style:style>
    <style:style style:name="P124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4925e9" officeooo:paragraph-rsid="004925e9" style:font-size-asian="9pt" style:font-style-asian="italic" style:font-weight-asian="normal" style:font-size-complex="9pt" style:font-style-complex="italic" loext:padding="0cm" loext:border="none"/>
    </style:style>
    <style:style style:name="P125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 loext:padding="0cm" loext:border="none"/>
    </style:style>
    <style:style style:name="P126" style:family="paragraph" style:parent-style-name="Text_20_body">
      <style:text-properties fo:font-variant="normal" fo:text-transform="none" style:use-window-font-color="true" style:font-name="udemy sans" fo:font-size="9pt" fo:letter-spacing="normal" fo:font-style="normal" style:text-underline-style="none" fo:font-weight="normal" officeooo:rsid="004d2392" officeooo:paragraph-rsid="004d2392" style:font-size-asian="9pt" style:font-style-asian="normal" style:font-weight-asian="normal" style:font-size-complex="9pt" loext:padding="0cm" loext:border="none"/>
    </style:style>
    <style:style style:name="P127" style:family="paragraph" style:parent-style-name="Text_20_body">
      <style:text-properties fo:font-variant="normal" fo:text-transform="none" fo:color="#2a6099" style:font-name="udemy sans" fo:font-size="8pt" fo:letter-spacing="normal" fo:font-style="italic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28" style:family="paragraph" style:parent-style-name="Text_20_body">
      <style:text-properties fo:font-variant="normal" fo:text-transform="none" fo:color="#000000" style:font-name="inherit" fo:font-size="12pt" fo:letter-spacing="normal" fo:font-style="normal" fo:font-weight="normal" officeooo:paragraph-rsid="0060f9db" loext:padding="0cm" loext:border="none"/>
    </style:style>
    <style:style style:name="P129" style:family="paragraph" style:parent-style-name="Text_20_body">
      <style:text-properties fo:font-variant="normal" fo:text-transform="none" fo:color="#000000" style:font-name="open sans" fo:font-size="9pt" fo:letter-spacing="normal" fo:font-style="italic" fo:font-weight="normal" officeooo:paragraph-rsid="0060f9db" style:font-size-asian="9pt" style:font-style-asian="italic" style:font-size-complex="9pt" style:font-style-complex="italic"/>
    </style:style>
    <style:style style:name="P130" style:family="paragraph" style:parent-style-name="Text_20_body">
      <style:text-properties fo:font-variant="normal" fo:text-transform="none" fo:color="#000000" style:font-name="open sans" fo:font-size="9pt" fo:letter-spacing="normal" fo:font-style="italic" style:text-underline-style="none" fo:font-weight="normal" officeooo:rsid="0062eb12" officeooo:paragraph-rsid="0062eb12" style:font-size-asian="9pt" style:font-style-asian="italic" style:font-weight-asian="bold" style:font-size-complex="9pt" style:font-style-complex="italic" style:font-weight-complex="bold"/>
    </style:style>
    <style:style style:name="P131" style:family="paragraph" style:parent-style-name="Text_20_body">
      <style:text-properties fo:font-variant="normal" fo:text-transform="none" fo:color="#3465a4" style:font-name="udemy sans" fo:font-size="9pt" fo:letter-spacing="normal" fo:font-style="italic" style:text-underline-style="none" fo:font-weight="normal" officeooo:paragraph-rsid="0060f9db" style:font-size-asian="9pt" style:font-style-asian="italic" style:font-size-complex="9pt" style:font-style-complex="italic" loext:padding="0cm" loext:border="none"/>
    </style:style>
    <style:style style:name="P132" style:family="paragraph" style:parent-style-name="Text_20_body">
      <style:text-properties officeooo:rsid="009528c5" officeooo:paragraph-rsid="0060f9db"/>
    </style:style>
    <style:style style:name="P133" style:family="paragraph" style:parent-style-name="Text_20_body">
      <style:text-properties fo:font-style="italic" officeooo:rsid="00206904" officeooo:paragraph-rsid="0060f9db" style:font-style-asian="italic" style:font-style-complex="italic"/>
    </style:style>
    <style:style style:name="P134" style:family="paragraph" style:parent-style-name="Text_20_body">
      <style:text-properties officeooo:paragraph-rsid="0060f9db"/>
    </style:style>
    <style:style style:name="P135" style:family="paragraph" style:parent-style-name="Text_20_body">
      <style:text-properties fo:color="#2a6099" style:font-name="JetBrains Mono1" fo:font-size="9pt" fo:font-style="normal" style:text-underline-style="solid" style:text-underline-width="auto" style:text-underline-color="font-color" fo:font-weight="bold" officeooo:rsid="006127ce" officeooo:paragraph-rsid="0060f9db" style:font-size-asian="9pt" style:font-style-asian="normal" style:font-weight-asian="bold" style:font-size-complex="9pt" style:font-style-complex="normal" style:font-weight-complex="bold"/>
    </style:style>
    <style:style style:name="P136" style:family="paragraph" style:parent-style-name="Text_20_body">
      <style:text-properties fo:color="#2a6099" style:font-name="JetBrains Mono1" fo:font-size="9pt" fo:font-style="normal" style:text-underline-style="solid" style:text-underline-width="auto" style:text-underline-color="font-color" fo:font-weight="bold" officeooo:rsid="0062eb12" officeooo:paragraph-rsid="0062eb12" style:font-size-asian="9pt" style:font-style-asian="normal" style:font-weight-asian="bold" style:font-size-complex="9pt" style:font-style-complex="normal" style:font-weight-complex="bold"/>
    </style:style>
    <style:style style:name="P137" style:family="paragraph" style:parent-style-name="Text_20_body">
      <style:text-properties fo:color="#2a6099" style:font-name="JetBrains Mono1" fo:font-size="9pt" fo:font-style="italic" style:text-underline-style="none" fo:font-weight="bold" officeooo:rsid="0062eb12" officeooo:paragraph-rsid="0062eb12" style:font-size-asian="9pt" style:font-style-asian="italic" style:font-weight-asian="bold" style:font-size-complex="9pt" style:font-style-complex="italic" style:font-weight-complex="bold"/>
    </style:style>
    <style:style style:name="P138" style:family="paragraph" style:parent-style-name="Text_20_body">
      <style:text-properties fo:color="#000000" style:font-name="JetBrains Mono1" fo:font-size="9pt" fo:font-style="normal" style:text-underline-style="none" fo:font-weight="normal" officeooo:rsid="0062eb12" officeooo:paragraph-rsid="0062eb12" style:font-size-asian="9pt" style:font-style-asian="normal" style:font-weight-asian="normal" style:font-size-complex="9pt" style:font-style-complex="normal" style:font-weight-complex="normal"/>
    </style:style>
    <style:style style:name="P139" style:family="paragraph" style:parent-style-name="Text_20_body">
      <style:text-properties fo:color="#000000" style:font-name="JetBrains Mono1" fo:font-size="9pt" fo:font-style="normal" style:text-underline-style="none" fo:font-weight="normal" officeooo:rsid="0063d48c" officeooo:paragraph-rsid="0063d48c" style:font-size-asian="9pt" style:font-style-asian="normal" style:font-weight-asian="normal" style:font-size-complex="9pt" style:font-style-complex="normal" style:font-weight-complex="normal"/>
    </style:style>
    <style:style style:name="P140" style:family="paragraph" style:parent-style-name="Text_20_body">
      <style:text-properties fo:color="#000000" style:font-name="JetBrains Mono1" fo:font-size="9pt" fo:font-style="italic" style:text-underline-style="none" fo:font-weight="normal" officeooo:rsid="0064183a" officeooo:paragraph-rsid="0064183a" style:font-size-asian="7.84999990463257pt" style:font-style-asian="italic" style:font-weight-asian="normal" style:font-size-complex="9pt" style:font-style-complex="italic" style:font-weight-complex="normal"/>
    </style:style>
    <style:style style:name="P141" style:family="paragraph" style:parent-style-name="Text_20_body">
      <style:text-properties fo:color="#000000" style:font-name="JetBrains Mono1" fo:font-size="9pt" fo:font-style="italic" style:text-underline-style="none" fo:font-weight="bold" officeooo:rsid="0064183a" officeooo:paragraph-rsid="0064183a" style:font-size-asian="7.84999990463257pt" style:font-style-asian="italic" style:font-weight-asian="bold" style:font-size-complex="9pt" style:font-style-complex="italic" style:font-weight-complex="bold"/>
    </style:style>
    <style:style style:name="P142" style:family="paragraph" style:parent-style-name="Text_20_body">
      <style:text-properties fo:color="#c9211e" style:font-name="JetBrains Mono1" fo:font-size="9pt" fo:font-style="italic" style:text-underline-style="none" fo:font-weight="bold" officeooo:rsid="0064183a" officeooo:paragraph-rsid="0064183a" style:font-size-asian="7.84999990463257pt" style:font-style-asian="italic" style:font-weight-asian="bold" style:font-size-complex="9pt" style:font-style-complex="italic" style:font-weight-complex="bold"/>
    </style:style>
    <style:style style:name="P143" style:family="paragraph" style:parent-style-name="Text_20_body">
      <style:text-properties fo:color="#c9211e" style:font-name="JetBrains Mono1" fo:font-size="9pt" fo:font-style="italic" style:text-underline-style="none" fo:font-weight="normal" officeooo:rsid="0064183a" officeooo:paragraph-rsid="0064183a" style:font-size-asian="7.84999990463257pt" style:font-style-asian="italic" style:font-weight-asian="normal" style:font-size-complex="9pt" style:font-style-complex="italic" style:font-weight-complex="normal"/>
    </style:style>
    <style:style style:name="P144" style:family="paragraph" style:parent-style-name="Text_20_body">
      <style:text-properties fo:color="#c9211e" officeooo:paragraph-rsid="0064183a"/>
    </style:style>
    <style:style style:name="P145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146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solid" style:text-underline-width="auto" style:text-underline-color="font-color" fo:font-weight="normal" style:font-size-asian="9pt" style:font-style-asian="italic" style:font-size-complex="9pt" style:font-style-complex="italic" loext:padding="0cm" loext:border="none"/>
    </style:style>
    <style:style style:name="P147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P148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normal" style:text-underline-style="none" fo:font-weight="normal" style:font-size-asian="9pt" style:font-size-complex="9pt" loext:padding="0cm" loext:border="none"/>
    </style:style>
    <style:style style:name="P149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15pt" fo:letter-spacing="normal" fo:font-style="normal" fo:font-weight="normal" loext:padding="0cm" loext:border="none"/>
    </style:style>
    <style:style style:name="P150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italic" style:text-underline-style="none" fo:font-weight="normal" style:font-size-asian="8pt" style:font-style-asian="italic" style:font-size-complex="8pt" style:font-style-complex="italic" loext:padding="0cm" loext:border="none"/>
    </style:style>
    <style:style style:name="P151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style:font-size-asian="8pt" style:font-size-complex="8pt" loext:padding="0cm" loext:border="none"/>
    </style:style>
    <style:style style:name="P152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3465a4" style:font-name="udemy sans" fo:font-size="9pt" fo:letter-spacing="normal" fo:font-style="italic" style:text-underline-style="none" fo:font-weight="normal" officeooo:paragraph-rsid="0060f9db" style:font-size-asian="9pt" style:font-style-asian="italic" style:font-size-complex="9pt" style:font-style-complex="italic" loext:padding="0cm" loext:border="none"/>
    </style:style>
    <style:style style:name="P153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 officeooo:paragraph-rsid="0060f9db" loext:padding="0cm" loext:border="none"/>
    </style:style>
    <style:style style:name="P154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55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60f9db"/>
    </style:style>
    <style:style style:name="P156" style:family="paragraph" style:parent-style-name="Preformatted_20_Text">
      <style:paragraph-properties fo:margin-left="0cm" fo:margin-right="0cm" fo:margin-top="0cm" fo:margin-bottom="0cm" loext:contextual-spacing="false" fo:line-height="140%" fo:orphans="2" fo:widows="2" fo:text-indent="0cm" style:auto-text-indent="false" fo:padding="0.049cm" fo:border="0.06pt solid #d9d9d9"/>
      <style:text-properties officeooo:paragraph-rsid="0060f9db"/>
    </style:style>
    <style:style style:name="P157" style:family="paragraph" style:parent-style-name="Preformatted_20_Text">
      <style:paragraph-properties fo:margin-top="0cm" fo:margin-bottom="0cm" loext:contextual-spacing="false" fo:line-height="140%" fo:orphans="2" fo:widows="2" fo:padding="0.049cm" fo:border="0.06pt solid #d9d9d9"/>
      <style:text-properties officeooo:paragraph-rsid="0060f9db"/>
    </style:style>
    <style:style style:name="P158" style:family="paragraph" style:parent-style-name="Heading_20_1">
      <style:paragraph-properties fo:break-before="page"/>
      <style:text-properties style:use-window-font-color="true" officeooo:rsid="0048d86c" officeooo:paragraph-rsid="0048d86c"/>
    </style:style>
    <style:style style:name="P159" style:family="paragraph" style:parent-style-name="Heading_20_1">
      <style:paragraph-properties fo:break-before="page"/>
      <style:text-properties officeooo:rsid="009528c5" officeooo:paragraph-rsid="0060f9db"/>
    </style:style>
    <style:style style:name="P160" style:family="paragraph" style:parent-style-name="Standard" style:list-style-name="L1">
      <style:text-properties style:use-window-font-color="true" officeooo:rsid="001f79f9" officeooo:paragraph-rsid="001f79f9"/>
    </style:style>
    <style:style style:name="P161" style:family="paragraph" style:parent-style-name="Standard" style:list-style-name="L2">
      <style:text-properties style:use-window-font-color="true" officeooo:rsid="001f79f9" officeooo:paragraph-rsid="001f79f9"/>
    </style:style>
    <style:style style:name="P162" style:family="paragraph" style:parent-style-name="Standard" style:list-style-name="L2">
      <style:text-properties style:use-window-font-color="true" officeooo:rsid="0020a595" officeooo:paragraph-rsid="0020a595"/>
    </style:style>
    <style:style style:name="P163" style:family="paragraph" style:parent-style-name="Standard" style:list-style-name="L3">
      <style:text-properties style:use-window-font-color="true" officeooo:rsid="0020a595" officeooo:paragraph-rsid="0020a595"/>
    </style:style>
    <style:style style:name="P164" style:family="paragraph" style:parent-style-name="Standard" style:list-style-name="L2">
      <style:text-properties style:use-window-font-color="true" officeooo:rsid="002168f8" officeooo:paragraph-rsid="002168f8"/>
    </style:style>
    <style:style style:name="P165" style:family="paragraph" style:parent-style-name="Standard" style:list-style-name="L2">
      <style:text-properties style:use-window-font-color="true" officeooo:rsid="002435e6" officeooo:paragraph-rsid="002435e6"/>
    </style:style>
    <style:style style:name="P166" style:family="paragraph" style:parent-style-name="Standard" style:list-style-name="L2">
      <style:text-properties style:use-window-font-color="true" officeooo:rsid="0022e927" officeooo:paragraph-rsid="0022e927"/>
    </style:style>
    <style:style style:name="P167" style:family="paragraph" style:parent-style-name="Standard" style:list-style-name="L2">
      <style:text-properties style:use-window-font-color="true" officeooo:rsid="002481a3" officeooo:paragraph-rsid="002481a3"/>
    </style:style>
    <style:style style:name="P168" style:family="paragraph" style:parent-style-name="Standard" style:list-style-name="L4">
      <style:text-properties style:use-window-font-color="true" officeooo:rsid="002f6df8" officeooo:paragraph-rsid="002f6df8"/>
    </style:style>
    <style:style style:name="P169" style:family="paragraph" style:parent-style-name="Standard" style:list-style-name="L4">
      <style:text-properties style:use-window-font-color="true" style:text-underline-style="none" officeooo:rsid="002f6df8" officeooo:paragraph-rsid="002f6df8"/>
    </style:style>
    <style:style style:name="P170" style:family="paragraph" style:parent-style-name="Standard" style:list-style-name="L5">
      <style:text-properties style:use-window-font-color="true" style:text-underline-style="none" officeooo:rsid="002fd717" officeooo:paragraph-rsid="002fd717"/>
    </style:style>
    <style:style style:name="P171" style:family="paragraph" style:parent-style-name="Standard" style:list-style-name="L5">
      <style:text-properties style:use-window-font-color="true" officeooo:rsid="002fd717" officeooo:paragraph-rsid="002fd717"/>
    </style:style>
    <style:style style:name="P172" style:family="paragraph" style:parent-style-name="Standard" style:list-style-name="L7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73" style:family="paragraph" style:parent-style-name="Standard" style:list-style-name="L8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74" style:family="paragraph" style:parent-style-name="Standard" style:list-style-name="L8">
      <style:text-properties style:use-window-font-color="true" style:font-name="JetBrains Mono1" fo:font-size="9pt" fo:font-style="normal" style:text-underline-style="none" fo:font-weight="bold" officeooo:rsid="004ee978" officeooo:paragraph-rsid="004ee978" style:font-size-asian="9pt" style:font-style-asian="normal" style:font-weight-asian="bold" style:font-size-complex="9pt" style:font-weight-complex="bold"/>
    </style:style>
    <style:style style:name="P175" style:family="paragraph" style:parent-style-name="Standard" style:list-style-name="L9">
      <style:text-properties style:use-window-font-color="true" style:font-name="JetBrains Mono1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76" style:family="paragraph" style:parent-style-name="Standard" style:list-style-name="L9">
      <style:text-properties style:use-window-font-color="true" style:font-name="JetBrains Mono1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77" style:family="paragraph" style:parent-style-name="Standard" style:list-style-name="L10"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78" style:family="paragraph" style:parent-style-name="Standard" style:list-style-name="L11">
      <style:text-properties style:use-window-font-color="true" style:font-name="JetBrains Mono1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79" style:family="paragraph" style:parent-style-name="Standard" style:list-style-name="L12">
      <style:text-properties style:use-window-font-color="true" style:font-name="JetBrains Mono1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180" style:family="paragraph" style:parent-style-name="Standard" style:list-style-name="L13">
      <style:text-properties style:use-window-font-color="true" style:font-name="JetBrains Mono1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181" style:family="paragraph" style:parent-style-name="Standard" style:list-style-name="L15">
      <style:text-properties style:use-window-font-color="true" style:font-name="JetBrains Mono1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82" style:family="paragraph" style:parent-style-name="Standard" style:list-style-name="L16">
      <style:text-properties style:use-window-font-color="true" style:font-name="JetBrains Mono1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83" style:family="paragraph" style:parent-style-name="Standard" style:list-style-name="L11">
      <style:text-properties style:use-window-font-color="true" officeooo:paragraph-rsid="0052e784"/>
    </style:style>
    <style:style style:name="P184" style:family="paragraph" style:parent-style-name="Standard" style:list-style-name="L15">
      <style:text-properties style:use-window-font-color="true" officeooo:paragraph-rsid="005eba73"/>
    </style:style>
    <style:style style:name="P185" style:family="paragraph" style:parent-style-name="Standard" style:list-style-name="L2">
      <style:text-properties officeooo:rsid="001f79f9" officeooo:paragraph-rsid="001f79f9"/>
    </style:style>
    <style:style style:name="P186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187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188" style:family="paragraph" style:parent-style-name="Standard" style:list-style-name="L12">
      <style:text-properties officeooo:paragraph-rsid="005a9ac5"/>
    </style:style>
    <style:style style:name="P189" style:family="paragraph" style:parent-style-name="Standard" style:list-style-name="L12">
      <style:text-properties fo:color="#a9b7c6" style:font-name="JetBrains Mono1" fo:font-size="10pt" fo:font-style="normal" fo:font-weight="normal" officeooo:rsid="005a9ac5" officeooo:paragraph-rsid="005a9ac5" style:font-size-asian="10pt" style:font-style-asian="normal" style:font-weight-asian="normal"/>
    </style:style>
    <style:style style:name="P190" style:family="paragraph" style:parent-style-name="Standard" style:list-style-name="L5">
      <style:paragraph-properties fo:break-before="page"/>
      <style:text-properties style:use-window-font-color="true" style:text-underline-style="none" officeooo:rsid="002fd717" officeooo:paragraph-rsid="002fd717"/>
    </style:style>
    <style:style style:name="P191" style:family="paragraph" style:parent-style-name="Standard" style:list-style-name="L10">
      <style:paragraph-properties fo:break-before="page"/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92" style:family="paragraph" style:parent-style-name="Text_20_body" style:list-style-name="L13"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93" style:family="paragraph" style:parent-style-name="Text_20_body" style:list-style-name="L17">
      <style:text-properties officeooo:paragraph-rsid="0060f9db"/>
    </style:style>
    <style:style style:name="P194" style:family="paragraph" style:parent-style-name="Text_20_body" style:list-style-name="L18">
      <style:text-properties officeooo:paragraph-rsid="0060f9db"/>
    </style:style>
    <style:style style:name="P195" style:family="paragraph" style:parent-style-name="Text_20_body" style:list-style-name="L20">
      <style:text-properties fo:color="#000000" style:font-name="JetBrains Mono1" fo:font-size="9pt" fo:font-style="normal" style:text-underline-style="none" fo:font-weight="normal" officeooo:rsid="0062eb12" officeooo:paragraph-rsid="0062eb12" style:font-size-asian="9pt" style:font-style-asian="normal" style:font-weight-asian="normal" style:font-size-complex="9pt" style:font-style-complex="normal" style:font-weight-complex="normal"/>
    </style:style>
    <style:style style:name="P196" style:family="paragraph" style:parent-style-name="Text_20_body" style:list-style-name="L21">
      <style:text-properties fo:color="#000000" style:font-name="JetBrains Mono1" fo:font-size="9pt" fo:font-style="normal" style:text-underline-style="none" fo:font-weight="normal" officeooo:rsid="0063d48c" officeooo:paragraph-rsid="0063d48c" style:font-size-asian="9pt" style:font-style-asian="normal" style:font-weight-asian="normal" style:font-size-complex="9pt" style:font-style-complex="normal" style:font-weight-complex="normal"/>
    </style:style>
    <style:style style:name="P197" style:family="paragraph" style:parent-style-name="Text_20_body">
      <style:text-properties fo:color="#000000" style:font-name="JetBrains Mono1" fo:font-size="9pt" fo:font-style="italic" style:text-underline-style="none" fo:font-weight="normal" officeooo:rsid="0064fcdc" officeooo:paragraph-rsid="0064fcdc" style:font-size-asian="7.84999990463257pt" style:font-style-asian="italic" style:font-weight-asian="normal" style:font-size-complex="9pt" style:font-style-complex="italic" style:font-weight-complex="normal"/>
    </style:style>
    <style:style style:name="P198" style:family="paragraph" style:parent-style-name="Text_20_body">
      <style:text-properties fo:color="#000000" style:font-name="JetBrains Mono1" fo:font-size="12pt" fo:font-style="normal" style:text-underline-style="solid" style:text-underline-width="auto" style:text-underline-color="font-color" fo:font-weight="normal" officeooo:rsid="0064183a" officeooo:paragraph-rsid="0064183a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Text_20_body">
      <style:text-properties fo:color="#000000" style:font-name="JetBrains Mono1" fo:font-size="12pt" fo:font-style="normal" style:text-underline-style="solid" style:text-underline-width="auto" style:text-underline-color="font-color" fo:font-weight="normal" officeooo:rsid="0064fcdc" officeooo:paragraph-rsid="0064fcdc" style:font-size-asian="10.5pt" style:font-style-asian="normal" style:font-weight-asian="normal" style:font-size-complex="12pt" style:font-style-complex="normal" style:font-weight-complex="normal"/>
    </style:style>
    <style:style style:name="P200" style:family="paragraph" style:parent-style-name="Text_20_body" style:list-style-name="L14">
      <style:paragraph-properties fo:margin-top="0cm" fo:margin-bottom="0cm" loext:contextual-spacing="false" fo:orphans="60" fo:widows="2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ize-complex="8pt" loext:padding="0cm" loext:border="none"/>
    </style:style>
    <style:style style:name="P201" style:family="paragraph" style:parent-style-name="Text_20_body" style:list-style-name="L19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60f9db"/>
    </style:style>
    <style:style style:name="P202" style:family="paragraph" style:parent-style-name="Text_20_body" style:list-style-name="L21">
      <style:paragraph-properties fo:break-before="page"/>
      <style:text-properties fo:color="#000000" style:font-name="JetBrains Mono1" fo:font-size="9pt" fo:font-style="normal" style:text-underline-style="none" fo:font-weight="normal" officeooo:rsid="0063d48c" officeooo:paragraph-rsid="0063d48c" style:font-size-asian="9pt" style:font-style-asian="normal" style:font-weight-asian="normal" style:font-size-complex="9pt" style:font-style-complex="normal" style:font-weight-complex="normal"/>
    </style:style>
    <style:style style:name="P203" style:family="paragraph">
      <style:paragraph-properties style:text-autospace="none"/>
    </style:style>
    <style:style style:name="P204" style:family="paragraph">
      <loext:graphic-properties draw:fill="none" draw:fill-color="#ffffff"/>
      <style:paragraph-properties style:writing-mode="lr-tb"/>
    </style:style>
    <style:style style:name="P205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206" style:family="paragraph">
      <loext:graphic-properties draw:fill="none" draw:fill-color="#ffffff"/>
      <style:paragraph-properties style:text-autospace="none" style:writing-mode="lr-tb"/>
      <style:text-properties fo:color="#000000" fo:font-size="12pt"/>
    </style:style>
    <style:style style:name="P207" style:family="paragraph">
      <loext:graphic-properties draw:fill="none" draw:fill-color="#ffffff"/>
      <style:paragraph-properties style:writing-mode="lr-tb"/>
      <style:text-properties style:use-window-font-color="true"/>
    </style:style>
    <style:style style:name="P208" style:family="paragraph">
      <loext:graphic-properties draw:fill="none" draw:fill-color="#ffffff"/>
      <style:paragraph-properties style:writing-mode="lr-tb"/>
      <style:text-properties fo:color="#000000"/>
    </style:style>
    <style:style style:name="T1" style:family="text">
      <style:text-properties officeooo:rsid="0020a595"/>
    </style:style>
    <style:style style:name="T2" style:family="text">
      <style:text-properties officeooo:rsid="0026e81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officeooo:rsid="0029a577" style:font-style-asian="italic" style:font-style-complex="italic"/>
    </style:style>
    <style:style style:name="T5" style:family="text">
      <style:text-properties fo:font-style="italic" style:text-underline-style="none" officeooo:rsid="003083e3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f6df8"/>
    </style:style>
    <style:style style:name="T8" style:family="text">
      <style:text-properties style:text-underline-style="none" officeooo:rsid="0048d86c"/>
    </style:style>
    <style:style style:name="T9" style:family="text">
      <style:text-properties fo:font-variant="normal" fo:text-transform="none" style:font-name="ui-monospace" fo:font-size="9pt" fo:letter-spacing="normal" fo:font-style="normal" fo:font-weight="normal"/>
    </style:style>
    <style:style style:name="T10" style:family="text">
      <style:text-properties fo:font-variant="normal" fo:text-transform="none" style:font-name="ui-monospace" fo:font-size="9pt" fo:letter-spacing="normal" fo:font-style="normal" fo:font-weight="normal" officeooo:rsid="0064183a"/>
    </style:style>
    <style:style style:name="T11" style:family="text">
      <style:text-properties fo:font-variant="normal" fo:text-transform="none" fo:color="#086dc3" style:text-line-through-style="none" style:text-line-through-type="none" style:font-name="inherit" fo:font-size="12pt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fo:color="#000000" style:font-name="inherit" fo:font-size="12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style:font-name="inherit" fo:font-size="12pt" fo:letter-spacing="normal" fo:font-style="normal" fo:font-weight="normal" officeooo:rsid="0020e7b6" loext:padding="0cm" loext:border="none"/>
    </style:style>
    <style:style style:name="T14" style:family="text">
      <style:text-properties fo:font-variant="normal" fo:text-transform="none" fo:color="#000000" style:font-name="inherit" fo:font-size="12pt" fo:letter-spacing="normal" fo:font-style="normal" style:text-underline-style="solid" style:text-underline-width="auto" style:text-underline-color="font-color" fo:font-weight="normal" officeooo:rsid="0020e7b6" loext:padding="0cm" loext:border="none"/>
    </style:style>
    <style:style style:name="T15" style:family="text">
      <style:text-properties fo:font-variant="normal" fo:text-transform="none" fo:color="#000000" style:font-name="inherit" fo:letter-spacing="normal" fo:font-style="italic" style:text-underline-style="none" fo:font-weight="normal" style:font-style-asian="italic" style:font-style-complex="italic" loext:padding="0cm" loext:border="none"/>
    </style:style>
    <style:style style:name="T16" style:family="text">
      <style:text-properties fo:font-variant="normal" fo:text-transform="none" fo:color="#000000" style:font-name="inherit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T17" style:family="text">
      <style:text-properties fo:font-variant="normal" fo:text-transform="none" fo:color="#000000" style:font-name="Monaco" fo:font-size="9.7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00000" style:font-name="Monaco" fo:letter-spacing="normal" fo:font-style="italic" style:text-underline-style="none" fo:font-weight="normal" style:font-style-asian="italic" style:font-style-complex="italic" loext:padding="0cm" loext:border="none"/>
    </style:style>
    <style:style style:name="T19" style:family="text">
      <style:text-properties fo:font-variant="normal" fo:text-transform="none" fo:color="#000000" style:font-name="Monaco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T20" style:family="text">
      <style:text-properties fo:font-variant="normal" fo:text-transform="none" fo:color="#333333" style:font-name="Monaco" fo:font-size="12pt" fo:letter-spacing="normal" fo:font-style="normal" fo:font-weight="bold" fo:background-color="#f8f8f8" loext:char-shading-value="0" loext:padding="0cm" loext:border="none"/>
    </style:style>
    <style:style style:name="T21" style:family="text">
      <style:text-properties fo:font-variant="normal" fo:text-transform="none" fo:color="#222222" style:font-name="Monaco" fo:font-size="12pt" fo:letter-spacing="normal" fo:font-style="normal" fo:font-weight="normal" fo:background-color="#f8f8f8" loext:char-shading-value="0" loext:padding="0cm" loext:border="none"/>
    </style:style>
    <style:style style:name="T22" style:family="text">
      <style:text-properties fo:font-variant="normal" fo:text-transform="none" fo:color="#222222" fo:letter-spacing="normal" fo:background-color="#f8f8f8" loext:char-shading-value="0" loext:padding="0cm" loext:border="none"/>
    </style:style>
    <style:style style:name="T23" style:family="text">
      <style:text-properties fo:font-variant="normal" fo:text-transform="none" fo:color="#999999" style:font-name="Monaco" fo:font-size="12pt" fo:letter-spacing="normal" fo:font-style="normal" fo:font-weight="bold" fo:background-color="#f8f8f8" loext:char-shading-value="0" loext:padding="0cm" loext:border="none"/>
    </style:style>
    <style:style style:name="T24" style:family="text">
      <style:text-properties fo:font-variant="normal" fo:text-transform="none" fo:color="#445588" style:font-name="Monaco" fo:font-size="12pt" fo:letter-spacing="normal" fo:font-style="normal" fo:font-weight="bold" fo:background-color="#f8f8f8" loext:char-shading-value="0" loext:padding="0cm" loext:border="none"/>
    </style:style>
    <style:style style:name="T25" style:family="text">
      <style:text-properties fo:font-variant="normal" fo:text-transform="none" fo:color="#999988" style:font-name="Monaco" fo:font-size="12pt" fo:letter-spacing="normal" fo:font-style="italic" fo:font-weight="normal" fo:background-color="#f8f8f8" loext:char-shading-value="0" loext:padding="0cm" loext:border="none"/>
    </style:style>
    <style:style style:name="T26" style:family="text">
      <style:text-properties fo:font-variant="normal" fo:text-transform="none" fo:color="#3465a4" style:font-name="inherit" fo:font-size="12pt" fo:letter-spacing="normal" fo:font-style="normal" style:text-underline-style="solid" style:text-underline-width="auto" style:text-underline-color="font-color" fo:font-weight="normal" officeooo:rsid="001ef4fd" loext:padding="0cm" loext:border="none"/>
    </style:style>
    <style:style style:name="T27" style:family="text">
      <style:text-properties officeooo:rsid="003cc727"/>
    </style:style>
    <style:style style:name="T28" style:family="text">
      <style:text-properties officeooo:rsid="003e526f"/>
    </style:style>
    <style:style style:name="T29" style:family="text">
      <style:text-properties style:font-name="JetBrains Mono1" fo:font-size="10pt" fo:font-style="normal" fo:font-weight="normal" style:font-size-asian="10pt" style:font-style-asian="normal" style:font-weight-asian="normal"/>
    </style:style>
    <style:style style:name="T30" style:family="text">
      <style:text-properties style:font-name="JetBrains Mono1" fo:font-size="10pt" fo:font-style="normal" fo:font-weight="normal" officeooo:rsid="004925e9" style:font-size-asian="10pt" style:font-style-asian="normal" style:font-weight-asian="normal"/>
    </style:style>
    <style:style style:name="T31" style:family="text">
      <style:text-properties style:font-name="JetBrains Mono1" fo:font-size="10pt" fo:font-style="normal" fo:font-weight="normal" officeooo:rsid="0048d86c" style:font-size-asian="10pt" style:font-style-asian="normal" style:font-weight-asian="normal"/>
    </style:style>
    <style:style style:name="T32" style:family="text">
      <style:text-properties style:font-name="JetBrains Mono1" fo:font-size="10pt" fo:font-style="normal" fo:font-weight="normal" officeooo:rsid="005eba73" style:font-size-asian="10pt" style:font-style-asian="normal" style:font-weight-asian="normal"/>
    </style:style>
    <style:style style:name="T33" style:family="text">
      <style:text-properties style:font-name="JetBrains Mono1" fo:font-size="10pt" fo:font-style="normal" style:text-underline-style="none" fo:font-weight="normal" officeooo:rsid="002f6df8" style:font-size-asian="10pt" style:font-style-asian="normal" style:font-weight-asian="normal"/>
    </style:style>
    <style:style style:name="T34" style:family="text">
      <style:text-properties style:font-name="JetBrains Mono1" fo:font-size="10pt" fo:font-style="normal" style:font-size-asian="10pt" style:font-style-asian="normal"/>
    </style:style>
    <style:style style:name="T35" style:family="text">
      <style:text-properties style:font-name="JetBrains Mono1" fo:font-size="10pt" fo:font-style="normal" fo:font-weight="bold" style:font-size-asian="10pt" style:font-style-asian="normal" style:font-weight-asian="bold" style:font-weight-complex="bold"/>
    </style:style>
    <style:style style:name="T36" style:family="text">
      <style:text-properties style:font-name="JetBrains Mono1" fo:font-size="10pt" style:font-size-asian="10pt"/>
    </style:style>
    <style:style style:name="T37" style:family="text">
      <style:text-properties style:font-name="JetBrains Mono1" fo:font-size="9pt" fo:font-style="italic" style:text-underline-style="none" fo:font-weight="normal" style:font-size-asian="9pt" style:font-style-asian="italic" style:font-weight-asian="normal" style:font-size-complex="9pt" style:font-style-complex="italic"/>
    </style:style>
    <style:style style:name="T38" style:family="text">
      <style:text-properties style:font-name="JetBrains Mono1" fo:font-size="9pt" fo:font-style="italic" style:text-underline-style="none" fo:font-weight="normal" officeooo:rsid="0052e784" style:font-size-asian="9pt" style:font-style-asian="italic" style:font-weight-asian="normal" style:font-size-complex="9pt" style:font-style-complex="italic"/>
    </style:style>
    <style:style style:name="T39" style:family="text">
      <style:text-properties style:font-name="JetBrains Mono1" fo:font-size="9pt" fo:font-style="italic" style:text-underline-style="none" fo:font-weight="normal" officeooo:rsid="005eba73" style:font-size-asian="9pt" style:font-style-asian="italic" style:font-weight-asian="normal" style:font-size-complex="9pt" style:font-style-complex="italic"/>
    </style:style>
    <style:style style:name="T40" style:family="text">
      <style:text-properties style:font-name="JetBrains Mono1" fo:font-size="9pt" fo:font-style="italic" style:text-underline-style="none" fo:font-weight="bold" officeooo:rsid="0064183a" style:font-size-asian="7.84999990463257pt" style:font-style-asian="italic" style:font-weight-asian="bold" style:font-size-complex="9pt" style:font-style-complex="italic" style:font-weight-complex="bold"/>
    </style:style>
    <style:style style:name="T41" style:family="text">
      <style:text-properties style:font-name="JetBrains Mono1" fo:font-size="9pt" fo:font-style="normal" style:text-underline-style="none" fo:font-weight="normal" officeooo:rsid="004ee978" style:font-size-asian="9pt" style:font-style-asian="normal" style:font-weight-asian="normal" style:font-size-complex="9pt" style:font-weight-complex="normal"/>
    </style:style>
    <style:style style:name="T42" style:family="text">
      <style:text-properties officeooo:rsid="004925e9"/>
    </style:style>
    <style:style style:name="T43" style:family="text">
      <style:text-properties officeooo:rsid="004c31cc"/>
    </style:style>
    <style:style style:name="T44" style:family="text">
      <style:text-properties fo:color="#2a6099"/>
    </style:style>
    <style:style style:name="T45" style:family="text">
      <style:text-properties fo:color="#2a6099" style:font-name="JetBrains Mono1" fo:font-size="9pt" fo:font-style="italic" style:text-underline-style="solid" style:text-underline-width="auto" style:text-underline-color="font-color" fo:font-weight="normal" officeooo:rsid="00574815" style:font-size-asian="9pt" style:font-style-asian="italic" style:font-weight-asian="normal" style:font-size-complex="9pt" style:font-style-complex="italic"/>
    </style:style>
    <style:style style:name="T46" style:family="text">
      <style:text-properties fo:color="#2a6099" style:font-name="JetBrains Mono1" fo:font-size="9pt" fo:font-style="normal" style:text-underline-style="solid" style:text-underline-width="auto" style:text-underline-color="font-color" fo:font-weight="bold" officeooo:rsid="006127ce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use-window-font-color="true"/>
    </style:style>
    <style:style style:name="T48" style:family="text">
      <style:text-properties style:use-window-font-color="true" fo:font-style="italic" style:text-underline-style="none" officeooo:rsid="0028bc3a" style:font-style-asian="italic" style:font-style-complex="italic"/>
    </style:style>
    <style:style style:name="T49" style:family="text">
      <style:text-properties style:use-window-font-color="true" fo:font-style="italic" style:text-underline-style="none" officeooo:rsid="003b5cd9" style:font-style-asian="italic" style:font-style-complex="italic"/>
    </style:style>
    <style:style style:name="T50" style:family="text">
      <style:text-properties style:use-window-font-color="true" style:font-name="JetBrains Mono1" fo:font-size="9pt" fo:font-style="italic" style:text-underline-style="none" fo:font-weight="normal" officeooo:rsid="005a9ac5" style:font-size-asian="9pt" style:font-style-asian="italic" style:font-weight-asian="normal" style:font-size-complex="9pt" style:font-style-complex="italic"/>
    </style:style>
    <style:style style:name="T51" style:family="text">
      <style:text-properties fo:font-size="9pt" fo:font-style="italic" style:font-size-asian="9pt" style:font-style-asian="italic" style:font-size-complex="9pt" style:font-style-complex="italic"/>
    </style:style>
    <style:style style:name="T52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53" style:family="text">
      <style:text-properties fo:font-style="normal" style:text-underline-style="solid" style:text-underline-width="auto" style:text-underline-color="font-color" officeooo:rsid="005a74e9" style:font-style-asian="normal" style:font-style-complex="normal"/>
    </style:style>
    <style:style style:name="T54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55" style:family="text">
      <style:text-properties fo:color="#cc7832" fo:font-size="10pt" fo:font-style="normal" style:font-size-asian="10pt" style:font-style-asian="normal"/>
    </style:style>
    <style:style style:name="T56" style:family="text">
      <style:text-properties fo:color="#808080" fo:font-size="10pt" fo:font-style="normal" style:font-size-asian="10pt" style:font-style-asian="normal"/>
    </style:style>
    <style:style style:name="T57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58" style:family="text">
      <style:text-properties fo:color="#6a8759" fo:font-size="10pt" fo:font-style="normal" style:font-size-asian="10pt" style:font-style-asian="normal"/>
    </style:style>
    <style:style style:name="T59" style:family="text">
      <style:text-properties fo:color="#a9b7c6" fo:font-size="10pt" fo:font-style="normal" style:font-size-asian="10pt" style:font-style-asian="normal"/>
    </style:style>
    <style:style style:name="T60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61" style:family="text">
      <style:text-properties fo:color="#a9b7c6" style:font-name="JetBrains Mono1" fo:font-size="10pt" fo:font-style="normal" fo:font-weight="normal" officeooo:rsid="005a9ac5" style:font-size-asian="10pt" style:font-style-asian="normal" style:font-weight-asian="normal"/>
    </style:style>
    <style:style style:name="T62" style:family="text">
      <style:text-properties fo:color="#bbb529" style:font-name="JetBrains Mono1" fo:font-size="10pt" fo:font-style="normal" fo:font-weight="normal" style:font-size-asian="10pt" style:font-style-asian="normal" style:font-weight-asian="normal"/>
    </style:style>
    <style:style style:name="T63" style:family="text">
      <style:text-properties fo:color="#bbb529" style:font-name="JetBrains Mono1" fo:font-size="10pt" fo:font-style="normal" fo:font-weight="normal" officeooo:rsid="005a9ac5" style:font-size-asian="10pt" style:font-style-asian="normal" style:font-weight-asian="normal"/>
    </style:style>
    <style:style style:name="T64" style:family="text">
      <style:text-properties fo:color="#bbb529" fo:font-size="10pt" fo:font-style="normal" style:font-size-asian="10pt" style:font-style-asian="normal"/>
    </style:style>
    <style:style style:name="T65" style:family="text">
      <style:text-properties fo:color="#ffc66d" style:font-name="JetBrains Mono1" fo:font-size="10pt" fo:font-style="normal" fo:font-weight="normal" style:font-size-asian="10pt" style:font-style-asian="normal" style:font-weight-asian="normal"/>
    </style:style>
    <style:style style:name="T66" style:family="text">
      <style:text-properties style:font-name="0" fo:font-size="10pt" style:font-size-asian="10pt"/>
    </style:style>
    <style:style style:name="T67" style:family="text">
      <style:text-properties officeooo:rsid="001ef4fd"/>
    </style:style>
    <style:style style:name="T68" style:family="text">
      <style:text-properties officeooo:rsid="006127ce"/>
    </style:style>
    <style:style style:name="T69" style:family="text">
      <style:text-properties officeooo:rsid="0063d48c"/>
    </style:style>
    <style:style style:name="T70" style:family="text">
      <style:text-properties fo:color="#cc7832" style:font-name="JetBrains Mono" fo:font-size="10pt" style:font-name-asian="JetBrains Mono" style:font-size-asian="10pt" style:font-name-complex="JetBrains Mono" style:font-size-complex="10pt"/>
    </style:style>
    <style:style style:name="T71" style:family="text">
      <style:text-properties fo:color="#808080" style:font-name="JetBrains Mono" fo:font-size="10pt" style:font-name-asian="JetBrains Mono" style:font-size-asian="10pt" style:font-name-complex="JetBrains Mono" style:font-size-complex="10pt"/>
    </style:style>
    <style:style style:name="T72" style:family="text"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T73" style:family="text">
      <style:text-properties fo:color="#bbb529" style:font-name="JetBrains Mono" fo:font-size="10pt" style:font-name-asian="JetBrains Mono" style:font-size-asian="10pt" style:font-name-complex="JetBrains Mono" style:font-size-complex="10pt"/>
    </style:style>
    <style:style style:name="T74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T75" style:family="text">
      <style:text-properties fo:color="#ffc66d" style:font-name="JetBrains Mono" fo:font-size="10pt" style:font-name-asian="JetBrains Mono" style:font-size-asian="10pt" style:font-name-complex="JetBrains Mono" style:font-size-complex="10pt"/>
    </style:style>
    <style:style style:name="T76" style:family="text">
      <style:text-properties fo:color="#9876aa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77" style:family="text">
      <style:text-properties fo:color="#e8bf6a" style:font-name="JetBrains Mono" fo:font-size="10pt" style:font-name-asian="JetBrains Mono" style:font-size-asian="10pt" style:font-name-complex="JetBrains Mono" style:font-size-complex="10pt"/>
    </style:style>
    <style:style style:name="T78" style:family="text">
      <style:text-properties fo:color="#bababa" style:font-name="JetBrains Mono" fo:font-size="10pt" style:font-name-asian="JetBrains Mono" style:font-size-asian="10pt" style:font-name-complex="JetBrains Mono" style:font-size-complex="10pt"/>
    </style:style>
    <style:style style:name="T79" style:family="text">
      <style:text-properties fo:color="#9876aa" style:font-name="JetBrains Mono" fo:font-size="10pt" style:font-name-asian="JetBrains Mono" style:font-size-asian="10pt" style:font-name-complex="JetBrains Mono" style:font-size-complex="10pt"/>
    </style:style>
    <style:style style:name="T80" style:family="text">
      <style:text-properties fo:color="#000000" style:font-name="JetBrains Mono" fo:font-size="10pt" style:font-name-asian="JetBrains Mono" style:font-size-asian="10pt" style:font-name-complex="JetBrains Mono" style:font-size-complex="10pt"/>
    </style:style>
    <style:style style:name="T81" style:family="text">
      <style:text-properties style:use-window-font-color="true" style:font-name="JetBrains Mono" fo:font-size="10pt" style:font-name-asian="JetBrains Mono" style:font-size-asian="10pt" style:font-name-complex="JetBrains Mono" style:font-size-complex="10pt"/>
    </style:style>
    <style:style style:name="T82" style:family="text">
      <style:text-properties style:use-window-font-color="true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83" style:family="text">
      <style:text-properties fo:color="#000000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84" style:family="text">
      <style:text-properties fo:color="#c9211e"/>
    </style:style>
    <style:style style:name="T85" style:family="text">
      <style:text-properties fo:color="#a9b7c6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86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9cm" fo:text-indent="-0.635cm" fo:margin-left="7.519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93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9.84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8.221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6.98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3.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85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059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3.088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6.08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5.93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2.74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4.86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5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2.0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5.17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7.791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7.30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7.56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4.8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5.844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7.39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3.2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3.51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3.82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5.3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27176202" text:style-name="L1">
        <text:list-item>
          <text:p text:style-name="P160">What I did</text:p>
        </text:list-item>
      </text:list>
      <text:p text:style-name="P35"/>
      <text:list xml:id="list3095065468" text:style-name="L2">
        <text:list-item>
          <text:p text:style-name="P161">Forked repostitory start from Spring guru. (Could create own with only a READMe.md)</text:p>
        </text:list-item>
        <text:list-item>
          <text:p text:style-name="P161">open IntelliJ → file→ new project → from version control → from workDirectory\sfg-di (created new directory sfg-di)</text:p>
        </text:list-item>
        <text:list-item>
          <text:p text:style-name="P185"><text:span text:style-name="T47">created spring boot initiual project from </text:span>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161"><draw:frame draw:style-name="fr7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162">add and commit work to master branch</text:p>
          <text:p text:style-name="P162"><text:s text:c="16"/>git add .</text:p>
          <text:p text:style-name="P162"><text:tab/> <text:s text:c="3"/>git comit -m "add spring depency project"</text:p>
        </text:list-item>
        <text:list-item>
          <text:p text:style-name="P162">create new branch add-spring-project</text:p>
        </text:list-item>
      </text:list>
      <text:p text:style-name="P36"><text:tab/><text:tab/>git switch -c add-spring-project</text:p>
      <text:list xml:id="list3932571330" text:style-name="L3">
        <text:list-header>
          <text:p text:style-name="P163"/>
        </text:list-header>
      </text:list>
      <text:p text:style-name="P36"><text:s text:c="11"/></text:p>
      <text:list xml:id="list114316480953165" text:continue-list="list3095065468" text:style-name="L2">
        <text:list-item>
          <text:p text:style-name="P161">extract the contends and drag and dop the files to the pr<text:span text:style-name="T1">o</text:span>ject directory</text:p>
          <text:p text:style-name="P162"/>
        </text:list-item>
        <text:list-item>
          <text:p text:style-name="P164">open pom, right click in text área and select “add as maven project”</text:p>
        </text:list-item>
        <text:list-item>
          <text:p text:style-name="P165">set up the JDK in file→ project structure</text:p>
        </text:list-item>
        <text:list-item>
          <text:p text:style-name="P166">run “verify” on the project</text:p>
        </text:list-item>
        <text:list-item>
          <text:p text:style-name="P167">Add and commit work to branch and push to gitHub</text:p>
        </text:list-item>
      </text:list>
      <text:p text:style-name="P37"><text:s text:c="14"/>git commit -am "add spring project"</text:p>
      <text:p text:style-name="P37"><text:s text:c="14"/>git push add-spring-project</text:p>
      <text:p text:style-name="P37"/>
      <text:p text:style-name="P37"/>
      <text:p text:style-name="P100">Lesson 32 The Spring Context</text:p>
      <text:p text:style-name="P38"/>
      <text:p text:style-name="P45">Here one makes use of the Spring <text:s/>context.</text:p>
      <text:p text:style-name="P45">It give one components (Objects – Spring Beans) that one uses.</text:p>
      <text:p text:style-name="P45">We ask the Spring context, our application, for a reference to those objects.</text:p>
      <text:p text:style-name="P45">Here we will create a Spring controller and then ask the context for a reference to this</text:p>
      <text:p text:style-name="P45">Spring managed Object (Spring Bean)</text:p>
      <text:p text:style-name="P45"/>
      <text:p text:style-name="P4"><draw:frame text:anchor-type="paragraph" draw:z-index="1" draw:name="Shape1" draw:style-name="gr51" draw:text-style-name="P204" svg:width="11.792cm" svg:height="7.129cm" svg:x="0.496cm" svg:y="0.328cm"><draw:text-box><text:p text:style-name="P203"><text:span text:style-name="T70">package </text:span><text:span text:style-name="T74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4">org.springframework.stereotype.</text:span><text:span text:style-name="T73">Controller</text:span><text:span text:style-name="T70">;</text:span><text:span text:style-name="T70"><text:line-break/></text:span><text:span text:style-name="T70"><text:line-break/></text:span><text:span text:style-name="T71">// add as Spring managed controller</text:span><text:span text:style-name="T71"><text:line-break/></text:span><text:span text:style-name="T73">@Controller</text:span><text:span text:style-name="T73"><text:line-break/></text:span><text:span text:style-name="T70">public class </text:span><text:span text:style-name="T74">MyController {</text:span><text:span text:style-name="T74"><text:line-break/></text:span><text:span text:style-name="T74"><text:line-break/></text:span><text:span text:style-name="T74"> <text:s text:c="3"/></text:span><text:span text:style-name="T70">public </text:span><text:span text:style-name="T74">String </text:span><text:span text:style-name="T75">sayHello</text:span><text:span text:style-name="T74">(){</text:span><text:span text:style-name="T74"><text:line-break/></text:span><text:span text:style-name="T74"> <text:s text:c="7"/>System.</text:span><text:span text:style-name="T76">out</text:span><text:span text:style-name="T74">.println(</text:span><text:span text:style-name="T72">"Hello world!!"</text:span><text:span text:style-name="T74">)</text:span><text:span text:style-name="T70">;</text:span><text:span text:style-name="T70"><text:line-break/></text:span><text:span text:style-name="T70"> <text:s text:c="7"/>return </text:span><text:span text:style-name="T72">"Hi folks!!!"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/text:p></draw:text-box></draw:frame></text:p>
      <text:p text:style-name="P45"/>
      <text:p text:style-name="P45"/>
      <text:p text:style-name="P45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 text:c="4"/><text:span text:style-name="T2">In The application main class</text:span></text:p>
      <text:p text:style-name="P53"><draw:frame text:anchor-type="paragraph" draw:z-index="2" draw:name="Shape2" draw:style-name="gr29" draw:text-style-name="P204" svg:width="17.777cm" svg:height="6.167cm" svg:x="0.661cm" svg:y="0.413cm"><draw:text-box><text:p text:style-name="P203"><text:span text:style-name="T70">public static void </text:span><text:span text:style-name="T75">main</text:span><text:span text:style-name="T74">(String[] args) {</text:span><text:span text:style-name="T74"><text:line-break/></text:span><text:span text:style-name="T74"><text:line-break/></text:span><text:span text:style-name="T74"><text:tab/></text:span><text:span text:style-name="T71">//SpringApplication.run(SfgDiApplication.class, args);</text:span><text:span text:style-name="T71"><text:line-break/></text:span><text:span text:style-name="T71"><text:tab/></text:span><text:span text:style-name="T71">// return a context from the application</text:span><text:span text:style-name="T71"><text:line-break/></text:span><text:span text:style-name="T71"><text:tab/></text:span><text:span text:style-name="T74">ApplicationContext ctx = SpringApplication.</text:span><text:span text:style-name="T85">run</text:span><text:span text:style-name="T74">(SfgDiApplication.</text:span><text:span text:style-name="T70">class, </text:span><text:span text:style-name="T74">args)</text:span><text:span text:style-name="T70">;</text:span><text:span text:style-name="T70"><text:line-break/></text:span><text:span text:style-name="T70"> <text:s text:c="3"/></text:span><text:span text:style-name="T71">/*</text:span><text:span text:style-name="T71"><text:line-break/></text:span><text:span text:style-name="T71"> <text:s text:c="6"/>return a reference to the controller from the context</text:span><text:span text:style-name="T71"><text:line-break/></text:span><text:span text:style-name="T71"> <text:s text:c="6"/>by default the name is the same, but starts with lowercase</text:span><text:span text:style-name="T71"><text:line-break/></text:span><text:span text:style-name="T71"> <text:s text:c="6"/>Must cast as it's an Object type returned</text:span><text:span text:style-name="T71"><text:line-break/></text:span><text:span text:style-name="T71"> <text:s text:c="4"/>*/</text:span><text:span text:style-name="T71"><text:line-break/></text:span><text:span text:style-name="T71"><text:tab/></text:span><text:span text:style-name="T74">MyController myController = (MyController)ctx.getBean(</text:span><text:span text:style-name="T72">"myController"</text:span><text:span text:style-name="T74">)</text:span><text:span text:style-name="T70">;</text:span><text:span text:style-name="T70"><text:line-break/></text:span><text:span text:style-name="T70"><text:line-break/></text:span><text:span text:style-name="T70"><text:tab/></text:span><text:span text:style-name="T74">String greeting = myController.sayHello()</text:span><text:span text:style-name="T70">;</text:span><text:span text:style-name="T70"><text:line-break/></text:span><text:span text:style-name="T70"><text:tab/></text:span><text:span text:style-name="T74">System.</text:span><text:span text:style-name="T76">out</text:span><text:span text:style-name="T74">.println(greeting)</text:span><text:span text:style-name="T70">;</text:span><text:span text:style-name="T70"><text:line-break/></text:span><text:span text:style-name="T74">}</text:span>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 text:c="3"/></text:p>
      <text:p text:style-name="P54">outputs</text:p>
      <text:p text:style-name="P54"><draw:frame text:anchor-type="paragraph" draw:z-index="3" draw:name="Shape3" draw:style-name="gr50" draw:text-style-name="P204" svg:width="5.028cm" svg:height="1.654cm" svg:x="-0.116cm" svg:y="0.363cm"><draw:text-box><text:p>Hello world!!</text:p><text:p>Hi folks!!!</text:p></draw:text-box></draw:frame><text:s/></text:p>
      <text:p text:style-name="P54"/>
      <text:p text:style-name="P54"/>
      <text:p text:style-name="P54"/>
      <text:p text:style-name="P54"/>
      <text:p text:style-name="P54"/>
      <text:p text:style-name="P101">Lesson 34 Dependency Injection without Spring</text:p>
      <text:p text:style-name="P39"/>
      <text:p text:style-name="P55">see the pdf at /Courses/UdemyCourses/SpringFramework5_Beginner_to_Guru/Section3_DependencyInjectionWithSpring/BasicsOfDepInjectionS5.pdf on this topic as well.</text:p>
      <text:p text:style-name="P55"/>
      <text:p text:style-name="P55">• DI can be done with Concrete Classes or with Interfaces</text:p>
      <text:p text:style-name="P55">• Generally DI with Concrete Classes should be avoided</text:p>
      <text:p text:style-name="P55">• DI via Interfaces is highly preferred</text:p>
      <text:p text:style-name="P55">• Allows runtime to decide implementation to inject</text:p>
      <text:p text:style-name="P1"><text:span text:style-name="T48">• Follows Interface Segregation Principle of SOLID →</text:span><text:span text:style-name="T49"> </text:span><text:a xlink:type="simple" xlink:href="https://youtu.be/M6rwl_AZPJg" text:style-name="Internet_20_link" text:visited-style-name="Visited_20_Internet_20_Link"><text:span text:style-name="T47"><text:s/>Master Interface Segregation Principle ISP</text:span></text:a></text:p>
      <text:p text:style-name="P55">• Also, makes your code more testable - mocking becomes trivial</text:p>
      <text:p text:style-name="P55"/>
      <text:p text:style-name="P59"><text:span text:style-name="T3">Here He s</text:span><text:span text:style-name="T4">h</text:span><text:span text:style-name="T3">ows three different ways of dependency injection, and the prefered meth</text:span><text:span text:style-name="T4">o</text:span><text:span text:style-name="T3">d in via a constructor.</text:span></text:p>
      <text:p text:style-name="P55"/>
      <text:p text:style-name="P55"/>
      <text:p text:style-name="P59"><text:span text:style-name="T29">package guru.springframework.sfgdi.services;</text:span><text:line-break/><text:line-break/><text:span text:style-name="T29">public interface GreetingService {</text:span><text:line-break/><text:line-break/><text:span text:style-name="T29"> <text:s text:c="3"/>String sayGreeting();</text:span><text:line-break/><text:span text:style-name="T29">}</text:span></text:p>
      <text:p text:style-name="P59"/>
      <text:p text:style-name="P59"/>
      <text:p text:style-name="P59"><text:span text:style-name="T29">package guru.springframework.sfgdi.services;</text:span><text:line-break/><text:line-break/><text:span text:style-name="T29">public class GreetingServiceImpl implements GreetingService{</text:span><text:line-break/><text:span text:style-name="T29"> <text:s text:c="3"/>@Override</text:span><text:line-break/><text:span text:style-name="T29"> <text:s text:c="3"/>public String sayGreeting() {</text:span><text:line-break/><text:span text:style-name="T29"> <text:s text:c="7"/>return "Hello world";</text:span><text:line-break/><text:span text:style-name="T29"> <text:s text:c="3"/>}</text:span><text:line-break/><text:span text:style-name="T29">}</text:span><text:line-break/></text:p>
      <text:p text:style-name="P59"/>
      <text:p text:style-name="P40">Dependency injection via properties</text:p>
      <text:p text:style-name="P40"/>
      <text:p text:style-name="P46">• By class properties - least preferred</text:p>
      <text:p text:style-name="P46">• Can be public or private properties</text:p>
      <text:p text:style-name="P46">• Using private properties is EVIL</text:p>
      <text:p text:style-name="P46">• Spring can use reflection to set private properties</text:p>
      <text:p text:style-name="P46">• “Works” but is slow &amp; makes testing difficult</text:p>
      <text:p text:style-name="P46"/>
      <text:p text:style-name="P46"><draw:frame text:anchor-type="paragraph" draw:z-index="4" draw:name="Shape4" draw:style-name="gr49" draw:text-style-name="P204" svg:width="11.56cm" svg:height="5.345cm" svg:x="-0.083cm" svg:y="0.159cm"><draw:text-box><text:p text:style-name="P203"><text:span text:style-name="T70">package </text:span><text:span text:style-name="T74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4">guru.springframework.sfgdi.services.GreetingService</text:span><text:span text:style-name="T70">;</text:span><text:span text:style-name="T70"><text:line-break/></text:span><text:span text:style-name="T70"><text:line-break/></text:span><text:span text:style-name="T70">public class </text:span><text:span text:style-name="T74">PropertyInjectionController {</text:span><text:span text:style-name="T74"><text:line-break/></text:span><text:span text:style-name="T74"><text:line-break/></text:span><text:span text:style-name="T74"> <text:s text:c="3"/></text:span><text:span text:style-name="T70">public </text:span><text:span text:style-name="T74">GreetingService </text:span><text:span text:style-name="T79">greetingService</text:span><text:span text:style-name="T70">;</text:span><text:span text:style-name="T70"><text:line-break/></text:span><text:span text:style-name="T70"><text:line-break/></text:span><text:span text:style-name="T70"> <text:s text:c="3"/>public </text:span><text:span text:style-name="T74">String </text:span><text:span text:style-name="T75">getGreeting</text:span><text:span text:style-name="T74">(){</text:span><text:span text:style-name="T74"><text:line-break/></text:span><text:span text:style-name="T74"> <text:s text:c="6"/></text:span><text:span text:style-name="T70">return </text:span><text:span text:style-name="T79">greetingService</text:span><text:span text:style-name="T74">.sayGreeting()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text:span text:style-name="T74"><text:line-break/></text:span><text:span text:style-name="T74"/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</text:p>
      <text:p text:style-name="P47"/>
      <text:p text:style-name="P47"/>
      <text:p text:style-name="P46"><draw:frame text:anchor-type="paragraph" draw:z-index="5" draw:name="Shape5" draw:style-name="gr37" draw:text-style-name="P204" svg:width="13.644cm" svg:height="10.277cm" svg:x="-0.101cm" svg:y="0.286cm"><draw:text-box><text:p text:style-name="P203"><text:span text:style-name="T70">package </text:span><text:span text:style-name="T74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4">guru.springframework.sfgdi.services.GreetingServiceImpl</text:span><text:span text:style-name="T70">;</text:span><text:span text:style-name="T70"><text:line-break/></text:span><text:span text:style-name="T70">import </text:span><text:span text:style-name="T74">org.junit.jupiter.api.</text:span><text:span text:style-name="T73">BeforeEach</text:span><text:span text:style-name="T70">;</text:span><text:span text:style-name="T70"><text:line-break/></text:span><text:span text:style-name="T70">import </text:span><text:span text:style-name="T74">org.junit.jupiter.api.</text:span><text:span text:style-name="T73">Test</text:span><text:span text:style-name="T70">;</text:span><text:span text:style-name="T70"><text:line-break/></text:span><text:span text:style-name="T70"><text:line-break/></text:span><text:span text:style-name="T70">import static </text:span><text:span text:style-name="T74">org.junit.jupiter.api.Assertions.*</text:span><text:span text:style-name="T70">;</text:span><text:span text:style-name="T70"><text:line-break/></text:span><text:span text:style-name="T70"><text:line-break/></text:span><text:span text:style-name="T70">class </text:span><text:span text:style-name="T74">PropertyInjectionControllerTest {</text:span><text:span text:style-name="T74"><text:line-break/></text:span><text:span text:style-name="T74"> <text:s text:c="3"/>PropertyInjectionController </text:span><text:span text:style-name="T79">controller</text:span><text:span text:style-name="T70">;</text:span><text:span text:style-name="T70"><text:line-break/></text:span><text:span text:style-name="T70"> <text:s text:c="3"/></text:span><text:span text:style-name="T73">@BeforeEach</text:span><text:span text:style-name="T73"><text:line-break/></text:span><text:span text:style-name="T73"> <text:s text:c="3"/></text:span><text:span text:style-name="T70">void </text:span><text:span text:style-name="T75">setUp</text:span><text:span text:style-name="T74">() {</text:span><text:span text:style-name="T74"><text:line-break/></text:span><text:span text:style-name="T74"> <text:s text:c="7"/></text:span><text:span text:style-name="T71">// here we mimic what the Spring Framework would do</text:span><text:span text:style-name="T71"><text:line-break/></text:span><text:span text:style-name="T71"> <text:s text:c="7"/></text:span><text:span text:style-name="T79">controller </text:span><text:span text:style-name="T74">= </text:span><text:span text:style-name="T70">new </text:span><text:span text:style-name="T74">PropertyInjectionController()</text:span><text:span text:style-name="T70">;</text:span><text:span text:style-name="T71">// return a controller</text:span><text:span text:style-name="T71"><text:line-break/></text:span><text:span text:style-name="T71"> <text:s text:c="7"/>// controller uses the service</text:span><text:span text:style-name="T71"><text:line-break/></text:span><text:span text:style-name="T71"> <text:s text:c="7"/></text:span><text:span text:style-name="T79">controller</text:span><text:span text:style-name="T74">.</text:span><text:span text:style-name="T79">greetingService </text:span><text:span text:style-name="T74">= </text:span><text:span text:style-name="T70">new </text:span><text:span text:style-name="T74">GreetingServiceImpl()</text:span><text:span text:style-name="T70">;</text:span><text:span text:style-name="T71">// return a service</text:span><text:span text:style-name="T71"><text:line-break/></text:span><text:span text:style-name="T71"> <text:s text:c="3"/></text:span><text:span text:style-name="T74">}</text:span><text:span text:style-name="T74"><text:line-break/></text:span><text:span text:style-name="T74"><text:line-break/></text:span><text:span text:style-name="T74"> <text:s text:c="3"/></text:span><text:span text:style-name="T73">@Test</text:span><text:span text:style-name="T73"><text:line-break/></text:span><text:span text:style-name="T73"> <text:s text:c="3"/></text:span><text:span text:style-name="T70">void </text:span><text:span text:style-name="T75">getGreeting</text:span><text:span text:style-name="T74">() {</text:span><text:span text:style-name="T74"><text:line-break/></text:span><text:span text:style-name="T74"> <text:s text:c="7"/>System.</text:span><text:span text:style-name="T76">out</text:span><text:span text:style-name="T74">.println(</text:span><text:span text:style-name="T79">controller</text:span><text:span text:style-name="T74">.getGreeting())</text:span><text:span text:style-name="T70">;</text:span><text:span text:style-name="T70"><text:line-break/>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1">Setter Based Dependency Injection</text:p>
      <text:p text:style-name="P41"/>
      <text:p text:style-name="P56">• By Setters - Area of much debate</text:p>
      <text:p text:style-name="P56"/>
      <text:p text:style-name="P56"><draw:frame text:anchor-type="paragraph" draw:z-index="6" draw:name="Shape6" draw:style-name="gr48" draw:text-style-name="P205" svg:width="16.901cm" svg:height="8.797cm" svg:x="0.512cm" svg:y="0.051cm"><draw:text-box><text:p text:style-name="P203"><text:span text:style-name="T86"><text:line-break/></text:span><text:span text:style-name="T70">import </text:span><text:span text:style-name="T74">guru.springframework.sfgdi.services.GreetingService</text:span><text:span text:style-name="T70">;</text:span><text:span text:style-name="T70"><text:line-break/></text:span><text:span text:style-name="T70"><text:line-break/></text:span><text:span text:style-name="T70">public class </text:span><text:span text:style-name="T74">SetterInjectedController {</text:span><text:span text:style-name="T74"><text:line-break/></text:span><text:span text:style-name="T74"><text:line-break/></text:span><text:span text:style-name="T74"> <text:s text:c="3"/></text:span><text:span text:style-name="T70">private </text:span><text:span text:style-name="T74">GreetingService </text:span><text:span text:style-name="T79">greetingService</text:span><text:span text:style-name="T70">;</text:span><text:span text:style-name="T70"><text:line-break/></text:span><text:span text:style-name="T70"><text:line-break/></text:span><text:span text:style-name="T70"> <text:s text:c="3"/>public void </text:span><text:span text:style-name="T75">setGreetingService</text:span><text:span text:style-name="T74">(GreetingService greetingService) {</text:span><text:span text:style-name="T74"><text:line-break/></text:span><text:span text:style-name="T74"> <text:s text:c="7"/></text:span><text:span text:style-name="T70">this</text:span><text:span text:style-name="T74">.</text:span><text:span text:style-name="T79">greetingService </text:span><text:span text:style-name="T74">= greetingService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<text:line-break/></text:span><text:span text:style-name="T74"> <text:s text:c="3"/></text:span><text:span text:style-name="T70">public </text:span><text:span text:style-name="T74">String </text:span><text:span text:style-name="T75">getGreeting</text:span><text:span text:style-name="T74">(){</text:span><text:span text:style-name="T74"><text:line-break/></text:span><text:span text:style-name="T74"> <text:s text:c="7"/></text:span><text:span text:style-name="T70">return </text:span><text:span text:style-name="T79">greetingService</text:span><text:span text:style-name="T74">.sayGreeting()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<text:line-break/></text:span><text:span text:style-name="T74"><text:line-break/></text:span><text:span text:style-name="T74">}</text:span></text:p></draw:text-box></draw:frame></text:p>
      <text:p text:style-name="P46"/>
      <text:p text:style-name="P60"/>
      <text:p text:style-name="P59"/>
      <text:p text:style-name="P59"/>
      <text:p text:style-name="P59"/>
      <text:p text:style-name="P59"/>
      <text:p text:style-name="P57"/>
      <text:p text:style-name="P59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05"><draw:frame text:anchor-type="paragraph" draw:z-index="7" draw:name="Shape7" draw:style-name="gr47" draw:text-style-name="P205" svg:width="15.414cm" svg:height="10.685cm" svg:x="-0.282cm" svg:y="0.353cm"><draw:text-box><text:p text:style-name="P203"><text:span text:style-name="T70">package </text:span><text:span text:style-name="T74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4">guru.springframework.sfgdi.services.GreetingServiceImpl</text:span><text:span text:style-name="T70">;</text:span><text:span text:style-name="T70"><text:line-break/></text:span><text:span text:style-name="T70">import </text:span><text:span text:style-name="T74">org.junit.jupiter.api.</text:span><text:span text:style-name="T73">BeforeEach</text:span><text:span text:style-name="T70">;</text:span><text:span text:style-name="T70"><text:line-break/></text:span><text:span text:style-name="T70">import </text:span><text:span text:style-name="T74">org.junit.jupiter.api.</text:span><text:span text:style-name="T73">Test</text:span><text:span text:style-name="T70">;</text:span><text:span text:style-name="T70"><text:line-break/></text:span><text:span text:style-name="T70"><text:line-break/></text:span><text:span text:style-name="T70">import static </text:span><text:span text:style-name="T74">org.junit.jupiter.api.Assertions.*</text:span><text:span text:style-name="T70">;</text:span><text:span text:style-name="T70"><text:line-break/></text:span><text:span text:style-name="T70"><text:line-break/></text:span><text:span text:style-name="T70">class </text:span><text:span text:style-name="T74">SetterInjectedControllerTest {</text:span><text:span text:style-name="T74"><text:line-break/></text:span><text:span text:style-name="T74"> <text:s text:c="3"/>SetterInjectedController </text:span><text:span text:style-name="T79">controller</text:span><text:span text:style-name="T70">;</text:span><text:span text:style-name="T70"><text:line-break/></text:span><text:span text:style-name="T70"> <text:s text:c="3"/></text:span><text:span text:style-name="T73">@BeforeEach</text:span><text:span text:style-name="T73"><text:line-break/></text:span><text:span text:style-name="T73"> <text:s text:c="3"/></text:span><text:span text:style-name="T70">void </text:span><text:span text:style-name="T75">setUp</text:span><text:span text:style-name="T74">() {</text:span><text:span text:style-name="T74"><text:line-break/></text:span><text:span text:style-name="T74"> <text:s text:c="7"/></text:span><text:span text:style-name="T71">// Mimic what the Spring framework would do</text:span><text:span text:style-name="T71"><text:line-break/></text:span><text:span text:style-name="T71"> <text:s text:c="7"/>// using the setter to inject dependencies</text:span><text:span text:style-name="T71"><text:line-break/></text:span><text:span text:style-name="T71"> <text:s text:c="7"/></text:span><text:span text:style-name="T79">controller </text:span><text:span text:style-name="T74">= </text:span><text:span text:style-name="T70">new </text:span><text:span text:style-name="T74">SetterInjectedController()</text:span><text:span text:style-name="T70">;</text:span><text:span text:style-name="T70"><text:line-break/></text:span><text:span text:style-name="T70"> <text:s text:c="7"/></text:span><text:span text:style-name="T79">controller</text:span><text:span text:style-name="T74">.setGreetingService(</text:span><text:span text:style-name="T70">new </text:span><text:span text:style-name="T74">GreetingServiceImpl())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<text:line-break/></text:span><text:span text:style-name="T74"> <text:s text:c="3"/></text:span><text:span text:style-name="T73">@Test</text:span><text:span text:style-name="T73"><text:line-break/></text:span><text:span text:style-name="T73"> <text:s text:c="3"/></text:span><text:span text:style-name="T70">void </text:span><text:span text:style-name="T75">getGreeting</text:span><text:span text:style-name="T74">() {</text:span><text:span text:style-name="T74"><text:line-break/></text:span><text:span text:style-name="T74"> <text:s text:c="6"/>System.</text:span><text:span text:style-name="T76">out</text:span><text:span text:style-name="T74">.println(</text:span><text:span text:style-name="T79">controller</text:span><text:span text:style-name="T74">.getGreeting())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42"/>
      <text:p text:style-name="P102"/>
      <text:p text:style-name="P42">Dependency Injection via Constructor</text:p>
      <text:p text:style-name="P42"/>
      <text:p text:style-name="P48">• Favor using Constructor Injection over Setter Injection</text:p>
      <text:p text:style-name="P48">• Use final properties for injected components</text:p>
      <text:p text:style-name="P48">• Declare property private final and initialize in the constructor</text:p>
      <text:p text:style-name="P48">• Whenever practical, code to an interface</text:p>
      <text:p text:style-name="P54"/>
      <text:p text:style-name="P54"><draw:frame text:anchor-type="paragraph" draw:z-index="8" draw:name="Shape8" draw:style-name="gr46" draw:text-style-name="P204" svg:width="13.329cm" svg:height="7.4cm" svg:x="0.016cm" svg:y="0.356cm"><draw:text-box><text:p text:style-name="P203"><text:span text:style-name="T70">package </text:span><text:span text:style-name="T74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4">guru.springframework.sfgdi.services.GreetingService</text:span><text:span text:style-name="T70">;</text:span><text:span text:style-name="T70"><text:line-break/></text:span><text:span text:style-name="T70"><text:line-break/></text:span><text:span text:style-name="T70">public class </text:span><text:span text:style-name="T74">ConstructorInjectedController {</text:span><text:span text:style-name="T74"><text:line-break/></text:span><text:span text:style-name="T74"><text:line-break/></text:span><text:span text:style-name="T74"> <text:s text:c="3"/></text:span><text:span text:style-name="T70">private final </text:span><text:span text:style-name="T74">GreetingService </text:span><text:span text:style-name="T79">greetingService</text:span><text:span text:style-name="T70">;</text:span><text:span text:style-name="T70"><text:line-break/></text:span><text:span text:style-name="T70"><text:line-break/></text:span><text:span text:style-name="T70"> <text:s text:c="3"/>public </text:span><text:span text:style-name="T75">ConstructorInjectedController</text:span><text:span text:style-name="T74">(GreetingService greetingService) {</text:span><text:span text:style-name="T74"><text:line-break/></text:span><text:span text:style-name="T74"> <text:s text:c="7"/></text:span><text:span text:style-name="T70">this</text:span><text:span text:style-name="T74">.</text:span><text:span text:style-name="T79">greetingService </text:span><text:span text:style-name="T74">= greetingService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<text:line-break/></text:span><text:span text:style-name="T74"> <text:s text:c="3"/></text:span><text:span text:style-name="T70">public </text:span><text:span text:style-name="T74">String </text:span><text:span text:style-name="T75">getGreeting</text:span><text:span text:style-name="T74">(){</text:span><text:span text:style-name="T74"><text:line-break/></text:span><text:span text:style-name="T74"> <text:s text:c="7"/></text:span><text:span text:style-name="T70">return </text:span><text:span text:style-name="T79">greetingService</text:span><text:span text:style-name="T74">.sayGreeting()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<text:line-break/></text:span><text:span text:style-name="T74">}</text:span><text:span text:style-name="T74"><text:line-break/></text:span><text:span text:style-name="T74"/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text:anchor-type="paragraph" draw:z-index="9" draw:name="Shape9" draw:style-name="gr45" draw:text-style-name="P204" svg:width="16.207cm" svg:height="9.658cm" svg:x="-0.316cm" svg:y="0.471cm"><draw:text-box><text:p text:style-name="P203"><text:span text:style-name="T70">package </text:span><text:span text:style-name="T74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4">guru.springframework.sfgdi.services.GreetingServiceImpl</text:span><text:span text:style-name="T70">;</text:span><text:span text:style-name="T70"><text:line-break/></text:span><text:span text:style-name="T70">import </text:span><text:span text:style-name="T74">org.junit.jupiter.api.</text:span><text:span text:style-name="T73">BeforeEach</text:span><text:span text:style-name="T70">;</text:span><text:span text:style-name="T70"><text:line-break/></text:span><text:span text:style-name="T70">import </text:span><text:span text:style-name="T74">org.junit.jupiter.api.</text:span><text:span text:style-name="T73">Test</text:span><text:span text:style-name="T70">;</text:span><text:span text:style-name="T70"><text:line-break/></text:span><text:span text:style-name="T70"><text:line-break/></text:span><text:span text:style-name="T70">import static </text:span><text:span text:style-name="T74">org.junit.jupiter.api.Assertions.*</text:span><text:span text:style-name="T70">;</text:span><text:span text:style-name="T70"><text:line-break/></text:span><text:span text:style-name="T70"><text:line-break/></text:span><text:span text:style-name="T70">class </text:span><text:span text:style-name="T74">ConstructorInjectedControllerTest {</text:span><text:span text:style-name="T74"><text:line-break/></text:span><text:span text:style-name="T74"> <text:s text:c="2"/>ConstructorInjectedController </text:span><text:span text:style-name="T79">controller</text:span><text:span text:style-name="T70">;</text:span><text:span text:style-name="T70"><text:line-break/></text:span><text:span text:style-name="T70"> <text:s text:c="3"/></text:span><text:span text:style-name="T73">@BeforeEach</text:span><text:span text:style-name="T73"><text:line-break/></text:span><text:span text:style-name="T73"> <text:s text:c="3"/></text:span><text:span text:style-name="T70">void </text:span><text:span text:style-name="T75">setUp</text:span><text:span text:style-name="T74">() {</text:span><text:span text:style-name="T74"><text:line-break/></text:span><text:span text:style-name="T74"> <text:s text:c="7"/></text:span><text:span text:style-name="T71">// Preferred method Constructor injection</text:span><text:span text:style-name="T71"><text:line-break/></text:span><text:span text:style-name="T71"> <text:s text:c="7"/></text:span><text:span text:style-name="T79">controller </text:span><text:span text:style-name="T74">= </text:span><text:span text:style-name="T70">new </text:span><text:span text:style-name="T74">ConstructorInjectedController(</text:span><text:span text:style-name="T70">new </text:span><text:span text:style-name="T74">GreetingServiceImpl())</text:span><text:span text:style-name="T70">;</text:span><text:span text:style-name="T70"><text:line-break/>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<text:line-break/></text:span><text:span text:style-name="T74"> <text:s text:c="3"/></text:span><text:span text:style-name="T73">@Test</text:span><text:span text:style-name="T73"><text:line-break/></text:span><text:span text:style-name="T73"> <text:s text:c="3"/></text:span><text:span text:style-name="T70">void </text:span><text:span text:style-name="T75">getGreeting</text:span><text:span text:style-name="T74">() {</text:span><text:span text:style-name="T74"><text:line-break/></text:span><text:span text:style-name="T74"> <text:s text:c="7"/>System.</text:span><text:span text:style-name="T76">out</text:span><text:span text:style-name="T74">.println(</text:span><text:span text:style-name="T79">controller</text:span><text:span text:style-name="T74">.getGreeting())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03">Lesson 35 – Dependency Injection using Spring Framework</text:p>
      <text:p text:style-name="P43"/>
      <text:p text:style-name="P49">Here we use the @Annotations to tell Spring that the following are </text:p>
      <text:p text:style-name="P49">Spring manageed components</text:p>
      <text:p text:style-name="P49"/>
      <text:p text:style-name="P49">the @Controller s<text:span text:style-name="T27">o</text:span> That is a Spring managed controller</text:p>
      <text:p text:style-name="P49">Also if its not a Constructor Injected Dependency, the @Autowire is required</text:p>
      <text:p text:style-name="P49"/>
      <text:p text:style-name="P49"><draw:frame text:anchor-type="paragraph" draw:z-index="10" draw:name="Shape10" draw:style-name="gr31" draw:text-style-name="P204" svg:width="17.744cm" svg:height="21.374cm" svg:x="-0.083cm" svg:y="1.309cm"><draw:text-box><text:p text:style-name="P203"><text:span text:style-name="T70">package </text:span><text:span text:style-name="T74">guru.springframework.sfgdi</text:span><text:span text:style-name="T70">;</text:span><text:span text:style-name="T70"><text:line-break/></text:span><text:span text:style-name="T70"><text:line-break/></text:span><text:span text:style-name="T70">import </text:span><text:span text:style-name="T74">guru.springframework.sfgdi.controllers.ConstructorInjectedController</text:span><text:span text:style-name="T70">;</text:span><text:span text:style-name="T70"><text:line-break/></text:span><text:span text:style-name="T70">import </text:span><text:span text:style-name="T74">guru.springframework.sfgdi.controllers.MyController</text:span><text:span text:style-name="T70">;</text:span><text:span text:style-name="T70"><text:line-break/></text:span><text:span text:style-name="T70">import </text:span><text:span text:style-name="T74">guru.springframework.sfgdi.controllers.SetterInjectedController</text:span><text:span text:style-name="T70">;</text:span><text:span text:style-name="T70"><text:line-break/></text:span><text:span text:style-name="T70">import </text:span><text:span text:style-name="T74">guru.springframework.sfgdi.controllers.PropertyInjectionController</text:span><text:span text:style-name="T70">;</text:span><text:span text:style-name="T70"><text:line-break/></text:span><text:span text:style-name="T70">import </text:span><text:span text:style-name="T74">org.springframework.boot.SpringApplication</text:span><text:span text:style-name="T70">;</text:span><text:span text:style-name="T70"><text:line-break/></text:span><text:span text:style-name="T70">import </text:span><text:span text:style-name="T74">org.springframework.boot.autoconfigure.</text:span><text:span text:style-name="T73">SpringBootApplication</text:span><text:span text:style-name="T70">;</text:span><text:span text:style-name="T70"><text:line-break/></text:span><text:span text:style-name="T70">import </text:span><text:span text:style-name="T74">org.springframework.context.ApplicationContext</text:span><text:span text:style-name="T70">;</text:span><text:span text:style-name="T70"><text:line-break/></text:span><text:span text:style-name="T70"><text:line-break/></text:span><text:span text:style-name="T73">@SpringBootApplication</text:span><text:span text:style-name="T73"><text:line-break/></text:span><text:span text:style-name="T70">public class </text:span><text:span text:style-name="T74">SfgDiApplication {</text:span><text:span text:style-name="T74"><text:line-break/></text:span><text:span text:style-name="T74"><text:line-break/></text:span><text:span text:style-name="T74"><text:tab/></text:span><text:span text:style-name="T70">public static void </text:span><text:span text:style-name="T75">main</text:span><text:span text:style-name="T74">(String[] args) {</text:span><text:span text:style-name="T74"><text:line-break/></text:span><text:span text:style-name="T74"><text:line-break/></text:span><text:span text:style-name="T74"><text:tab/></text:span><text:span text:style-name="T74"><text:tab/></text:span><text:span text:style-name="T71">//SpringApplication.run(SfgDiApplication.class, args);</text:span><text:span text:style-name="T71"><text:line-break/></text:span><text:span text:style-name="T71"><text:tab/></text:span><text:span text:style-name="T71"><text:tab/></text:span><text:span text:style-name="T71">// return a context from the application</text:span><text:span text:style-name="T71"><text:line-break/></text:span><text:span text:style-name="T71"><text:tab/></text:span><text:span text:style-name="T71"><text:tab/></text:span><text:span text:style-name="T74">ApplicationContext ctx = SpringApplication.</text:span><text:span text:style-name="T85">run</text:span><text:span text:style-name="T74">(SfgDiApplication.</text:span><text:span text:style-name="T70">class, </text:span><text:span text:style-name="T74">args)</text:span><text:span text:style-name="T70">;</text:span><text:span text:style-name="T70"><text:line-break/></text:span><text:span text:style-name="T70"><text:tab/></text:span><text:span text:style-name="T70"> <text:s text:c="3"/></text:span><text:span text:style-name="T71">/*</text:span><text:span text:style-name="T71"><text:line-break/></text:span><text:span text:style-name="T71"><text:tab/></text:span><text:span text:style-name="T71"> <text:s text:c="6"/>return a reference to the controller from the context</text:span><text:span text:style-name="T71"><text:line-break/></text:span><text:span text:style-name="T71"><text:tab/></text:span><text:span text:style-name="T71"> <text:s text:c="6"/>by default the name is the same, bu starts with lowercase</text:span><text:span text:style-name="T71"><text:line-break/></text:span><text:span text:style-name="T71"><text:tab/></text:span><text:span text:style-name="T71"> <text:s text:c="6"/>Must cast as it's an Object type returned</text:span><text:span text:style-name="T71"><text:line-break/></text:span><text:span text:style-name="T71"><text:tab/></text:span><text:span text:style-name="T71"> <text:s text:c="4"/>*/</text:span><text:span text:style-name="T71"><text:line-break/></text:span><text:span text:style-name="T71"><text:tab/></text:span><text:span text:style-name="T71"><text:tab/></text:span><text:span text:style-name="T74">MyController myController = (MyController)ctx.getBean(</text:span><text:span text:style-name="T72">"myController"</text:span><text:span text:style-name="T74">)</text:span><text:span text:style-name="T70">;</text:span><text:span text:style-name="T70"><text:line-break/></text:span><text:span text:style-name="T70"><text:line-break/></text:span><text:span text:style-name="T70"><text:tab/></text:span><text:span text:style-name="T70"><text:tab/></text:span><text:span text:style-name="T74">String greeting = myController.sayHello()</text:span><text:span text:style-name="T70">;</text:span><text:span text:style-name="T70"><text:line-break/></text:span><text:span text:style-name="T70"><text:tab/></text:span><text:span text:style-name="T70"><text:tab/></text:span><text:span text:style-name="T74">System.</text:span><text:span text:style-name="T76">out</text:span><text:span text:style-name="T74">.println(greeting)</text:span><text:span text:style-name="T70">;</text:span><text:span text:style-name="T70"><text:line-break/></text:span><text:span text:style-name="T70"><text:line-break/></text:span><text:span text:style-name="T70"><text:tab/></text:span><text:span text:style-name="T70"><text:tab/></text:span><text:span text:style-name="T71">/*</text:span><text:span text:style-name="T71"><text:line-break/></text:span><text:span text:style-name="T71"><text:tab/></text:span><text:span text:style-name="T71"><text:tab/></text:span><text:span text:style-name="T71"> <text:s/>example of Spring managed dependency injections</text:span><text:span text:style-name="T71"><text:line-break/></text:span><text:span text:style-name="T71"><text:tab/></text:span><text:span text:style-name="T71"><text:tab/></text:span><text:span text:style-name="T71"> <text:s/>One needs to add the tags in the Controllers and Service classes/interfaces</text:span><text:span text:style-name="T71"><text:line-break/></text:span><text:span text:style-name="T71"><text:line-break/></text:span><text:span text:style-name="T71"><text:tab/></text:span><text:span text:style-name="T71"><text:tab/></text:span><text:span text:style-name="T71"> */</text:span><text:span text:style-name="T71"><text:line-break/></text:span><text:span text:style-name="T71"><text:line-break/></text:span><text:span text:style-name="T71"><text:tab/></text:span><text:span text:style-name="T71"><text:tab/></text:span><text:span text:style-name="T74">System.</text:span><text:span text:style-name="T76">out</text:span><text:span text:style-name="T74">.println(</text:span><text:span text:style-name="T72">"------ Property"</text:span><text:span text:style-name="T74">)</text:span><text:span text:style-name="T70">;</text:span><text:span text:style-name="T70"><text:line-break/></text:span><text:span text:style-name="T70"><text:tab/></text:span><text:span text:style-name="T70"><text:tab/></text:span><text:span text:style-name="T74">PropertyInjectionController propertyInjectionController = (PropertyInjectionController) ctx.getBean(</text:span><text:span text:style-name="T72">"propertyInjectionController"</text:span><text:span text:style-name="T74">)</text:span><text:span text:style-name="T70">;</text:span><text:span text:style-name="T70"><text:line-break/></text:span><text:span text:style-name="T70"><text:tab/></text:span><text:span text:style-name="T70"><text:tab/></text:span><text:span text:style-name="T74">System.</text:span><text:span text:style-name="T76">out</text:span><text:span text:style-name="T74">.println(propertyInjectionController.getGreeting())</text:span><text:span text:style-name="T70">;</text:span><text:span text:style-name="T70"><text:line-break/></text:span><text:span text:style-name="T70"><text:line-break/></text:span><text:span text:style-name="T70"><text:tab/></text:span><text:span text:style-name="T70"><text:tab/></text:span><text:span text:style-name="T74">System.</text:span><text:span text:style-name="T76">out</text:span><text:span text:style-name="T74">.println(</text:span><text:span text:style-name="T72">"--------- Setter"</text:span><text:span text:style-name="T74">)</text:span><text:span text:style-name="T70">;</text:span><text:span text:style-name="T70"><text:line-break/></text:span><text:span text:style-name="T70"><text:tab/></text:span><text:span text:style-name="T70"><text:tab/></text:span><text:span text:style-name="T74">SetterInjectedController setterInjectedController = (SetterInjectedController) ctx.getBean(</text:span><text:span text:style-name="T72">"setterInjectedController"</text:span><text:span text:style-name="T74">)</text:span><text:span text:style-name="T70">;</text:span><text:span text:style-name="T70"><text:line-break/></text:span><text:span text:style-name="T70"><text:tab/></text:span><text:span text:style-name="T70"><text:tab/></text:span><text:span text:style-name="T74">System.</text:span><text:span text:style-name="T76">out</text:span><text:span text:style-name="T74">.println(setterInjectedController.getGreeting())</text:span><text:span text:style-name="T70">;</text:span><text:span text:style-name="T70"><text:line-break/></text:span><text:span text:style-name="T70"><text:line-break/></text:span><text:span text:style-name="T70"><text:tab/></text:span><text:span text:style-name="T70"><text:tab/></text:span><text:span text:style-name="T74">System.</text:span><text:span text:style-name="T76">out</text:span><text:span text:style-name="T74">.println(</text:span><text:span text:style-name="T72">"-------- Constructor" </text:span><text:span text:style-name="T74">)</text:span><text:span text:style-name="T70">;</text:span><text:span text:style-name="T70"><text:line-break/></text:span><text:span text:style-name="T70"><text:tab/></text:span><text:span text:style-name="T70"><text:tab/></text:span><text:span text:style-name="T74">ConstructorInjectedController constructorInjectedController = (ConstructorInjectedController) ctx.getBean(</text:span><text:span text:style-name="T72">"constructorInjectedController"</text:span><text:span text:style-name="T74">)</text:span><text:span text:style-name="T70">;</text:span><text:span text:style-name="T70"><text:line-break/></text:span><text:span text:style-name="T70"><text:tab/></text:span><text:span text:style-name="T70"><text:tab/></text:span><text:span text:style-name="T74">System.</text:span><text:span text:style-name="T76">out</text:span><text:span text:style-name="T74">.println(constructorInjectedController.getGreeting())</text:span><text:span text:style-name="T70">;</text:span><text:span text:style-name="T70"><text:line-break/></text:span><text:span text:style-name="T70"><text:tab/></text:span><text:span text:style-name="T74">}</text:span><text:span text:style-name="T74"><text:line-break/></text:span><text:span text:style-name="T74"><text:line-break/></text:span><text:span text:style-name="T74">}</text:span><text:span text:style-name="T74"><text:line-break/></text:span><text:span text:style-name="T74"/></text:p></draw:text-box></draw:frame>The @Service tells Spring that its a Spring managed Service</text:p>
      <text:list xml:id="list4123924835" text:style-name="L4">
        <text:list-item>
          <text:p text:style-name="P168"><text:span text:style-name="T7">A</text:span><text:span text:style-name="T6">pplication main class</text:span>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14315922903318" text:continue-numbering="true" text:style-name="L4">
        <text:list-item>
          <text:p text:style-name="P169"><text:soft-page-break/>Service Interface</text:p>
        </text:list-item>
      </text:list>
      <text:p text:style-name="P49"/>
      <text:p text:style-name="P49"/>
      <text:p text:style-name="P49"/>
      <text:p text:style-name="P49"><draw:frame text:anchor-type="paragraph" draw:z-index="11" draw:name="Shape11" draw:style-name="gr44" draw:text-style-name="P204" svg:width="14.95cm" svg:height="5.887cm" svg:x="0.314cm" svg:y="0.025cm"><draw:text-box><text:p text:style-name="P203"><text:span text:style-name="T70">package </text:span><text:span text:style-name="T74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4">org.springframework.stereotype.</text:span><text:span text:style-name="T73">Service</text:span><text:span text:style-name="T70">;</text:span><text:span text:style-name="T70"><text:line-break/></text:span><text:span text:style-name="T70"><text:line-break/></text:span><text:span text:style-name="T70"><text:line-break/></text:span><text:span text:style-name="T70">public interface </text:span><text:span text:style-name="T74">GreetingService {</text:span><text:span text:style-name="T74"><text:line-break/></text:span><text:span text:style-name="T74"><text:line-break/></text:span><text:span text:style-name="T74"> <text:s text:c="3"/>String </text:span><text:span text:style-name="T75">sayGreeting</text:span><text:span text:style-name="T74">()</text:span><text:span text:style-name="T70">;</text:span><text:span text:style-name="T70"><text:line-break/></text:span><text:span text:style-name="T74">}</text:span><text:span text:style-name="T74"><text:line-break/></text:span><text:span text:style-name="T74"/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1"><text:span text:style-name="T33">package </text:span><text:span text:style-name="T29">guru.springframework.sfgdi.services;</text:span><text:line-break/><text:line-break/><text:span text:style-name="T29">import org.springframework.stereotype.Service;</text:span><text:line-break/><text:line-break/><text:span text:style-name="T29">/*</text:span><text:line-break/><text:span text:style-name="T29">Spring managed service</text:span><text:line-break/><text:span text:style-name="T29">Indicates that an annotated class is a "Service",</text:span><text:line-break/><text:span text:style-name="T29">originally defined by Domain-Driven Design (Evans, 2003)</text:span><text:line-break/><text:span text:style-name="T29">as "an operation offered as an interface that stands alone</text:span><text:line-break/><text:span text:style-name="T29">in the model, with no encapsulated state."</text:span><text:line-break/><text:span text:style-name="T29"> */</text:span><text:line-break/><text:span text:style-name="T29">@Service</text:span><text:line-break/><text:span text:style-name="T29">public class GreetingServiceImpl implements GreetingService{</text:span><text:line-break/><text:span text:style-name="T29"> <text:s text:c="3"/>@Override</text:span><text:line-break/><text:span text:style-name="T29"> <text:s text:c="3"/>public String sayGreeting() {</text:span><text:line-break/><text:span text:style-name="T29"> <text:s text:c="7"/>return "Hello world";</text:span><text:line-break/><text:span text:style-name="T29"> <text:s text:c="3"/>}</text:span><text:line-break/><text:span text:style-name="T29">}</text:span><text:line-break/></text:p>
      <text:p text:style-name="P49"/>
      <text:p text:style-name="P49"/>
      <text:list xml:id="list1867918828" text:style-name="L5">
        <text:list-item>
          <text:p text:style-name="P171"><text:span text:style-name="T7">P</text:span><text:span text:style-name="T6">roperty Injected Controller</text:span></text:p>
        </text:list-item>
      </text:list>
      <text:p text:style-name="P50"/>
      <text:p text:style-name="P50"><draw:frame text:anchor-type="paragraph" draw:z-index="12" draw:name="Shape12" draw:style-name="gr40" draw:text-style-name="P204" svg:width="15.049cm" svg:height="8.633cm" svg:x="0.379cm" svg:y="0.016cm"><draw:text-box><text:p text:style-name="P203"><text:span text:style-name="T70">package </text:span><text:span text:style-name="T74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4">guru.springframework.sfgdi.services.GreetingService</text:span><text:span text:style-name="T70">;</text:span><text:span text:style-name="T70"><text:line-break/></text:span><text:span text:style-name="T70">import </text:span><text:span text:style-name="T74">org.springframework.beans.factory.annotation.</text:span><text:span text:style-name="T73">Autowired</text:span><text:span text:style-name="T70">;</text:span><text:span text:style-name="T70"><text:line-break/></text:span><text:span text:style-name="T70">import </text:span><text:span text:style-name="T74">org.springframework.stereotype.</text:span><text:span text:style-name="T73">Controller</text:span><text:span text:style-name="T70">;</text:span><text:span text:style-name="T70"><text:line-break/></text:span><text:span text:style-name="T70"><text:line-break/></text:span><text:span text:style-name="T73">@Controller </text:span><text:span text:style-name="T71">// Spring managed controller</text:span><text:span text:style-name="T71"><text:line-break/></text:span><text:span text:style-name="T70">public class </text:span><text:span text:style-name="T74">PropertyInjectionController {</text:span><text:span text:style-name="T74"><text:line-break/></text:span><text:span text:style-name="T74"> <text:s text:c="2"/></text:span><text:span text:style-name="T71">/* Marks a constructor, field, setter method, or config method as</text:span><text:span text:style-name="T71"><text:line-break/></text:span><text:span text:style-name="T71"> <text:s text:c="2"/>to be autowired by Spring's dependency injection facilities.</text:span><text:span text:style-name="T71"><text:line-break/></text:span><text:span text:style-name="T71"> <text:s text:c="3"/>*/</text:span><text:span text:style-name="T71"><text:line-break/></text:span><text:span text:style-name="T71"> <text:s text:c="3"/></text:span><text:span text:style-name="T73">@Autowired</text:span><text:span text:style-name="T73"><text:line-break/></text:span><text:span text:style-name="T73"> <text:s text:c="3"/></text:span><text:span text:style-name="T70">public </text:span><text:span text:style-name="T74">GreetingService </text:span><text:span text:style-name="T79">greetingService</text:span><text:span text:style-name="T70">;</text:span><text:span text:style-name="T70"><text:line-break/></text:span><text:span text:style-name="T70"><text:line-break/></text:span><text:span text:style-name="T70"><text:line-break/></text:span><text:span text:style-name="T70"><text:line-break/></text:span><text:span text:style-name="T70"> <text:s text:c="3"/>public </text:span><text:span text:style-name="T74">String </text:span><text:span text:style-name="T75">getGreeting</text:span><text:span text:style-name="T74">(){</text:span><text:span text:style-name="T74"><text:line-break/></text:span><text:span text:style-name="T74"> <text:s text:c="6"/></text:span><text:span text:style-name="T70">return </text:span><text:span text:style-name="T79">greetingService</text:span><text:span text:style-name="T74">.sayGreeting()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text:span text:style-name="T74"><text:line-break/></text:span><text:span text:style-name="T74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list xml:id="list114316762547433" text:continue-numbering="true" text:style-name="L5">
        <text:list-item>
          <text:p text:style-name="P170">Setter Injected Controller</text:p>
        </text:list-item>
      </text:list>
      <text:p text:style-name="P50"/>
      <text:p text:style-name="P50"><draw:frame text:anchor-type="paragraph" draw:z-index="13" draw:name="Shape13" draw:style-name="gr43" draw:text-style-name="P204" svg:width="17.546cm" svg:height="11.51cm" svg:x="0.462cm" svg:y="0.385cm"><draw:text-box><text:p text:style-name="P203"><text:span text:style-name="T70">package </text:span><text:span text:style-name="T74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4">guru.springframework.sfgdi.services.GreetingService</text:span><text:span text:style-name="T70">;</text:span><text:span text:style-name="T70"><text:line-break/></text:span><text:span text:style-name="T70">import </text:span><text:span text:style-name="T74">org.springframework.beans.factory.annotation.</text:span><text:span text:style-name="T73">Autowired</text:span><text:span text:style-name="T70">;</text:span><text:span text:style-name="T70"><text:line-break/></text:span><text:span text:style-name="T70">import </text:span><text:span text:style-name="T74">org.springframework.stereotype.</text:span><text:span text:style-name="T73">Controller</text:span><text:span text:style-name="T70">;</text:span><text:span text:style-name="T70"><text:line-break/></text:span><text:span text:style-name="T70"><text:line-break/></text:span><text:span text:style-name="T73">@Controller <text:s/></text:span><text:span text:style-name="T71">// Spring managed controller</text:span><text:span text:style-name="T71"><text:line-break/></text:span><text:span text:style-name="T70">public class </text:span><text:span text:style-name="T74">SetterInjectedController {</text:span><text:span text:style-name="T74"><text:line-break/></text:span><text:span text:style-name="T74"><text:line-break/></text:span><text:span text:style-name="T74"> <text:s text:c="3"/></text:span><text:span text:style-name="T70">private </text:span><text:span text:style-name="T74">GreetingService </text:span><text:span text:style-name="T79">greetingService</text:span><text:span text:style-name="T70">;</text:span><text:span text:style-name="T70"><text:line-break/></text:span><text:span text:style-name="T70"><text:line-break/></text:span><text:span text:style-name="T70"> <text:s text:c="3"/></text:span><text:span text:style-name="T71">/*</text:span><text:span text:style-name="T71"><text:line-break/></text:span><text:span text:style-name="T71"> <text:s text:c="3"/>Marks a constructor, field, setter method, or config method as to be</text:span><text:span text:style-name="T71"><text:line-break/></text:span><text:span text:style-name="T71"> <text:s text:c="3"/>autowired by Spring's dependency injection facilities.</text:span><text:span text:style-name="T71"><text:line-break/></text:span><text:span text:style-name="T71"> <text:s text:c="3"/>*/</text:span><text:span text:style-name="T71"><text:line-break/></text:span><text:span text:style-name="T71"><text:line-break/></text:span><text:span text:style-name="T71"> <text:s text:c="2"/></text:span><text:span text:style-name="T73">@Autowired</text:span><text:span text:style-name="T73"><text:line-break/></text:span><text:span text:style-name="T73"> <text:s text:c="3"/></text:span><text:span text:style-name="T70">public void </text:span><text:span text:style-name="T75">setGreetingService</text:span><text:span text:style-name="T74">(GreetingService greetingService) {</text:span><text:span text:style-name="T74"><text:line-break/></text:span><text:span text:style-name="T74"> <text:s text:c="7"/></text:span><text:span text:style-name="T70">this</text:span><text:span text:style-name="T74">.</text:span><text:span text:style-name="T79">greetingService </text:span><text:span text:style-name="T74">= greetingService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<text:line-break/></text:span><text:span text:style-name="T74"> <text:s text:c="3"/></text:span><text:span text:style-name="T70">public </text:span><text:span text:style-name="T74">String </text:span><text:span text:style-name="T75">getGreeting</text:span><text:span text:style-name="T74">(){</text:span><text:span text:style-name="T74"><text:line-break/></text:span><text:span text:style-name="T74"> <text:s text:c="7"/></text:span><text:span text:style-name="T70">return </text:span><text:span text:style-name="T79">greetingService</text:span><text:span text:style-name="T74">.sayGreeting()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<text:line-break/></text:span><text:span text:style-name="T74"><text:line-break/></text:span><text:span text:style-name="T74">}</text:span><text:span text:style-name="T74"><text:line-break/></text:span><text:span text:style-name="T74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114316362752525" text:continue-numbering="true" text:style-name="L5">
        <text:list-item>
          <text:p text:style-name="P190">Contructor Injected Controller</text:p>
        </text:list-item>
      </text:list>
      <text:p text:style-name="P50"/>
      <text:p text:style-name="P50"><draw:frame text:anchor-type="paragraph" draw:z-index="14" draw:name="Shape14" draw:style-name="gr42" draw:text-style-name="P204" svg:width="16.387cm" svg:height="11.113cm" svg:x="0.711cm" svg:y="0.459cm"><draw:text-box><text:p text:style-name="P203"><text:span text:style-name="T70">package </text:span><text:span text:style-name="T74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4">guru.springframework.sfgdi.services.GreetingService</text:span><text:span text:style-name="T70">;</text:span><text:span text:style-name="T70"><text:line-break/></text:span><text:span text:style-name="T70">import </text:span><text:span text:style-name="T74">org.springframework.beans.factory.annotation.</text:span><text:span text:style-name="T73">Autowired</text:span><text:span text:style-name="T70">;</text:span><text:span text:style-name="T70"><text:line-break/></text:span><text:span text:style-name="T70">import </text:span><text:span text:style-name="T74">org.springframework.stereotype.</text:span><text:span text:style-name="T73">Controller</text:span><text:span text:style-name="T70">;</text:span><text:span text:style-name="T70"><text:line-break/></text:span><text:span text:style-name="T70"><text:line-break/></text:span><text:span text:style-name="T73">@Controller </text:span><text:span text:style-name="T71">// Spring managed controller</text:span><text:span text:style-name="T71"><text:line-break/></text:span><text:span text:style-name="T70">public class </text:span><text:span text:style-name="T74">ConstructorInjectedController {</text:span><text:span text:style-name="T74"><text:line-break/></text:span><text:span text:style-name="T74"><text:line-break/></text:span><text:span text:style-name="T74"> <text:s text:c="3"/></text:span><text:span text:style-name="T70">private final </text:span><text:span text:style-name="T74">GreetingService </text:span><text:span text:style-name="T79">greetingService</text:span><text:span text:style-name="T70">;</text:span><text:span text:style-name="T70"><text:line-break/></text:span><text:span text:style-name="T70"><text:line-break/></text:span><text:span text:style-name="T70"> <text:s text:c="3"/></text:span><text:span text:style-name="T71">//@Autowired // this is optional using constructor injected dependency</text:span><text:span text:style-name="T71"><text:line-break/></text:span><text:span text:style-name="T71"><text:line-break/></text:span><text:span text:style-name="T71"> <text:s text:c="3"/></text:span><text:span text:style-name="T70">public </text:span><text:span text:style-name="T75">ConstructorInjectedController</text:span><text:span text:style-name="T74">(GreetingService greetingService) {</text:span><text:span text:style-name="T74"><text:line-break/></text:span><text:span text:style-name="T74"> <text:s text:c="7"/></text:span><text:span text:style-name="T70">this</text:span><text:span text:style-name="T74">.</text:span><text:span text:style-name="T79">greetingService </text:span><text:span text:style-name="T74">= greetingService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<text:line-break/></text:span><text:span text:style-name="T74"> <text:s text:c="3"/></text:span><text:span text:style-name="T70">public </text:span><text:span text:style-name="T74">String </text:span><text:span text:style-name="T75">getGreeting</text:span><text:span text:style-name="T74">(){</text:span><text:span text:style-name="T74"><text:line-break/></text:span><text:span text:style-name="T74"> <text:s text:c="7"/></text:span><text:span text:style-name="T70">return </text:span><text:span text:style-name="T79">greetingService</text:span><text:span text:style-name="T74">.sayGreeting()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<text:line-break/></text:span><text:span text:style-name="T74">}</text:span><text:span text:style-name="T74"><text:line-break/></text:span><text:span text:style-name="T74"/></text:p></draw:text-box></draw:frame></text:p>
      <text:p text:style-name="P50"/>
      <text:list xml:id="list114315927098811" text:continue-numbering="true" text:style-name="L5">
        <text:list-header>
          <text:p text:style-name="P170"/>
        </text:list-header>
      </text:list>
      <text:p text:style-name="P62"><text:line-break/></text:p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04">Lesson 36 – Using Qualifiers</text:p>
      <text:p text:style-name="P44"/>
      <text:p text:style-name="P58">We use the @Qualifier to tell Spring which servive to call for a specific Controller.</text:p>
      <text:p text:style-name="P58"/>
      <text:p text:style-name="P58">In this example we refactor the existing service “GreetingServiceImpl” to </text:p>
      <text:p text:style-name="P58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58"/>
      <text:p text:style-name="P58">We also change the sayGreeting() method to return Hello World – XXX” name constructor”</text:p>
      <text:p text:style-name="P58"/>
      <text:p text:style-name="P63"><text:span text:style-name="T5">In the Controllers we add the qualitiers </text:span><text:span text:style-name="T9">@Qualifier("constructorGreetingService")</text:span></text:p>
      <text:p text:style-name="P68"/>
      <text:list xml:id="list248214314" text:style-name="L6">
        <text:list-header>
          <text:p text:style-name="P186"/>
        </text:list-header>
        <text:list-item>
          <text:p text:style-name="P187">The Services</text:p>
          <text:p text:style-name="P187"/>
        </text:list-item>
      </text:list>
      <text:p text:style-name="P69"><draw:frame text:anchor-type="paragraph" draw:z-index="15" draw:name="Shape15" draw:style-name="gr41" draw:text-style-name="P204" svg:width="15.578cm" svg:height="6.185cm" svg:x="0.28cm" svg:y="0.362cm"><draw:text-box><text:p text:style-name="P203"><text:span text:style-name="T70">package </text:span><text:span text:style-name="T74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4">org.springframework.stereotype.</text:span><text:span text:style-name="T73">Service</text:span><text:span text:style-name="T70">;</text:span><text:span text:style-name="T70"><text:line-break/></text:span><text:span text:style-name="T70"><text:line-break/></text:span><text:span text:style-name="T70"><text:line-break/></text:span><text:span text:style-name="T70">public interface </text:span><text:span text:style-name="T74">GreetingService {</text:span><text:span text:style-name="T74"><text:line-break/></text:span><text:span text:style-name="T74"><text:line-break/></text:span><text:span text:style-name="T74"> <text:s text:c="3"/>String </text:span><text:span text:style-name="T75">sayGreeting</text:span><text:span text:style-name="T74">()</text:span><text:span text:style-name="T70">;</text:span><text:span text:style-name="T70"><text:line-break/></text:span><text:span text:style-name="T74">}</text:span><text:span text:style-name="T74"><text:line-break/></text:span><text:span text:style-name="T74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text:anchor-type="paragraph" draw:z-index="16" draw:name="Shape16" draw:style-name="gr40" draw:text-style-name="P204" svg:width="17.811cm" svg:height="8.633cm" svg:x="-0.116cm" svg:y="0.187cm"><draw:text-box><text:p text:style-name="P203"><text:span text:style-name="T70">package </text:span><text:span text:style-name="T74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4">org.springframework.stereotype.</text:span><text:span text:style-name="T73">Service</text:span><text:span text:style-name="T70">;</text:span><text:span text:style-name="T70"><text:line-break/></text:span><text:span text:style-name="T70"><text:line-break/></text:span><text:span text:style-name="T71">/*</text:span><text:span text:style-name="T71"><text:line-break/></text:span><text:span text:style-name="T71">Spring managed service</text:span><text:span text:style-name="T71"><text:line-break/></text:span><text:span text:style-name="T71">Indicates that an annotated class is a "Service",</text:span><text:span text:style-name="T71"><text:line-break/></text:span><text:span text:style-name="T71">originally defined by Domain-Driven Design (Evans, 2003)</text:span><text:span text:style-name="T71"><text:line-break/></text:span><text:span text:style-name="T71">as "an operation offered as an interface that stands alone</text:span><text:span text:style-name="T71"><text:line-break/></text:span><text:span text:style-name="T71">in the model, with no encapsulated state."</text:span><text:span text:style-name="T71"><text:line-break/></text:span><text:span text:style-name="T71"> */</text:span><text:span text:style-name="T71"><text:line-break/></text:span><text:span text:style-name="T73">@Service</text:span><text:span text:style-name="T73"><text:line-break/></text:span><text:span text:style-name="T70">public class </text:span><text:span text:style-name="T74">ConstructorGreetingService </text:span><text:span text:style-name="T70">implements </text:span><text:span text:style-name="T74">GreetingService{</text:span><text:span text:style-name="T74"><text:line-break/></text:span><text:span text:style-name="T74"> <text:s text:c="3"/></text:span><text:span text:style-name="T73">@Override</text:span><text:span text:style-name="T73"><text:line-break/></text:span><text:span text:style-name="T73"> <text:s text:c="3"/></text:span><text:span text:style-name="T70">public </text:span><text:span text:style-name="T74">String </text:span><text:span text:style-name="T75">sayGreeting</text:span><text:span text:style-name="T74">() {</text:span><text:span text:style-name="T74"><text:line-break/></text:span><text:span text:style-name="T74"> <text:s text:c="7"/></text:span><text:span text:style-name="T70">return </text:span><text:span text:style-name="T72">"Hello world - constructor"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text:span text:style-name="T74"><text:line-break/></text:span><text:span text:style-name="T74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text:anchor-type="paragraph" draw:z-index="17" draw:name="Shape17" draw:style-name="gr39" draw:text-style-name="P205" svg:width="16.405cm" svg:height="5.109cm" svg:x="-0.448cm" svg:y="1.182cm"><draw:text-box><text:p text:style-name="P203"><text:span text:style-name="T70">package </text:span><text:span text:style-name="T74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4">org.springframework.stereotype.</text:span><text:span text:style-name="T73">Service</text:span><text:span text:style-name="T70">;</text:span><text:span text:style-name="T70"><text:line-break/></text:span><text:span text:style-name="T70"><text:line-break/></text:span><text:span text:style-name="T73">@Service</text:span><text:span text:style-name="T73"><text:line-break/></text:span><text:span text:style-name="T70">public class </text:span><text:span text:style-name="T74">PropertyInjectedGreetingService </text:span><text:span text:style-name="T70">implements </text:span><text:span text:style-name="T74">GreetingService {</text:span><text:span text:style-name="T74"><text:line-break/></text:span><text:span text:style-name="T74"> <text:s text:c="3"/></text:span><text:span text:style-name="T73">@Override</text:span><text:span text:style-name="T73"><text:line-break/></text:span><text:span text:style-name="T73"> <text:s text:c="3"/></text:span><text:span text:style-name="T70">public </text:span><text:span text:style-name="T74">String </text:span><text:span text:style-name="T75">sayGreeting</text:span><text:span text:style-name="T74">() {</text:span><text:span text:style-name="T74"><text:line-break/></text:span><text:span text:style-name="T74"> <text:s text:c="7"/></text:span><text:span text:style-name="T70">return </text:span><text:span text:style-name="T72">"Hello world - property"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text:span text:style-name="T74"><text:line-break/></text:span><text:span text:style-name="T74"/></text:p></draw:text-box></draw:frame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list xml:id="list114316638501731" text:continue-numbering="true" text:style-name="L6">
        <text:list-item>
          <text:p text:style-name="P187">The Controllers</text:p>
        </text:list-item>
      </text:list>
      <text:p text:style-name="P69"/>
      <text:p text:style-name="P69"><draw:frame text:anchor-type="paragraph" draw:z-index="19" draw:name="Shape19" draw:style-name="gr37" draw:text-style-name="P204" svg:width="16.987cm" svg:height="10.277cm" svg:x="-0.019cm" svg:y="0.081cm"><draw:text-box><text:p text:style-name="P203"><text:span text:style-name="T70">package </text:span><text:span text:style-name="T74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4">guru.springframework.sfgdi.services.GreetingService</text:span><text:span text:style-name="T70">;</text:span><text:span text:style-name="T70"><text:line-break/></text:span><text:span text:style-name="T70">import </text:span><text:span text:style-name="T74">org.springframework.beans.factory.annotation.</text:span><text:span text:style-name="T73">Autowired</text:span><text:span text:style-name="T70">;</text:span><text:span text:style-name="T70"><text:line-break/></text:span><text:span text:style-name="T70">import </text:span><text:span text:style-name="T74">org.springframework.beans.factory.annotation.</text:span><text:span text:style-name="T73">Qualifier</text:span><text:span text:style-name="T70">;</text:span><text:span text:style-name="T70"><text:line-break/></text:span><text:span text:style-name="T70">import </text:span><text:span text:style-name="T74">org.springframework.stereotype.</text:span><text:span text:style-name="T73">Controller</text:span><text:span text:style-name="T70">;</text:span><text:span text:style-name="T70"><text:line-break/></text:span><text:span text:style-name="T70"><text:line-break/></text:span><text:span text:style-name="T73">@Controller </text:span><text:span text:style-name="T71">// Spring managed controller</text:span><text:span text:style-name="T71"><text:line-break/></text:span><text:span text:style-name="T70">public class </text:span><text:span text:style-name="T74">ConstructorInjectedController {</text:span><text:span text:style-name="T74"><text:line-break/></text:span><text:span text:style-name="T74"><text:line-break/></text:span><text:span text:style-name="T74"> <text:s text:c="3"/></text:span><text:span text:style-name="T70">private final </text:span><text:span text:style-name="T74">GreetingService </text:span><text:span text:style-name="T79">greetingService</text:span><text:span text:style-name="T70">;</text:span><text:span text:style-name="T70"><text:line-break/></text:span><text:span text:style-name="T70"><text:line-break/></text:span><text:span text:style-name="T70"> <text:s text:c="3"/></text:span><text:span text:style-name="T71">//@Autowired // this is optional using constructor injected dependency</text:span><text:span text:style-name="T71"><text:line-break/></text:span><text:span text:style-name="T71"><text:line-break/></text:span><text:span text:style-name="T71"> <text:s text:c="3"/></text:span><text:span text:style-name="T70">public </text:span><text:span text:style-name="T75">ConstructorInjectedController</text:span><text:span text:style-name="T74">(</text:span><text:span text:style-name="T73">@Qualifier</text:span><text:span text:style-name="T74">(</text:span><text:span text:style-name="T72">"constructorGreetingService"</text:span><text:span text:style-name="T74">) GreetingService greetingService) {</text:span><text:span text:style-name="T74"><text:line-break/></text:span><text:span text:style-name="T74"> <text:s text:c="7"/></text:span><text:span text:style-name="T70">this</text:span><text:span text:style-name="T74">.</text:span><text:span text:style-name="T79">greetingService </text:span><text:span text:style-name="T74">= greetingService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<text:line-break/></text:span><text:span text:style-name="T74"> <text:s text:c="3"/></text:span><text:span text:style-name="T70">public </text:span><text:span text:style-name="T74">String </text:span><text:span text:style-name="T75">getGreeting</text:span><text:span text:style-name="T74">(){</text:span><text:span text:style-name="T74"><text:line-break/></text:span><text:span text:style-name="T74"> <text:s text:c="7"/></text:span><text:span text:style-name="T70">return </text:span><text:span text:style-name="T79">greetingService</text:span><text:span text:style-name="T74">.sayGreeting()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<text:line-break/></text:span><text:span text:style-name="T74">}</text:span><text:span text:style-name="T74"><text:line-break/></text:span><text:span text:style-name="T74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><draw:frame text:anchor-type="paragraph" draw:z-index="20" draw:name="Shape20" draw:style-name="gr36" draw:text-style-name="P204" svg:width="18.31cm" svg:height="9.455cm" svg:x="-0.416cm" svg:y="0.032cm"><draw:text-box><text:p text:style-name="P203"><text:span text:style-name="T70">package </text:span><text:span text:style-name="T74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4">guru.springframework.sfgdi.services.GreetingService</text:span><text:span text:style-name="T70">;</text:span><text:span text:style-name="T70"><text:line-break/></text:span><text:span text:style-name="T70">import </text:span><text:span text:style-name="T74">org.springframework.beans.factory.annotation.</text:span><text:span text:style-name="T73">Autowired</text:span><text:span text:style-name="T70">;</text:span><text:span text:style-name="T70"><text:line-break/></text:span><text:span text:style-name="T70">import </text:span><text:span text:style-name="T74">org.springframework.beans.factory.annotation.</text:span><text:span text:style-name="T73">Qualifier</text:span><text:span text:style-name="T70">;</text:span><text:span text:style-name="T70"><text:line-break/></text:span><text:span text:style-name="T70">import </text:span><text:span text:style-name="T74">org.springframework.stereotype.</text:span><text:span text:style-name="T73">Controller</text:span><text:span text:style-name="T70">;</text:span><text:span text:style-name="T70"><text:line-break/></text:span><text:span text:style-name="T70"><text:line-break/></text:span><text:span text:style-name="T73">@Controller </text:span><text:span text:style-name="T71">// Spring managed controller</text:span><text:span text:style-name="T71"><text:line-break/></text:span><text:span text:style-name="T70">public class </text:span><text:span text:style-name="T74">PropertyInjectionController {</text:span><text:span text:style-name="T74"><text:line-break/></text:span><text:span text:style-name="T74"> <text:s text:c="2"/></text:span><text:span text:style-name="T71">/* Marks a constructor, field, setter method, or config method as</text:span><text:span text:style-name="T71"><text:line-break/></text:span><text:span text:style-name="T71"> <text:s text:c="2"/>to be autowired by Spring's dependency injection facilities.</text:span><text:span text:style-name="T71"><text:line-break/></text:span><text:span text:style-name="T71"> <text:s text:c="3"/>*/</text:span><text:span text:style-name="T71"><text:line-break/></text:span><text:span text:style-name="T71"> <text:s text:c="3"/></text:span><text:span text:style-name="T73">@Qualifier</text:span><text:span text:style-name="T74">(</text:span><text:span text:style-name="T72">"propertyInjectedGreetingService"</text:span><text:span text:style-name="T74">)</text:span><text:span text:style-name="T74"><text:line-break/></text:span><text:span text:style-name="T74"> <text:s text:c="3"/></text:span><text:span text:style-name="T73">@Autowired</text:span><text:span text:style-name="T73"><text:line-break/></text:span><text:span text:style-name="T73"> <text:s text:c="3"/></text:span><text:span text:style-name="T70">public </text:span><text:span text:style-name="T74">GreetingService </text:span><text:span text:style-name="T79">greetingService</text:span><text:span text:style-name="T70">;</text:span><text:span text:style-name="T70"><text:line-break/></text:span><text:span text:style-name="T70"><text:line-break/></text:span><text:span text:style-name="T70"><text:line-break/></text:span><text:span text:style-name="T70"><text:line-break/></text:span><text:span text:style-name="T70"> <text:s text:c="3"/>public </text:span><text:span text:style-name="T74">String </text:span><text:span text:style-name="T75">getGreeting</text:span><text:span text:style-name="T74">(){</text:span><text:span text:style-name="T74"><text:line-break/></text:span><text:span text:style-name="T74"> <text:s text:c="6"/></text:span><text:span text:style-name="T70">return </text:span><text:span text:style-name="T79">greetingService</text:span><text:span text:style-name="T74">.sayGreeting()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text:span text:style-name="T74"><text:line-break/></text:span><text:span text:style-name="T74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text:anchor-type="paragraph" draw:z-index="21" draw:name="Shape21" draw:style-name="gr35" draw:text-style-name="P204" svg:width="18.68cm" svg:height="11.921cm" svg:x="-0.549cm" svg:y="0.005cm"><draw:text-box><text:p text:style-name="P203"><text:span text:style-name="T70">package </text:span><text:span text:style-name="T74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4">guru.springframework.sfgdi.services.GreetingService</text:span><text:span text:style-name="T70">;</text:span><text:span text:style-name="T70"><text:line-break/></text:span><text:span text:style-name="T70">import </text:span><text:span text:style-name="T74">org.springframework.beans.factory.annotation.</text:span><text:span text:style-name="T73">Autowired</text:span><text:span text:style-name="T70">;</text:span><text:span text:style-name="T70"><text:line-break/></text:span><text:span text:style-name="T70">import </text:span><text:span text:style-name="T74">org.springframework.beans.factory.annotation.</text:span><text:span text:style-name="T73">Qualifier</text:span><text:span text:style-name="T70">;</text:span><text:span text:style-name="T70"><text:line-break/></text:span><text:span text:style-name="T70">import </text:span><text:span text:style-name="T74">org.springframework.stereotype.</text:span><text:span text:style-name="T73">Controller</text:span><text:span text:style-name="T70">;</text:span><text:span text:style-name="T70"><text:line-break/></text:span><text:span text:style-name="T70"><text:line-break/></text:span><text:span text:style-name="T73">@Controller <text:s/></text:span><text:span text:style-name="T71">// Spring managed controller</text:span><text:span text:style-name="T71"><text:line-break/></text:span><text:span text:style-name="T70">public class </text:span><text:span text:style-name="T74">SetterInjectedController {</text:span><text:span text:style-name="T74"><text:line-break/></text:span><text:span text:style-name="T74"><text:line-break/></text:span><text:span text:style-name="T74"> <text:s text:c="3"/></text:span><text:span text:style-name="T70">private </text:span><text:span text:style-name="T74">GreetingService </text:span><text:span text:style-name="T79">greetingService</text:span><text:span text:style-name="T70">;</text:span><text:span text:style-name="T70"><text:line-break/></text:span><text:span text:style-name="T70"><text:line-break/></text:span><text:span text:style-name="T70"> <text:s text:c="3"/></text:span><text:span text:style-name="T71">/*</text:span><text:span text:style-name="T71"><text:line-break/></text:span><text:span text:style-name="T71"> <text:s text:c="3"/>Marks a constructor, field, setter method, or config method as to be</text:span><text:span text:style-name="T71"><text:line-break/></text:span><text:span text:style-name="T71"> <text:s text:c="3"/>autowired by Spring's dependency injection facilities.</text:span><text:span text:style-name="T71"><text:line-break/></text:span><text:span text:style-name="T71"> <text:s text:c="3"/>*/</text:span><text:span text:style-name="T71"><text:line-break/></text:span><text:span text:style-name="T71"> <text:s/></text:span><text:span text:style-name="T73">@Qualifier</text:span><text:span text:style-name="T74">(</text:span><text:span text:style-name="T72">"setterInjectedGreetingService"</text:span><text:span text:style-name="T74">)</text:span><text:span text:style-name="T74"><text:line-break/></text:span><text:span text:style-name="T74"> <text:s text:c="2"/></text:span><text:span text:style-name="T73">@Autowired</text:span><text:span text:style-name="T73"><text:line-break/></text:span><text:span text:style-name="T73"> <text:s text:c="3"/></text:span><text:span text:style-name="T70">public void </text:span><text:span text:style-name="T75">setGreetingService</text:span><text:span text:style-name="T74">(GreetingService greetingService) {</text:span><text:span text:style-name="T74"><text:line-break/></text:span><text:span text:style-name="T74"> <text:s text:c="7"/></text:span><text:span text:style-name="T70">this</text:span><text:span text:style-name="T74">.</text:span><text:span text:style-name="T79">greetingService </text:span><text:span text:style-name="T74">= greetingService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<text:line-break/></text:span><text:span text:style-name="T74"> <text:s text:c="3"/></text:span><text:span text:style-name="T70">public </text:span><text:span text:style-name="T74">String </text:span><text:span text:style-name="T75">getGreeting</text:span><text:span text:style-name="T74">(){</text:span><text:span text:style-name="T74"><text:line-break/></text:span><text:span text:style-name="T74"> <text:s text:c="7"/></text:span><text:span text:style-name="T70">return </text:span><text:span text:style-name="T79">greetingService</text:span><text:span text:style-name="T74">.sayGreeting()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<text:line-break/></text:span><text:span text:style-name="T74"><text:line-break/></text:span><text:span text:style-name="T74">}</text:span><text:span text:style-name="T74"><text:line-break/></text:span><text:span text:style-name="T74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><draw:frame text:anchor-type="paragraph" draw:z-index="18" draw:name="Shape18" draw:style-name="gr38" draw:text-style-name="P205" svg:width="17.017cm" svg:height="4.945cm" svg:x="-0.448cm" svg:y="0.058cm"><draw:text-box><text:p text:style-name="P203"><text:span text:style-name="T70">package </text:span><text:span text:style-name="T74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4">org.springframework.stereotype.</text:span><text:span text:style-name="T73">Service</text:span><text:span text:style-name="T70">;</text:span><text:span text:style-name="T70"><text:line-break/></text:span><text:span text:style-name="T70"><text:line-break/></text:span><text:span text:style-name="T73">@Service</text:span><text:span text:style-name="T73"><text:line-break/></text:span><text:span text:style-name="T70">public class </text:span><text:span text:style-name="T74">SetterInjectedGreetingService </text:span><text:span text:style-name="T70">implements </text:span><text:span text:style-name="T74">GreetingService{</text:span><text:span text:style-name="T74"><text:line-break/></text:span><text:span text:style-name="T74"> <text:s text:c="3"/></text:span><text:span text:style-name="T73">@Override</text:span><text:span text:style-name="T73"><text:line-break/></text:span><text:span text:style-name="T73"> <text:s text:c="3"/></text:span><text:span text:style-name="T70">public </text:span><text:span text:style-name="T74">String </text:span><text:span text:style-name="T75">sayGreeting</text:span><text:span text:style-name="T74">() {</text:span><text:span text:style-name="T74"><text:line-break/></text:span><text:span text:style-name="T74"> <text:s text:c="7"/></text:span><text:span text:style-name="T70">return </text:span><text:span text:style-name="T72">"Hello world - Setter"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text:span text:style-name="T74"><text:line-break/></text:span><text:span text:style-name="T74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>Lesson 37 Primary Beans</text:p>
      <text:p text:style-name="P70"/>
      <text:p text:style-name="P72">If you ommit the @Qualifier tag and use the @Primary tag, it will tell</text:p>
      <text:p text:style-name="P72">the Framework to usew this Service as a Primary bean when it </text:p>
      <text:p text:style-name="P72">needs to call one among many.</text:p>
      <text:p text:style-name="P72"/>
      <text:p text:style-name="P72"/>
      <text:p text:style-name="P72"><draw:frame text:anchor-type="paragraph" draw:z-index="22" draw:name="Shape22" draw:style-name="gr34" draw:text-style-name="P204" svg:width="16.207cm" svg:height="2.73cm" svg:x="-0.067cm" svg:y="0.086cm"><draw:text-box><text:p text:style-name="P203"><text:span text:style-name="T73">@Primary</text:span><text:span text:style-name="T73"><text:line-break/></text:span><text:span text:style-name="T73">@Service</text:span><text:span text:style-name="T73"><text:line-break/></text:span><text:span text:style-name="T70">public class </text:span><text:span text:style-name="T74">PrimaryGreetingService </text:span><text:span text:style-name="T70">implements </text:span><text:span text:style-name="T74">GreetingService{</text:span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5">Code below of example</text:p>
      <text:p text:style-name="P72"/>
      <text:p text:style-name="P72"><draw:frame text:anchor-type="paragraph" draw:z-index="23" draw:name="Shape23" draw:style-name="gr33" draw:text-style-name="P205" svg:width="12.9cm" svg:height="4.112cm" svg:x="0.065cm" svg:y="0.321cm"><draw:text-box><text:p text:style-name="P203"><text:span text:style-name="T70">package </text:span><text:span text:style-name="T74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4">org.springframework.stereotype.</text:span><text:span text:style-name="T73">Service</text:span><text:span text:style-name="T70">;</text:span><text:span text:style-name="T70"><text:line-break/></text:span><text:span text:style-name="T70"><text:line-break/></text:span><text:span text:style-name="T70"><text:line-break/></text:span><text:span text:style-name="T70">public interface </text:span><text:span text:style-name="T74">GreetingService {</text:span><text:span text:style-name="T74"><text:line-break/></text:span><text:span text:style-name="T74"><text:line-break/></text:span><text:span text:style-name="T74"> <text:s text:c="3"/>String </text:span><text:span text:style-name="T75">sayGreeting</text:span><text:span text:style-name="T74">()</text:span><text:span text:style-name="T70">;</text:span><text:span text:style-name="T70"><text:line-break/></text:span><text:span text:style-name="T74">}</text:span><text:span text:style-name="T74"><text:line-break/></text:span><text:span text:style-name="T74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draw:frame text:anchor-type="paragraph" draw:z-index="24" draw:name="Shape24" draw:style-name="gr32" draw:text-style-name="P204" svg:width="17.084cm" svg:height="8.222cm" svg:x="-0.15cm" svg:y="0.347cm"><draw:text-box><text:p text:style-name="P203"><text:span text:style-name="T70">package </text:span><text:span text:style-name="T74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4">org.springframework.context.annotation.</text:span><text:span text:style-name="T73">Primary</text:span><text:span text:style-name="T70">;</text:span><text:span text:style-name="T70"><text:line-break/></text:span><text:span text:style-name="T70">import </text:span><text:span text:style-name="T74">org.springframework.stereotype.</text:span><text:span text:style-name="T73">Service</text:span><text:span text:style-name="T70">;</text:span><text:span text:style-name="T70"><text:line-break/></text:span><text:span text:style-name="T70"><text:line-break/></text:span><text:span text:style-name="T71">/*</text:span><text:span text:style-name="T71"><text:line-break/></text:span><text:span text:style-name="T71">Indicates that a bean should be given preference when multiple candidates</text:span><text:span text:style-name="T71"><text:line-break/></text:span><text:span text:style-name="T71">are qualified to autowire a single-valued dependency.</text:span><text:span text:style-name="T71"><text:line-break/></text:span><text:span text:style-name="T71">If exactly one 'primary' bean exists among the candidates,</text:span><text:span text:style-name="T71"><text:line-break/></text:span><text:span text:style-name="T71">it will be the autowired value.</text:span><text:span text:style-name="T71"><text:line-break/></text:span><text:span text:style-name="T71"> */</text:span><text:span text:style-name="T71"><text:line-break/></text:span><text:span text:style-name="T73">@Primary</text:span><text:span text:style-name="T73"><text:line-break/></text:span><text:span text:style-name="T73">@Service</text:span><text:span text:style-name="T73"><text:line-break/></text:span><text:span text:style-name="T70">public class </text:span><text:span text:style-name="T74">PrimaryGreetingService </text:span><text:span text:style-name="T70">implements </text:span><text:span text:style-name="T74">GreetingService{</text:span><text:span text:style-name="T74"><text:line-break/></text:span><text:span text:style-name="T74"> <text:s text:c="3"/></text:span><text:span text:style-name="T73">@Override</text:span><text:span text:style-name="T73"><text:line-break/></text:span><text:span text:style-name="T73"> <text:s text:c="3"/></text:span><text:span text:style-name="T70">public </text:span><text:span text:style-name="T74">String </text:span><text:span text:style-name="T75">sayGreeting</text:span><text:span text:style-name="T74">() {</text:span><text:span text:style-name="T74"><text:line-break/></text:span><text:span text:style-name="T74"> <text:s text:c="7"/></text:span><text:span text:style-name="T70">return </text:span><text:span text:style-name="T72">"Hello world from Primary Bean"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text:span text:style-name="T74"><text:line-break/></text:span><text:span text:style-name="T74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72"/>
      <text:p text:style-name="P72"/>
      <text:p text:style-name="P73">*Note below Controller has no @Qualifier só it will use the Primary bean service</text:p>
      <text:p text:style-name="P73"/>
      <text:p text:style-name="P73"><draw:frame text:anchor-type="paragraph" draw:z-index="25" draw:name="Shape25" draw:style-name="gr32" draw:text-style-name="P204" svg:width="17.347cm" svg:height="8.222cm" svg:x="0.231cm" svg:y="0.132cm"><draw:text-box><text:p text:style-name="P203"><text:span text:style-name="T70">package </text:span><text:span text:style-name="T74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4">guru.springframework.sfgdi.services.GreetingService</text:span><text:span text:style-name="T70">;</text:span><text:span text:style-name="T70"><text:line-break/></text:span><text:span text:style-name="T70">import </text:span><text:span text:style-name="T74">org.springframework.stereotype.</text:span><text:span text:style-name="T73">Controller</text:span><text:span text:style-name="T70">;</text:span><text:span text:style-name="T70"><text:line-break/></text:span><text:span text:style-name="T70"><text:line-break/></text:span><text:span text:style-name="T71">// add as Spring managed controller</text:span><text:span text:style-name="T71"><text:line-break/></text:span><text:span text:style-name="T73">@Controller</text:span><text:span text:style-name="T73"><text:line-break/></text:span><text:span text:style-name="T70">public class </text:span><text:span text:style-name="T74">MyController {</text:span><text:span text:style-name="T74"><text:line-break/></text:span><text:span text:style-name="T74"> <text:s/></text:span><text:span text:style-name="T70">private final </text:span><text:span text:style-name="T74">GreetingService </text:span><text:span text:style-name="T79">greetingService</text:span><text:span text:style-name="T70">;</text:span><text:span text:style-name="T70"><text:line-break/></text:span><text:span text:style-name="T70"><text:line-break/></text:span><text:span text:style-name="T70"> <text:s text:c="3"/>public </text:span><text:span text:style-name="T75">MyController</text:span><text:span text:style-name="T74">(GreetingService greetingService) {</text:span><text:span text:style-name="T74"><text:line-break/></text:span><text:span text:style-name="T74"> <text:s text:c="7"/></text:span><text:span text:style-name="T70">this</text:span><text:span text:style-name="T74">.</text:span><text:span text:style-name="T79">greetingService </text:span><text:span text:style-name="T74">= greetingService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<text:line-break/></text:span><text:span text:style-name="T74"> <text:s text:c="3"/></text:span><text:span text:style-name="T70">public </text:span><text:span text:style-name="T74">String </text:span><text:span text:style-name="T75">sayHello</text:span><text:span text:style-name="T74">(){</text:span><text:span text:style-name="T74"><text:line-break/></text:span><text:span text:style-name="T74"><text:line-break/></text:span><text:span text:style-name="T74"> <text:s text:c="7"/></text:span><text:span text:style-name="T70">return </text:span><text:span text:style-name="T79">greetingService</text:span><text:span text:style-name="T74">.sayGreeting()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text:span text:style-name="T74"><text:line-break/></text:span><text:span text:style-name="T74"/></text:p></draw:text-box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06"/>
      <text:p text:style-name="P73"/>
      <text:p text:style-name="P73"><draw:frame text:anchor-type="paragraph" draw:z-index="26" draw:name="Shape26" draw:style-name="gr31" draw:text-style-name="P204" svg:width="18.474cm" svg:height="21.374cm" svg:x="0.153cm" svg:y="0.302cm"><draw:text-box><text:p text:style-name="P203"><text:span text:style-name="T70">package </text:span><text:span text:style-name="T74">guru.springframework.sfgdi</text:span><text:span text:style-name="T70">;</text:span><text:span text:style-name="T70"><text:line-break/></text:span><text:span text:style-name="T70"><text:line-break/></text:span><text:span text:style-name="T70">import </text:span><text:span text:style-name="T74">guru.springframework.sfgdi.controllers.ConstructorInjectedController</text:span><text:span text:style-name="T70">;</text:span><text:span text:style-name="T70"><text:line-break/></text:span><text:span text:style-name="T70">import </text:span><text:span text:style-name="T74">guru.springframework.sfgdi.controllers.MyController</text:span><text:span text:style-name="T70">;</text:span><text:span text:style-name="T70"><text:line-break/></text:span><text:span text:style-name="T70">import </text:span><text:span text:style-name="T74">guru.springframework.sfgdi.controllers.SetterInjectedController</text:span><text:span text:style-name="T70">;</text:span><text:span text:style-name="T70"><text:line-break/></text:span><text:span text:style-name="T70">import </text:span><text:span text:style-name="T74">guru.springframework.sfgdi.controllers.PropertyInjectionController</text:span><text:span text:style-name="T70">;</text:span><text:span text:style-name="T70"><text:line-break/></text:span><text:span text:style-name="T70">import </text:span><text:span text:style-name="T74">org.springframework.boot.SpringApplication</text:span><text:span text:style-name="T70">;</text:span><text:span text:style-name="T70"><text:line-break/></text:span><text:span text:style-name="T70">import </text:span><text:span text:style-name="T74">org.springframework.boot.autoconfigure.</text:span><text:span text:style-name="T73">SpringBootApplication</text:span><text:span text:style-name="T70">;</text:span><text:span text:style-name="T70"><text:line-break/></text:span><text:span text:style-name="T70">import </text:span><text:span text:style-name="T74">org.springframework.context.ApplicationContext</text:span><text:span text:style-name="T70">;</text:span><text:span text:style-name="T70"><text:line-break/></text:span><text:span text:style-name="T70"><text:line-break/></text:span><text:span text:style-name="T73">@SpringBootApplication</text:span><text:span text:style-name="T73"><text:line-break/></text:span><text:span text:style-name="T70">public class </text:span><text:span text:style-name="T74">SfgDiApplication {</text:span><text:span text:style-name="T74"><text:line-break/></text:span><text:span text:style-name="T74"><text:line-break/></text:span><text:span text:style-name="T74"><text:tab/></text:span><text:span text:style-name="T70">public static void </text:span><text:span text:style-name="T75">main</text:span><text:span text:style-name="T74">(String[] args) {</text:span><text:span text:style-name="T74"><text:line-break/></text:span><text:span text:style-name="T74"><text:line-break/></text:span><text:span text:style-name="T74"><text:tab/></text:span><text:span text:style-name="T74"><text:tab/></text:span><text:span text:style-name="T71">//SpringApplication.run(SfgDiApplication.class, args);</text:span><text:span text:style-name="T71"><text:line-break/></text:span><text:span text:style-name="T71"><text:tab/></text:span><text:span text:style-name="T71"><text:tab/></text:span><text:span text:style-name="T71">// return a context from the application</text:span><text:span text:style-name="T71"><text:line-break/></text:span><text:span text:style-name="T71"><text:tab/></text:span><text:span text:style-name="T71"><text:tab/></text:span><text:span text:style-name="T74">ApplicationContext ctx = SpringApplication.</text:span><text:span text:style-name="T85">run</text:span><text:span text:style-name="T74">(SfgDiApplication.</text:span><text:span text:style-name="T70">class, </text:span><text:span text:style-name="T74">args)</text:span><text:span text:style-name="T70">;</text:span><text:span text:style-name="T70"><text:line-break/></text:span><text:span text:style-name="T70"><text:tab/></text:span><text:span text:style-name="T70"> <text:s text:c="3"/></text:span><text:span text:style-name="T71">/*</text:span><text:span text:style-name="T71"><text:line-break/></text:span><text:span text:style-name="T71"><text:tab/></text:span><text:span text:style-name="T71"> <text:s text:c="6"/>return a reference to the controller from the context</text:span><text:span text:style-name="T71"><text:line-break/></text:span><text:span text:style-name="T71"><text:tab/></text:span><text:span text:style-name="T71"> <text:s text:c="6"/>by default the name is the same, bu starts with lowercase</text:span><text:span text:style-name="T71"><text:line-break/></text:span><text:span text:style-name="T71"><text:tab/></text:span><text:span text:style-name="T71"> <text:s text:c="6"/>Must cast as it's an Object type returned</text:span><text:span text:style-name="T71"><text:line-break/></text:span><text:span text:style-name="T71"><text:tab/></text:span><text:span text:style-name="T71"> <text:s text:c="4"/>*/</text:span><text:span text:style-name="T71"><text:line-break/></text:span><text:span text:style-name="T71"><text:tab/></text:span><text:span text:style-name="T71"><text:tab/></text:span><text:span text:style-name="T74">MyController myController = (MyController)ctx.getBean(</text:span><text:span text:style-name="T72">"myController"</text:span><text:span text:style-name="T74">)</text:span><text:span text:style-name="T70">;</text:span><text:span text:style-name="T70"><text:line-break/></text:span><text:span text:style-name="T70"><text:line-break/></text:span><text:span text:style-name="T70"><text:tab/></text:span><text:span text:style-name="T70"><text:tab/></text:span><text:span text:style-name="T74">System.</text:span><text:span text:style-name="T76">out</text:span><text:span text:style-name="T74">.println(</text:span><text:span text:style-name="T72">"------ Primary Bean"</text:span><text:span text:style-name="T74">)</text:span><text:span text:style-name="T70">;</text:span><text:span text:style-name="T70"><text:line-break/></text:span><text:span text:style-name="T70"><text:tab/></text:span><text:span text:style-name="T70"><text:tab/></text:span><text:span text:style-name="T74">System.</text:span><text:span text:style-name="T76">out</text:span><text:span text:style-name="T74">.println(myController.sayHello())</text:span><text:span text:style-name="T70">;</text:span><text:span text:style-name="T70"><text:line-break/></text:span><text:span text:style-name="T70"><text:line-break/></text:span><text:span text:style-name="T70"><text:tab/></text:span><text:span text:style-name="T70"><text:tab/></text:span><text:span text:style-name="T71">/*</text:span><text:span text:style-name="T71"><text:line-break/></text:span><text:span text:style-name="T71"><text:tab/></text:span><text:span text:style-name="T71"><text:tab/></text:span><text:span text:style-name="T71"> <text:s/>example of Spring managed dependency injections</text:span><text:span text:style-name="T71"><text:line-break/></text:span><text:span text:style-name="T71"><text:tab/></text:span><text:span text:style-name="T71"><text:tab/></text:span><text:span text:style-name="T71"> <text:s/>One needs to add the tags in the Controllers and Service classes/interfaces</text:span><text:span text:style-name="T71"><text:line-break/></text:span><text:span text:style-name="T71"><text:line-break/></text:span><text:span text:style-name="T71"><text:tab/></text:span><text:span text:style-name="T71"><text:tab/></text:span><text:span text:style-name="T71"> */</text:span><text:span text:style-name="T71"><text:line-break/></text:span><text:span text:style-name="T71"><text:line-break/></text:span><text:span text:style-name="T71"><text:tab/></text:span><text:span text:style-name="T71"><text:tab/></text:span><text:span text:style-name="T74">System.</text:span><text:span text:style-name="T76">out</text:span><text:span text:style-name="T74">.println(</text:span><text:span text:style-name="T72">"------ Property"</text:span><text:span text:style-name="T74">)</text:span><text:span text:style-name="T70">;</text:span><text:span text:style-name="T70"><text:line-break/></text:span><text:span text:style-name="T70"><text:tab/></text:span><text:span text:style-name="T70"><text:tab/></text:span><text:span text:style-name="T74">PropertyInjectionController propertyInjectionController = (PropertyInjectionController) ctx.getBean(</text:span><text:span text:style-name="T72">"propertyInjectionController"</text:span><text:span text:style-name="T74">)</text:span><text:span text:style-name="T70">;</text:span><text:span text:style-name="T70"><text:line-break/></text:span><text:span text:style-name="T70"><text:tab/></text:span><text:span text:style-name="T70"><text:tab/></text:span><text:span text:style-name="T74">System.</text:span><text:span text:style-name="T76">out</text:span><text:span text:style-name="T74">.println(propertyInjectionController.getGreeting())</text:span><text:span text:style-name="T70">;</text:span><text:span text:style-name="T70"><text:line-break/></text:span><text:span text:style-name="T70"><text:line-break/></text:span><text:span text:style-name="T70"><text:tab/></text:span><text:span text:style-name="T70"><text:tab/></text:span><text:span text:style-name="T74">System.</text:span><text:span text:style-name="T76">out</text:span><text:span text:style-name="T74">.println(</text:span><text:span text:style-name="T72">"--------- Setter"</text:span><text:span text:style-name="T74">)</text:span><text:span text:style-name="T70">;</text:span><text:span text:style-name="T70"><text:line-break/></text:span><text:span text:style-name="T70"><text:tab/></text:span><text:span text:style-name="T70"><text:tab/></text:span><text:span text:style-name="T74">SetterInjectedController setterInjectedController = (SetterInjectedController) ctx.getBean(</text:span><text:span text:style-name="T72">"setterInjectedController"</text:span><text:span text:style-name="T74">)</text:span><text:span text:style-name="T70">;</text:span><text:span text:style-name="T70"><text:line-break/></text:span><text:span text:style-name="T70"><text:tab/></text:span><text:span text:style-name="T70"><text:tab/></text:span><text:span text:style-name="T74">System.</text:span><text:span text:style-name="T76">out</text:span><text:span text:style-name="T74">.println(setterInjectedController.getGreeting())</text:span><text:span text:style-name="T70">;</text:span><text:span text:style-name="T70"><text:line-break/></text:span><text:span text:style-name="T70"><text:line-break/></text:span><text:span text:style-name="T70"><text:tab/></text:span><text:span text:style-name="T70"><text:tab/></text:span><text:span text:style-name="T74">System.</text:span><text:span text:style-name="T76">out</text:span><text:span text:style-name="T74">.println(</text:span><text:span text:style-name="T72">"-------- Constructor" </text:span><text:span text:style-name="T74">)</text:span><text:span text:style-name="T70">;</text:span><text:span text:style-name="T70"><text:line-break/></text:span><text:span text:style-name="T70"><text:tab/></text:span><text:span text:style-name="T70"><text:tab/></text:span><text:span text:style-name="T74">ConstructorInjectedController constructorInjectedController = (ConstructorInjectedController) ctx.getBean(</text:span><text:span text:style-name="T72">"constructorInjectedController"</text:span><text:span text:style-name="T74">)</text:span><text:span text:style-name="T70">;</text:span><text:span text:style-name="T70"><text:line-break/></text:span><text:span text:style-name="T70"><text:tab/></text:span><text:span text:style-name="T70"><text:tab/></text:span><text:span text:style-name="T74">System.</text:span><text:span text:style-name="T76">out</text:span><text:span text:style-name="T74">.println(constructorInjectedController.getGreeting())</text:span><text:span text:style-name="T70">;</text:span><text:span text:style-name="T70"><text:line-break/></text:span><text:span text:style-name="T70"><text:tab/></text:span><text:span text:style-name="T74">}</text:span><text:span text:style-name="T74"><text:line-break/></text:span><text:span text:style-name="T74"><text:line-break/></text:span><text:span text:style-name="T74">}</text:span><text:span text:style-name="T74"><text:line-break/></text:span><text:span text:style-name="T74"/></text:p></draw:text-box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07">Spring Profiles- Lesson 38</text:p>
      <text:p text:style-name="P71"/>
      <text:p text:style-name="P76">It allows one to have beans in your configu<text:span text:style-name="T28">ra</text:span>tion that will take on different characteristics.</text:p>
      <text:p text:style-name="P76"/>
      <text:p text:style-name="P76">Example.</text:p>
      <text:p text:style-name="P76">You could be running H2 database in your development environment</text:p>
      <text:p text:style-name="P76">and MySQL in your production environment.</text:p>
      <text:p text:style-name="P76"/>
      <text:p text:style-name="P76">You are controlling the SQL beans with a specific profile.</text:p>
      <text:p text:style-name="P76">It’s one of the most commonly used features of dependency injection in the Spring Framework.</text:p>
      <text:p text:style-name="P76">Profiles allow you to control your Spring application in different runtime environments.</text:p>
      <text:p text:style-name="P76">It allows your Spring application to behave differently by using Inversion of Control.</text:p>
      <text:p text:style-name="P76"/>
      <text:p text:style-name="P76">Inversion of Control</text:p>
      <text:p text:style-name="P76">• Inversion of Control - aka IoC</text:p>
      <text:p text:style-name="P76">• Is a technique to allow dependencies to be injected at runtime</text:p>
      <text:p text:style-name="P76">• Dependencies are not predetermined</text:p>
      <text:p text:style-name="P76">• Allows the framework to compose the application by controlling which implementation is</text:p>
      <text:p text:style-name="P76">injected</text:p>
      <text:p text:style-name="P76">• Example - H2 in memory data source or MySQL data source</text:p>
      <text:p text:style-name="P76"/>
      <text:p text:style-name="P76"/>
      <text:p text:style-name="P77">Your Spring Application will act acording to the active Profile. (Set in Applications properties File)</text:p>
      <text:p text:style-name="P77"/>
      <text:p text:style-name="P77"/>
      <text:p text:style-name="P78">Application.properties</text:p>
      <text:p text:style-name="P78"/>
      <text:p text:style-name="P86">spring.profiles.active=PT</text:p>
      <text:p text:style-name="P86"/>
      <text:p text:style-name="P86">in the Service classes</text:p>
      <text:p text:style-name="P86"/>
      <text:p text:style-name="P78"><text:span text:style-name="T34">@Profile("ES")</text:span><text:line-break/><text:span text:style-name="T34">@Service("I18nService")</text:span><text:line-break/><text:span text:style-name="T34">public class I18nSpanishGreetingService implements GreetingService{</text:span></text:p>
      <text:p text:style-name="P86"/>
      <text:p text:style-name="P86"/>
      <text:p text:style-name="P86">in the Controller</text:p>
      <text:p text:style-name="P86"/>
      <text:p text:style-name="P78"><text:span text:style-name="T34">@Controller</text:span><text:line-break/><text:span text:style-name="T34">public class I18nController {</text:span><text:line-break/><text:line-break/><text:span text:style-name="T34"> <text:s text:c="3"/>private final GreetingService greetingService;</text:span><text:line-break/><text:line-break/><text:span text:style-name="T34"> <text:s text:c="3"/>public I18nController(@Qualifier("I18nService") GreetingService greetingService) {</text:span><text:line-break/><text:span text:style-name="T34"> <text:s text:c="7"/>this.greetingService = greetingService;</text:span><text:line-break/><text:span text:style-name="T34"> <text:s text:c="3"/>}</text:span></text:p>
      <text:p text:style-name="P86"/>
      <text:p text:style-name="P87">In the Main method</text:p>
      <text:p text:style-name="P87"/>
      <text:p text:style-name="P79"><text:span text:style-name="T34">public static void main(String[] args) {</text:span><text:line-break/><text:line-break/><text:span text:style-name="T34"><text:tab/>//SpringApplication.run(SfgDiApplication.class, args);</text:span><text:line-break/><text:span text:style-name="T34"><text:tab/>// return a context from the application</text:span><text:line-break/><text:span text:style-name="T34"><text:tab/>ApplicationContext ctx = SpringApplication.</text:span><text:span text:style-name="T36">run</text:span><text:span text:style-name="T34">(SfgDiApplication.class, args);</text:span><text:line-break/><text:line-break/><text:span text:style-name="T34"><text:tab/>I18nController i18nController= (I18nController) ctx.getBean("i18nController");</text:span><text:line-break/><text:span text:style-name="T34"><text:tab/>System.</text:span><text:span text:style-name="T36">out</text:span><text:span text:style-name="T34">.println(i18nController.sayHello());</text:span></text:p>
      <text:p text:style-name="P87"/>
      <text:p text:style-name="P110"/>
      <text:p text:style-name="P79"/>
      <text:p text:style-name="P79"/>
      <text:p text:style-name="P79"/>
      <text:p text:style-name="P87"/>
      <text:p text:style-name="P86"/>
      <text:p text:style-name="P86"/>
      <text:p text:style-name="P78"/>
      <text:p text:style-name="P78"/>
      <text:p text:style-name="P78"/>
      <text:p text:style-name="P78"><draw:frame text:anchor-type="paragraph" draw:z-index="27" draw:name="Shape27" draw:style-name="gr30" draw:text-style-name="P205" svg:width="16.382cm" svg:height="8.395cm" svg:x="-0.183cm" svg:y="0.085cm"><draw:text-box><text:p text:style-name="P203"><text:span text:style-name="T70">package </text:span><text:span text:style-name="T74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4">guru.springframework.sfgdi.services.GreetingService</text:span><text:span text:style-name="T70">;</text:span><text:span text:style-name="T70"><text:line-break/></text:span><text:span text:style-name="T70">import </text:span><text:span text:style-name="T74">org.springframework.beans.factory.annotation.</text:span><text:span text:style-name="T73">Qualifier</text:span><text:span text:style-name="T70">;</text:span><text:span text:style-name="T70"><text:line-break/></text:span><text:span text:style-name="T70">import </text:span><text:span text:style-name="T74">org.springframework.stereotype.</text:span><text:span text:style-name="T73">Controller</text:span><text:span text:style-name="T70">;</text:span><text:span text:style-name="T70"><text:line-break/></text:span><text:span text:style-name="T70"><text:line-break/></text:span><text:span text:style-name="T73">@Controller</text:span><text:span text:style-name="T73"><text:line-break/></text:span><text:span text:style-name="T70">public class </text:span><text:span text:style-name="T74">I18nController {</text:span><text:span text:style-name="T74"><text:line-break/></text:span><text:span text:style-name="T74"><text:line-break/></text:span><text:span text:style-name="T74"> <text:s text:c="3"/></text:span><text:span text:style-name="T70">private final </text:span><text:span text:style-name="T74">GreetingService </text:span><text:span text:style-name="T79">greetingService</text:span><text:span text:style-name="T70">;</text:span><text:span text:style-name="T70"><text:line-break/></text:span><text:span text:style-name="T70"><text:line-break/></text:span><text:span text:style-name="T70"> <text:s text:c="3"/>public </text:span><text:span text:style-name="T75">I18nController</text:span><text:span text:style-name="T74">(</text:span><text:span text:style-name="T73">@Qualifier</text:span><text:span text:style-name="T74">(</text:span><text:span text:style-name="T72">"I18nService"</text:span><text:span text:style-name="T74">) GreetingService greetingService) {</text:span><text:span text:style-name="T74"><text:line-break/></text:span><text:span text:style-name="T74"> <text:s text:c="7"/></text:span><text:span text:style-name="T70">this</text:span><text:span text:style-name="T74">.</text:span><text:span text:style-name="T79">greetingService </text:span><text:span text:style-name="T74">= greetingService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<text:line-break/></text:span><text:span text:style-name="T74"> <text:s text:c="3"/></text:span><text:span text:style-name="T70">public </text:span><text:span text:style-name="T74">String </text:span><text:span text:style-name="T75">sayHello</text:span><text:span text:style-name="T74">(){</text:span><text:span text:style-name="T74"><text:line-break/></text:span><text:span text:style-name="T74"> <text:s text:c="7"/></text:span><text:span text:style-name="T70">return </text:span><text:span text:style-name="T79">greetingService</text:span><text:span text:style-name="T74">.sayGreeting()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text:span text:style-name="T74"><text:line-break/></text:span><text:span text:style-name="T74"/>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text:anchor-type="paragraph" draw:z-index="28" draw:name="Shape28" draw:style-name="gr29" draw:text-style-name="P205" svg:width="18.978cm" svg:height="6.167cm" svg:x="-1.314cm" svg:y="0.305cm"><draw:text-box><text:p text:style-name="P203"><text:span text:style-name="T70">package </text:span><text:span text:style-name="T74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4">org.springframework.context.annotation.</text:span><text:span text:style-name="T73">Profile</text:span><text:span text:style-name="T70">;</text:span><text:span text:style-name="T70"><text:line-break/></text:span><text:span text:style-name="T70">import </text:span><text:span text:style-name="T74">org.springframework.stereotype.</text:span><text:span text:style-name="T73">Service</text:span><text:span text:style-name="T70">;</text:span><text:span text:style-name="T70"><text:line-break/></text:span><text:span text:style-name="T70"><text:line-break/></text:span><text:span text:style-name="T73">@Profile</text:span><text:span text:style-name="T74">(</text:span><text:span text:style-name="T72">"EN"</text:span><text:span text:style-name="T74">)</text:span><text:span text:style-name="T74"><text:line-break/></text:span><text:span text:style-name="T73">@Service</text:span><text:span text:style-name="T74">(</text:span><text:span text:style-name="T72">"I18nService"</text:span><text:span text:style-name="T74">)</text:span><text:span text:style-name="T74"><text:line-break/></text:span><text:span text:style-name="T70">public class </text:span><text:span text:style-name="T74">I18NEnglishGreetingService </text:span><text:span text:style-name="T70">implements </text:span><text:span text:style-name="T74">GreetingService{</text:span><text:span text:style-name="T74"><text:line-break/></text:span><text:span text:style-name="T74"> <text:s text:c="3"/></text:span><text:span text:style-name="T73">@Override</text:span><text:span text:style-name="T73"><text:line-break/></text:span><text:span text:style-name="T73"> <text:s text:c="3"/></text:span><text:span text:style-name="T70">public </text:span><text:span text:style-name="T74">String </text:span><text:span text:style-name="T75">sayGreeting</text:span><text:span text:style-name="T74">() {</text:span><text:span text:style-name="T74"><text:line-break/></text:span><text:span text:style-name="T74"> <text:s text:c="7"/></text:span><text:span text:style-name="T70">return </text:span><text:span text:style-name="T72">"Hello world"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text:span text:style-name="T74"><text:line-break/></text:span><text:span text:style-name="T74"/></text:p><text:p text:style-name="P203"><text:span text:style-name="T74"/>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text:anchor-type="paragraph" draw:z-index="29" draw:name="Shape29" draw:style-name="gr28" draw:text-style-name="P205" svg:width="16.982cm" svg:height="6.014cm" svg:x="-0.808cm" svg:y="2.909cm"><draw:text-box><text:p text:style-name="P203"><text:span text:style-name="T70">package </text:span><text:span text:style-name="T74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4">org.springframework.context.annotation.</text:span><text:span text:style-name="T73">Profile</text:span><text:span text:style-name="T70">;</text:span><text:span text:style-name="T70"><text:line-break/></text:span><text:span text:style-name="T70">import </text:span><text:span text:style-name="T74">org.springframework.stereotype.</text:span><text:span text:style-name="T73">Service</text:span><text:span text:style-name="T70">;</text:span><text:span text:style-name="T70"><text:line-break/></text:span><text:span text:style-name="T70"><text:line-break/></text:span><text:span text:style-name="T73">@Profile</text:span><text:span text:style-name="T74">(</text:span><text:span text:style-name="T72">"PT"</text:span><text:span text:style-name="T74">)</text:span><text:span text:style-name="T74"><text:line-break/></text:span><text:span text:style-name="T73">@Service</text:span><text:span text:style-name="T74">(</text:span><text:span text:style-name="T72">"I18nService"</text:span><text:span text:style-name="T74">)</text:span><text:span text:style-name="T74"><text:line-break/></text:span><text:span text:style-name="T70">public class </text:span><text:span text:style-name="T74">I18nPortugueseGreetingService </text:span><text:span text:style-name="T70">implements </text:span><text:span text:style-name="T74">GreetingService{</text:span><text:span text:style-name="T74"><text:line-break/></text:span><text:span text:style-name="T74"> <text:s text:c="3"/></text:span><text:span text:style-name="T73">@Override</text:span><text:span text:style-name="T73"><text:line-break/></text:span><text:span text:style-name="T73"> <text:s text:c="3"/></text:span><text:span text:style-name="T70">public </text:span><text:span text:style-name="T74">String </text:span><text:span text:style-name="T75">sayGreeting</text:span><text:span text:style-name="T74">() {</text:span><text:span text:style-name="T74"><text:line-break/></text:span><text:span text:style-name="T74"> <text:s text:c="7"/></text:span><text:span text:style-name="T70">return </text:span><text:span text:style-name="T72">"Olá Mundo"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text:span text:style-name="T74"><text:line-break/></text:span><text:span text:style-name="T74"/></text:p></draw:text-box></draw:frame></text:p>
      <text:p text:style-name="P108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text:anchor-type="paragraph" draw:z-index="30" draw:name="Shape30" draw:style-name="gr27" draw:text-style-name="P205" svg:width="17.439cm" svg:height="5.756cm" svg:x="-1.362cm" svg:y="0.016cm"><draw:text-box><text:p text:style-name="P203"><text:span text:style-name="T70">package </text:span><text:span text:style-name="T74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4">org.springframework.context.annotation.</text:span><text:span text:style-name="T73">Profile</text:span><text:span text:style-name="T70">;</text:span><text:span text:style-name="T70"><text:line-break/></text:span><text:span text:style-name="T70">import </text:span><text:span text:style-name="T74">org.springframework.stereotype.</text:span><text:span text:style-name="T73">Service</text:span><text:span text:style-name="T70">;</text:span><text:span text:style-name="T70"><text:line-break/></text:span><text:span text:style-name="T70"><text:line-break/></text:span><text:span text:style-name="T73">@Profile</text:span><text:span text:style-name="T74">(</text:span><text:span text:style-name="T72">"ES"</text:span><text:span text:style-name="T74">)</text:span><text:span text:style-name="T74"><text:line-break/></text:span><text:span text:style-name="T73">@Service</text:span><text:span text:style-name="T74">(</text:span><text:span text:style-name="T72">"I18nService"</text:span><text:span text:style-name="T74">)</text:span><text:span text:style-name="T74"><text:line-break/></text:span><text:span text:style-name="T70">public class </text:span><text:span text:style-name="T74">I18nSpanishGreetingService </text:span><text:span text:style-name="T70">implements </text:span><text:span text:style-name="T74">GreetingService{</text:span><text:span text:style-name="T74"><text:line-break/></text:span><text:span text:style-name="T74"> <text:s text:c="3"/></text:span><text:span text:style-name="T73">@Override</text:span><text:span text:style-name="T73"><text:line-break/></text:span><text:span text:style-name="T73"> <text:s text:c="3"/></text:span><text:span text:style-name="T70">public </text:span><text:span text:style-name="T74">String </text:span><text:span text:style-name="T75">sayGreeting</text:span><text:span text:style-name="T74">() {</text:span><text:span text:style-name="T74"><text:line-break/></text:span><text:span text:style-name="T74"> <text:s text:c="7"/></text:span><text:span text:style-name="T70">return </text:span><text:span text:style-name="T72">"Hola Mundo"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text:span text:style-name="T74"><text:line-break/></text:span><text:span text:style-name="T74"/>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4">You can set a default Profile, só that if its not specified</text:p>
      <text:p text:style-name="P74">in the applications property , then that one will be used</text:p>
      <text:p text:style-name="P74"/>
      <text:p text:style-name="P74"/>
      <text:p text:style-name="P80">below I set the Portuguese Service class as default</text:p>
      <text:p text:style-name="P80"/>
      <text:p text:style-name="P80"><text:span text:style-name="T34">@Profile({"PT","default"})</text:span><text:line-break/><text:span text:style-name="T34">@Service("I18nService")</text:span><text:line-break/><text:span text:style-name="T34">public class I18nPortugueseGreetingService implements GreetingService{</text:span></text:p>
      <text:p text:style-name="P80"/>
      <text:p text:style-name="P80"/>
      <text:p text:style-name="P81">And I commement out the properties entry</text:p>
      <text:p text:style-name="P81"/>
      <text:p text:style-name="P88">#spring.profiles.active=EN</text:p>
      <text:p text:style-name="P81"/>
      <text:p text:style-name="P81"/>
      <text:p text:style-name="P81">outpts</text:p>
      <text:p text:style-name="P81"/>
      <text:p text:style-name="P81">Olá Mundo</text:p>
      <text:p text:style-name="P81">------ Primary Bean</text:p>
      <text:p text:style-name="P81">Hello world from Primary Bean</text:p>
      <text:p text:style-name="P81">…</text:p>
      <text:p text:style-name="P81"/>
      <text:p text:style-name="P81"/>
      <text:p text:style-name="P109">Assignment 4 -Dependency injection</text:p>
      <text:p text:style-name="P82"/>
      <text:p text:style-name="P82">I made a mess of the working directory by pulling in the assignment instead of fetching and checking out.</text:p>
      <text:p text:style-name="P82"/>
      <text:p text:style-name="P82">So I re-did it by </text:p>
      <text:p text:style-name="P82"/>
      <text:p text:style-name="P82">Resetting to prev ious commit</text:p>
      <text:p text:style-name="P82">deleteing the branch</text:p>
      <text:p text:style-name="P82">and now using the fect command instead</text:p>
      <text:p text:style-name="P82"/>
      <text:p text:style-name="P82">&gt; git log –oneline</text:p>
      <text:p text:style-name="P82">&gt;git reset --hard d43e825 → to my previous work</text:p>
      <text:p text:style-name="P82">&gt;git switch default-profile → moved to previous branch and checked that all worked</text:p>
      <text:p text:style-name="P82">&gt; git branch -d di-assignment → deleted the assignment branch</text:p>
      <text:p text:style-name="P82"/>
      <text:p text:style-name="P83">Now I started over</text:p>
      <text:p text:style-name="P83">===============</text:p>
      <text:p text:style-name="P83"/>
      <text:p text:style-name="P83"/>
      <text:p text:style-name="P84">&gt;git chechout upstream/di.assignment</text:p>
      <text:p text:style-name="P84"/>
      <text:p text:style-name="P84">*****</text:p>
      <text:p text:style-name="P84">You are in 'detached HEAD' state. You can look around, make experimental</text:p>
      <text:p text:style-name="P84">changes and commit them, and you can discard any commits you make in this</text:p>
      <text:p text:style-name="P84">state without impacting any branches by switching back to a branch.</text:p>
      <text:p text:style-name="P84"/>
      <text:p text:style-name="P84">If you want to create a new branch to retain commits you create, you may</text:p>
      <text:p text:style-name="P84">do so (now or later) by using -c with the switch command. Example:</text:p>
      <text:p text:style-name="P84"/>
      <text:p text:style-name="P84"><text:s text:c="2"/>git switch -c &lt;new-branch-name&gt;</text:p>
      <text:p text:style-name="P84"/>
      <text:p text:style-name="P84">Or undo this operation with:</text:p>
      <text:p text:style-name="P84"/>
      <text:p text:style-name="P84"><text:s text:c="2"/>git switch -</text:p>
      <text:p text:style-name="P84"/>
      <text:p text:style-name="P83">****</text:p>
      <text:p text:style-name="P83"/>
      <text:p text:style-name="P84">Fix project create new local branch and add and commit and push branch to my repro</text:p>
      <text:p text:style-name="P84"/>
      <text:p text:style-name="P85">&gt; git fetch upstream di-assignment</text:p>
      <text:p text:style-name="P85">&gt;git branch -r</text:p>
      <text:p text:style-name="P85">…</text:p>
      <text:p text:style-name="P85">origin/spring-di</text:p>
      <text:p text:style-name="P85"><text:s text:c="2"/>origin/using-qualifiers</text:p>
      <text:p text:style-name="P85"><text:s text:c="2"/>upstream/di-assignment</text:p>
      <text:p text:style-name="P85"/>
      <text:p text:style-name="P85">&gt; it checkout upstream/di-assignment</text:p>
      <text:p text:style-name="P85"/>
      <text:p text:style-name="P85">Now I worked on and fixed the project</text:p>
      <text:p text:style-name="P85"/>
      <text:p text:style-name="P85">PS I dont merge as I don’t want to to change my other files / branches</text:p>
      <text:p text:style-name="P85"/>
      <text:p text:style-name="P85">&gt; git switch -c di-assignment</text:p>
      <text:p text:style-name="P85"/>
      <text:p text:style-name="P85">&gt; git add .</text:p>
      <text:p text:style-name="P85"/>
      <text:p text:style-name="P85">&gt;git status</text:p>
      <text:p text:style-name="P85"/>
      <text:p text:style-name="P85">***********</text:p>
      <text:p text:style-name="P85">On branch di-assignment</text:p>
      <text:p text:style-name="P85">Changes to be committed:</text:p>
      <text:p text:style-name="P85"><text:s text:c="2"/>(use "git restore --staged &lt;file&gt;..." to unstage)</text:p>
      <text:p text:style-name="P85"><text:s text:c="8"/>new file: <text:s text:c="2"/>.~lock.WhatIDid.odt#</text:p>
      <text:p text:style-name="P85"><text:s text:c="8"/>new file: <text:s text:c="2"/>WhatIDid.odt</text:p>
      <text:p text:style-name="P85"><text:s text:c="8"/>modified: <text:s text:c="2"/>pom.xml</text:p>
      <text:p text:style-name="P85"><text:s text:c="8"/>modified: <text:s text:c="2"/>src/main/java/guru/springframework/sfgdi/controllers/PetController.java</text:p>
      <text:p text:style-name="P85"><text:s text:c="8"/>modified: <text:s text:c="2"/>src/main/java/guru/springframework/sfgdi/services/CatPetService.java</text:p>
      <text:p text:style-name="P85"><text:s text:c="8"/>modified: <text:s text:c="2"/>src/main/java/guru/springframework/sfgdi/services/DogPetService.java</text:p>
      <text:p text:style-name="P85"><text:s text:c="8"/>modified: <text:s text:c="2"/>src/main/resources/application.properties</text:p>
      <text:p text:style-name="P85"><text:soft-page-break/>&gt; git push origin di-assignment</text:p>
      <text:p text:style-name="P85"/>
      <text:p text:style-name="P85"/>
      <text:p text:style-name="P84"/>
      <text:p text:style-name="P84"/>
      <text:p text:style-name="P84"/>
      <text:p text:style-name="P84"/>
      <text:p text:style-name="P83"/>
      <text:p text:style-name="P82"/>
      <text:p text:style-name="P82"/>
      <text:h text:style-name="P158" text:outline-level="1">Section 5 Spring Fram<text:span text:style-name="T43">e</text:span>work Configuration</text:h>
      <text:p text:style-name="P115"/>
      <text:p text:style-name="P116"/>
      <text:p text:style-name="P117">Lesson 72 Component Scan</text:p>
      <text:p text:style-name="P117"/>
      <text:p text:style-name="P119">• Annotation Based Configuration - Annotations introduced in Java 5</text:p>
      <text:p text:style-name="P119">• Introduced in Spring Framework 3</text:p>
      <text:p text:style-name="P119">• Spring beans found via ‘Component Scans’</text:p>
      <text:p text:style-name="P119">• A scan of packages for annotated components</text:p>
      <text:p text:style-name="P119">• Spring Beans are found via class level annotations</text:p>
      <text:p text:style-name="P119">• @Controller, @Service, @Component, @Repository</text:p>
      <text:p text:style-name="P119"/>
      <text:p text:style-name="P114"><text:span text:style-name="T47">see </text:span><text:a xlink:type="simple" xlink:href="../../../../Section5_SpringFrameworkConfiguratoion/SpringConfigOptionsV2.pdf" text:style-name="Internet_20_link" text:visited-style-name="Visited_20_Internet_20_Link">notes</text:a></text:p>
      <text:p text:style-name="P118"/>
      <text:p text:style-name="P118"/>
      <text:p text:style-name="P120">At times you may need to use a ja<text:span text:style-name="T42">r</text:span> etc that is not under the directory structure of your main method class. Such as you need to import another jar file etc</text:p>
      <text:p text:style-name="P115"><text:span text:style-name="T8">In such a case one uses the </text:span><text:span text:style-name="T29">@ComponentScan(basePackages = {"</text:span><text:span text:style-name="T31">current package</text:span><text:span text:style-name="T29">", "</text:span><text:span text:style-name="T31">other package</text:span><text:span text:style-name="T29">", “</text:span><text:span text:style-name="T31">other package</text:span><text:span text:style-name="T29">})</text:span></text:p>
      <text:p text:style-name="P121"/>
      <text:p text:style-name="P122">As an example I’ll create a new branchfrom di-assignment (note defferes from John’s as my Pet classes are not in my ‘life-cyle-demo’ asd I checked out the previous work on assignement só it did not merge.</text:p>
      <text:p text:style-name="P122">Now I move the Pet service to a new packeage and refacctor it.</text:p>
      <text:p text:style-name="P8">com.springframework.pets</text:p>
      <text:p text:style-name="P64"><text:span text:style-name="T29"><text:tab/></text:span><text:span text:style-name="T30">PetService.java</text:span></text:p>
      <text:p text:style-name="P64"><text:span text:style-name="T29"><text:tab/></text:span><text:span text:style-name="T30">CatPetService.java</text:span></text:p>
      <text:p text:style-name="P9"><text:tab/>DogPetServive.java</text:p>
      <text:p text:style-name="P9"/>
      <text:p text:style-name="P9"><text:s text:c="23"/></text:p>
      <text:p text:style-name="P9"/>
      <text:p text:style-name="P8"/>
      <text:p text:style-name="P8"><draw:frame draw:style-name="fr3" draw:name="Frame1" text:anchor-type="char" svg:x="0.704cm" svg:y="0.102cm" svg:width="8.89cm" draw:z-index="31"><draw:text-box fo:min-height="8.89cm"><text:p text:style-name="Figure"><draw:frame draw:style-name="fr6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 text:c="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1"/>
      <text:p text:style-name="P51"/>
      <text:p text:style-name="P51"/>
      <text:p text:style-name="P52">As you will note that there are two packages</text:p>
      <text:p text:style-name="P52"/>
      <text:p text:style-name="P5">com.springframework.pets <text:s/>(main apllication starts here)</text:p>
      <text:p text:style-name="P5">com.springframework.pets</text:p>
      <text:p text:style-name="P5"/>
      <text:p text:style-name="P5"/>
      <text:p text:style-name="P5">By default Spring framework scans all packages and sub-packages that are uner the application main method class and load the Spring Beans into the Spring Framework context.</text:p>
      <text:p text:style-name="P5"/>
      <text:p text:style-name="P5">As a result when I try and run the app I get the following error.</text:p>
      <text:p text:style-name="P52"><text:s text:c="152"/></text:p>
      <text:p text:style-name="P52"/>
      <text:p text:style-name="P52"><text:s/></text:p>
      <text:p text:style-name="P52"/>
      <text:p text:style-name="P52"/>
      <text:p text:style-name="P52"><draw:frame draw:style-name="fr2" draw:name="Frame2" text:anchor-type="char" svg:width="17cm" draw:z-index="33"><draw:text-box fo:min-height="5.009cm"><text:p text:style-name="Figure"><draw:frame draw:style-name="fr6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52"/>
      <text:p text:style-name="P52">Now I need to tell Spring-Boot where the packages are that it need to scan for.</text:p>
      <text:p text:style-name="P52">This is done in the Main methods application using <text:span text:style-name="T29">@ComponentScan(basePackages = {"</text:span><text:span text:style-name="T31">current package</text:span><text:span text:style-name="T29">", "</text:span><text:span text:style-name="T31">other package</text:span><text:span text:style-name="T29">", “</text:span><text:span text:style-name="T31">other package</text:span><text:span text:style-name="T29">})</text:span></text:p>
      <text:p text:style-name="P5"/>
      <text:p text:style-name="P5"><text:s text:c="16"/></text:p>
      <text:p text:style-name="P5"><draw:frame draw:style-name="fr1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26" draw:text-style-name="P206" svg:width="13.567cm" svg:height="5.345cm" svg:x="0.242cm" svg:y="0cm"><draw:text-box><text:p text:style-name="P203"><text:span text:style-name="T80">@ComponentScan(basePackages = {"guru.springframework.sfgdi", "com.springframework.pets"})</text:span><text:span text:style-name="T80"><text:line-break/></text:span><text:span text:style-name="T80">@SpringBootApplication</text:span><text:span text:style-name="T80"><text:line-break/></text:span><text:span text:style-name="T80">public class SfgDiApplication {</text:span></text:p><text:p text:style-name="P203"><text:span text:style-name="T80"/></text:p><text:p text:style-name="P203"><text:span text:style-name="T80"/></text:p><text:p text:style-name="P203"><text:span text:style-name="T80">public static void main(String[] args) {</text:span></text:p><text:p text:style-name="P203"><text:span text:style-name="T80"/></text:p><text:p text:style-name="P203"><text:span text:style-name="T80">}</text:span></text:p><text:p text:style-name="P203"><text:span text:style-name="T80"/></text:p><text:p text:style-name="P203"><text:span text:style-name="T80">}</text:span><text:span text:style-name="T80"><text:line-break/></text:span><text:span text:style-name="T80"/></text:p><text:p text:style-name="P203"><text:span text:style-name="T80"/></text:p></draw:text-box></draw:frame>Drawing <text:sequence text:ref-name="refDrawing0" text:name="Drawing" text:formula="ooow:Drawing+1" style:num-format="1">1</text:sequence>: Configurating Component Scan</text:p></draw:text-box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>Now when I run all is ok</text:p>
      <text:p text:style-name="P7"><draw:frame draw:style-name="fr3" draw:name="Frame4" text:anchor-type="char" svg:x="0.229cm" svg:y="0.21cm" svg:width="6.652cm" draw:z-index="37"><draw:text-box fo:min-height="7.708cm"><text:p text:style-name="Figure"><draw:frame draw:style-name="fr6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4">Now, one criticism of that approach is, to do that component scan, Spring on startup is doing reflection</text:p>
      <text:p text:style-name="P145">and going through the classes utilizing Java reflection utils to inspect the classes.</text:p>
      <text:p text:style-name="P146">Now, traditionally, reflections got a bad rep of being very slow.</text:p>
      <text:p text:style-name="P145">Here we only have a few classes, not a bad performance impact at all.</text:p>
      <text:p text:style-name="P145">And I also want to iterate that that performance impact only happens on application startup.</text:p>
      <text:p text:style-name="P145">Now, if you had hundreds or thousands of Spring components, hopefully not thousands, that that seems</text:p>
      <text:p text:style-name="P145">like an application ripe for refactoring to me.</text:p>
      <text:p text:style-name="P149"><text:span text:style-name="T51">But larger applications</text:span>.</text:p>
      <text:p text:style-name="P5"/>
      <text:p text:style-name="P90">Lesson 73 Java Configuration Example</text:p>
      <text:p text:style-name="P2"/>
      <text:p text:style-name="P3">• Java Based Configuration</text:p>
      <text:p text:style-name="P3">• Introduced in Spring Framework 3.0</text:p>
      <text:p text:style-name="P3">• Uses Java classes to define Spring Beans</text:p>
      <text:p text:style-name="P3">• Configuration classes are defined with @Configuration annotation</text:p>
      <text:p text:style-name="P3">• Methods returning Spring Beans declared with @Bean annotation</text:p>
      <text:p text:style-name="P2"/>
      <text:p text:style-name="P2"/>
      <text:p text:style-name="P2"/>
      <text:p text:style-name="P126">What we're going to do is refactor from using the Spring stereotype annotations, which depended on</text:p>
      <text:p text:style-name="P148">that component scan to a Java based configuration.</text:p>
      <text:p text:style-name="P148">So that's why I'm going to do is refactor a few of these to use Java configuration rather than the component</text:p>
      <text:p text:style-name="P148">scan and reflection on startup</text:p>
      <text:p text:style-name="P12"/>
      <text:p text:style-name="P12"/>
      <text:list xml:id="list4152133492" text:style-name="L7">
        <text:list-item>
          <text:p text:style-name="P172">Remove @Service anottaions from our services classes</text:p>
        </text:list-item>
      </text:list>
      <text:p text:style-name="P11"/>
      <text:p text:style-name="P11"><draw:frame draw:style-name="fr1" draw:name="Frame5" text:anchor-type="paragraph" svg:x="0.797cm" svg:y="0.45cm" svg:width="10.836cm" draw:z-index="39"><draw:text-box fo:min-height="3.826cm"><text:p text:style-name="Drawing"><draw:frame text:anchor-type="paragraph" draw:z-index="40" draw:name="Shape32" draw:style-name="gr25" draw:text-style-name="P204" svg:width="10.835cm" svg:height="3.825cm" svg:x="0cm" svg:y="0cm"><draw:text-box><text:p text:style-name="P203"><text:span text:style-name="T70">public class </text:span><text:span text:style-name="T74">ConstructorGreetingService </text:span><text:span text:style-name="T70">implements </text:span><text:span text:style-name="T74">GreetingService {</text:span><text:span text:style-name="T74"><text:line-break/></text:span><text:span text:style-name="T74"> <text:s text:c="3"/></text:span><text:span text:style-name="T73">@Override</text:span><text:span text:style-name="T73"><text:line-break/></text:span><text:span text:style-name="T73"> <text:s text:c="3"/></text:span><text:span text:style-name="T70">public </text:span><text:span text:style-name="T74">String </text:span><text:span text:style-name="T75">sayGreeting</text:span><text:span text:style-name="T74">() {</text:span><text:span text:style-name="T74"><text:line-break/></text:span><text:span text:style-name="T74"> <text:s text:c="7"/></text:span><text:span text:style-name="T70">return </text:span><text:span text:style-name="T72">"Hello World - Constructor"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text:span text:style-name="T74"><text:line-break/></text:span><text:span text:style-name="T74"/></text:p></draw:text-box></draw:frame>Drawing <text:sequence text:ref-name="refDrawing1" text:name="Drawing" text:formula="ooow:Drawing+1" style:num-format="1">2</text:sequence>: guru.springframework.sfgdi.services.ConstructorGreetingSerrvice.java</text:p></draw:text-box></draw:frame><text:s text:c="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6" text:anchor-type="paragraph" svg:x="0.651cm" svg:y="0.058cm" svg:width="11.467cm" draw:z-index="41"><draw:text-box fo:min-height="3.514cm"><text:p text:style-name="Drawing"><draw:frame text:anchor-type="paragraph" draw:z-index="42" draw:name="Shape33" draw:style-name="gr24" draw:text-style-name="P205" svg:width="11.466cm" svg:height="3.513cm" svg:x="0cm" svg:y="0cm"><draw:text-box><text:p text:style-name="P203"><text:span text:style-name="T70">public class </text:span><text:span text:style-name="T74">PropertyInjectedGreetingService </text:span><text:span text:style-name="T70">implements </text:span><text:span text:style-name="T74">GreetingService {</text:span><text:span text:style-name="T74"><text:line-break/></text:span><text:span text:style-name="T74"> <text:s text:c="3"/></text:span><text:span text:style-name="T73">@Override</text:span><text:span text:style-name="T73"><text:line-break/></text:span><text:span text:style-name="T73"> <text:s text:c="3"/></text:span><text:span text:style-name="T70">public </text:span><text:span text:style-name="T74">String </text:span><text:span text:style-name="T75">sayGreeting</text:span><text:span text:style-name="T74">() {</text:span><text:span text:style-name="T74"><text:line-break/></text:span><text:span text:style-name="T74"> <text:s text:c="7"/></text:span><text:span text:style-name="T70">return </text:span><text:span text:style-name="T72">"Hello World - Property"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text:span text:style-name="T74"><text:line-break/></text:span><text:span text:style-name="T74"/></text:p></draw:text-box></draw:frame>Drawing <text:sequence text:ref-name="refDrawing2" text:name="Drawing" text:formula="ooow:Drawing+1" style:num-format="1">3</text:sequence>: guru.springframework.sfgdi.services.PropertyInjectedGreetingService.java</text:p></draw:text-box></draw:frame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7" text:anchor-type="paragraph" svg:x="0.813cm" svg:y="0.189cm" svg:width="11.599cm" draw:z-index="43"><draw:text-box fo:min-height="3.265cm"><text:p text:style-name="Drawing"><draw:frame text:anchor-type="paragraph" draw:z-index="44" draw:name="Shape34" draw:style-name="gr23" draw:text-style-name="P205" svg:width="11.598cm" svg:height="3.264cm" svg:x="0cm" svg:y="0cm"><draw:text-box><text:p text:style-name="P203"><text:span text:style-name="T70">public class </text:span><text:span text:style-name="T74">SetterInjectedGreetingService </text:span><text:span text:style-name="T70">implements </text:span><text:span text:style-name="T74">GreetingService{</text:span><text:span text:style-name="T74"><text:line-break/></text:span><text:span text:style-name="T74"> <text:s text:c="3"/></text:span><text:span text:style-name="T73">@Override</text:span><text:span text:style-name="T73"><text:line-break/></text:span><text:span text:style-name="T73"> <text:s text:c="3"/></text:span><text:span text:style-name="T70">public </text:span><text:span text:style-name="T74">String </text:span><text:span text:style-name="T75">sayGreeting</text:span><text:span text:style-name="T74">() {</text:span><text:span text:style-name="T74"><text:line-break/></text:span><text:span text:style-name="T74"> <text:s text:c="7"/></text:span><text:span text:style-name="T70">return </text:span><text:span text:style-name="T72">"Hello World - Setter"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/text:p></draw:text-box></draw:frame>Drawing <text:sequence text:ref-name="refDrawing3" text:name="Drawing" text:formula="ooow:Drawing+1" style:num-format="1">4</text:sequence>: guru.springframework.sfgdi.services.SetterInjectedGreetingService.java</text:p></draw:text-box></draw:frame></text:p>
      <text:p text:style-name="P11"><text:s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list xml:id="list1394325561" text:style-name="L8">
        <text:list-item>
          <text:p text:style-name="P174">Add the Java Based Cofiguration Class</text:p>
          <text:list>
            <text:list-item>
              <text:p text:style-name="P173">here I create a new package to put the Jva cofiguration file(s) in one place</text:p>
            </text:list-item>
          </text:list>
        </text:list-item>
      </text:list>
      <text:p text:style-name="P65"><text:span text:style-name="T41"><text:tab/><text:tab/></text:span><text:span text:style-name="T35">guru.springframework.sfgdi.config</text:span></text:p>
      <text:p text:style-name="P10"/>
      <text:p text:style-name="P10"/>
      <text:p text:style-name="P10"><draw:frame draw:style-name="fr1" draw:name="Frame8" text:anchor-type="paragraph" svg:x="0.725cm" svg:y="0.076cm" svg:width="13.347cm" draw:z-index="45"><draw:text-box fo:min-height="7.394cm"><text:p text:style-name="Drawing"><draw:frame text:anchor-type="paragraph" draw:z-index="46" draw:name="Shape35" draw:style-name="gr22" draw:text-style-name="P204" svg:width="13.346cm" svg:height="7.393cm" svg:x="0cm" svg:y="0cm"><draw:text-box><text:p text:style-name="P203"><text:span text:style-name="T70">public class </text:span><text:span text:style-name="T74">GreeingServiceConfig {</text:span><text:span text:style-name="T74"><text:line-break/></text:span><text:span text:style-name="T74"><text:line-break/></text:span><text:span text:style-name="T74"> <text:s text:c="3"/></text:span><text:span text:style-name="T73">@Bean</text:span><text:span text:style-name="T73"><text:line-break/></text:span><text:span text:style-name="T73"> <text:s text:c="3"/></text:span><text:span text:style-name="T74">ConstructorGreetingService </text:span><text:span text:style-name="T75">constructorGreetingService</text:span><text:span text:style-name="T74">(){</text:span><text:span text:style-name="T74"><text:line-break/></text:span><text:span text:style-name="T74"> <text:s text:c="7"/></text:span><text:span text:style-name="T70">return new </text:span><text:span text:style-name="T74">ConstructorGreetingService()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<text:line-break/></text:span><text:span text:style-name="T74"> <text:s text:c="3"/></text:span><text:span text:style-name="T73">@Bean</text:span><text:span text:style-name="T73"><text:line-break/></text:span><text:span text:style-name="T73"> <text:s text:c="3"/></text:span><text:span text:style-name="T74">PropertyInjectedGreetingService </text:span><text:span text:style-name="T75">propertyInjectedGreetingService</text:span><text:span text:style-name="T74">(){</text:span><text:span text:style-name="T74"><text:line-break/></text:span><text:span text:style-name="T74"> <text:s text:c="7"/></text:span><text:span text:style-name="T70">return new </text:span><text:span text:style-name="T74">PropertyInjectedGreetingService()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<text:line-break/></text:span><text:span text:style-name="T74"> <text:s text:c="3"/></text:span><text:span text:style-name="T73">@Bean</text:span><text:span text:style-name="T73"><text:line-break/></text:span><text:span text:style-name="T73"> <text:s text:c="3"/></text:span><text:span text:style-name="T74">SetterInjectedGreetingService </text:span><text:span text:style-name="T75">setterInjectedGreetingService</text:span><text:span text:style-name="T74">(){</text:span><text:span text:style-name="T74"><text:line-break/></text:span><text:span text:style-name="T74"> <text:s text:c="7"/></text:span><text:span text:style-name="T70">return new </text:span><text:span text:style-name="T74">SetterInjectedGreetingService()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/text:p></draw:text-box></draw:frame>Drawing <text:sequence text:ref-name="refDrawing4" text:name="Drawing" text:formula="ooow:Drawing+1" style:num-format="1">5</text:sequence>: guru.springframework.sfgdi.config.GreeingServiceConfig .java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5">Lesson 74 – Primary Bean Profiles</text:p>
      <text:p text:style-name="P15"/>
      <text:p text:style-name="P66"><text:a xlink:type="simple" xlink:href="https://github.com/roloje777/sfg-di/tree/primary-profile" text:style-name="Internet_20_link" text:visited-style-name="Visited_20_Internet_20_Link"><text:span text:style-name="T47">branch primary-profile</text:span></text:a></text:p>
      <text:p text:style-name="P15"/>
      <text:p text:style-name="P21">Here we are going to change the Componant scan based ”Profiles” na “Primary “ bean of the “language services” to Java Based profiles.</text:p>
      <text:p text:style-name="P21"/>
      <text:list xml:id="list2546937340" text:style-name="L9">
        <text:list-item>
          <text:p text:style-name="P175">Changing the Primary Bean service</text:p>
          <text:list>
            <text:list-item>
              <text:p text:style-name="P175">remove the lines in red</text:p>
            </text:list-item>
          </text:list>
        </text:list-item>
      </text:list>
      <text:p text:style-name="P21"><draw:frame draw:style-name="fr1" draw:name="Frame9" text:anchor-type="paragraph" svg:x="0.651cm" svg:y="0.45cm" svg:width="9.968cm" draw:z-index="47"><draw:text-box fo:min-height="5.846cm"><text:p text:style-name="Drawing"><draw:frame text:anchor-type="paragraph" draw:z-index="48" draw:name="Shape36" draw:style-name="gr21" draw:text-style-name="P204" svg:width="9.967cm" svg:height="5.845cm" svg:x="0cm" svg:y="0.337cm"><draw:text-box><text:p>package guru.springframework.sfgdi.services;</text:p><text:p/><text:p><text:span text:style-name="T84">import org.springframework.context.annotation.Primary;</text:span></text:p><text:p><text:span text:style-name="T84">import org.springframework.stereotype.Service;</text:span></text:p><text:p/><text:p>/**</text:p><text:p><text:s/>* Created by jt on 12/27/19.</text:p><text:p><text:s/>*/</text:p><text:p><text:span text:style-name="T84"/></text:p><text:p><text:span text:style-name="T84"><text:s/></text:span><text:span text:style-name="T84">@Service </text:span></text:p><text:p>public class PrimaryGreetingService implements GreetingService {</text:p></draw:text-box></draw:frame><text:s/></text:p><text:p text:style-name="Drawing"/><text:p text:style-name="Text">Text <text:sequence text:ref-name="refText0" text:name="Text" text:formula="ooow:Text+1" style:num-format="1">1</text:sequence>: guru.springframework.sfgdi.services.PrimaryGreetingService.java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14316935226930" text:continue-numbering="true" text:style-name="L9">
        <text:list-item>
          <text:list>
            <text:list-item>
              <text:p text:style-name="P176">Add the following to the Java based config file</text:p>
              <text:p text:style-name="P176">in blue text</text:p>
            </text:list-item>
          </text:list>
        </text:list-item>
      </text:list>
      <text:p text:style-name="P22"><draw:frame draw:style-name="fr1" draw:name="Frame10" text:anchor-type="paragraph" svg:x="0.504cm" svg:y="0.778cm" svg:width="8.438cm" draw:z-index="49"><draw:text-box fo:min-height="4.872cm"><text:p text:style-name="Drawing"><draw:frame text:anchor-type="paragraph" draw:z-index="50" draw:name="Shape37" draw:style-name="gr20" draw:text-style-name="P204" svg:width="8.437cm" svg:height="4.871cm" svg:x="0cm" svg:y="0cm"><draw:text-box><text:p>public class GreetingServiceConfig {</text:p><text:p/><text:p>..</text:p><text:p><text:s/><text:span text:style-name="T44">@Primary</text:span></text:p><text:p><text:span text:style-name="T44"><text:s/></text:span><text:span text:style-name="T44">@Bean</text:span></text:p><text:p><text:s text:c="4"/>PrimaryGreetingService primaryGreetingService(){</text:p><text:p><text:s text:c="8"/>return new PrimaryGreetingService();</text:p><text:p><text:s text:c="4"/>}</text:p><text:p>..</text:p></draw:text-box></draw:frame>Drawing <text:sequence text:ref-name="refDrawing5" text:name="Drawing" text:formula="ooow:Drawing+1" style:num-format="1">6</text:sequence>: guru.springframework.sfgdi.config.GreetingServiceConfig.java</text:p></draw:text-box></draw:frame></text:p>
      <text:p text:style-name="P22"><text:s text:c="10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764628147" text:style-name="L10">
        <text:list-item>
          <text:p text:style-name="P191">Changing the “Profile” bean service</text:p>
          <text:list>
            <text:list-item>
              <text:p text:style-name="P177">delete lines in the red</text:p>
            </text:list-item>
          </text:list>
        </text:list-item>
      </text:list>
      <text:p text:style-name="P27"/>
      <text:p text:style-name="P27"><draw:frame draw:style-name="fr1" draw:name="Frame11" text:anchor-type="paragraph" svg:x="1.122cm" svg:y="0.307cm" svg:width="11.275cm" draw:z-index="51"><draw:text-box fo:min-height="7.571cm"><text:p text:style-name="Drawing"><draw:frame text:anchor-type="paragraph" draw:z-index="52" draw:name="Shape38" draw:style-name="gr19" draw:text-style-name="P204" svg:width="11.274cm" svg:height="7.57cm" svg:x="0cm" svg:y="0cm"><draw:text-box><text:p>package guru.springframework.sfgdi.services;</text:p><text:p/><text:p><text:span text:style-name="T84">import org.springframework.context.annotation.Profile;</text:span></text:p><text:p><text:span text:style-name="T84">import org.springframework.stereotype.Service;</text:span></text:p><text:p/><text:p>/**</text:p><text:p><text:s/>* Created by jt on 12/27/19.</text:p><text:p><text:s/>*/</text:p><text:p><text:span text:style-name="T84">@Profile("EN")</text:span></text:p><text:p><text:span text:style-name="T84">@Service("i18nService")</text:span></text:p><text:p>public class I18nEnglishGreetingService implements GreetingService {</text:p><text:p><text:s text:c="4"/>@Override</text:p><text:p><text:s text:c="4"/>public String sayGreeting() {</text:p></draw:text-box></draw:frame>Drawing <text:sequence text:ref-name="refDrawing6" text:name="Drawing" text:formula="ooow:Drawing+1" style:num-format="1">7</text:sequence>: guru.springframework.sfgdi.services.I18nEnglishGreetingService.java</text:p></draw:text-box></draw:frame><text:s text:c="2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Frame12" text:anchor-type="paragraph" svg:x="0.857cm" svg:y="0.279cm" svg:width="11.451cm" draw:z-index="53"><draw:text-box fo:min-height="7.306cm"><text:p text:style-name="Drawing"><draw:frame text:anchor-type="paragraph" draw:z-index="54" draw:name="Shape39" draw:style-name="gr18" draw:text-style-name="P204" svg:width="11.45cm" svg:height="7.305cm" svg:x="0cm" svg:y="0cm"><draw:text-box><text:p>package guru.springframework.sfgdi.services;</text:p><text:p/><text:p><text:span text:style-name="T84">import org.springframework.context.annotation.Profile;</text:span></text:p><text:p><text:span text:style-name="T84">import org.springframework.stereotype.Service;</text:span></text:p><text:p/><text:p>/**</text:p><text:p><text:s/>* Created by jt on 12/27/19.</text:p><text:p><text:s/>*/</text:p><text:p><text:span text:style-name="T84">@Profile({"ES", "default"})</text:span></text:p><text:p><text:span text:style-name="T84">@Service("i18nService")</text:span></text:p><text:p/><text:p>//@Service("i18nService")</text:p><text:p>public class I18NSpanishService implements GreetingService {</text:p><text:p><text:s text:c="4"/>@Override</text:p><text:p><text:s text:c="4"/>public String sayGreeting() {</text:p></draw:text-box></draw:frame>Drawing <text:sequence text:ref-name="refDrawing7" text:name="Drawing" text:formula="ooow:Drawing+1" style:num-format="1">8</text:sequence>: guru.springframework.sfgdi.services.I18NSpanishService.java</text:p></draw:text-box></draw:frame><text:s text:c="2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92"/>
      <text:list xml:id="list3947062584" text:style-name="L11">
        <text:list-item>
          <text:p text:style-name="P178">Add profiles to java based configuration file</text:p>
          <text:list>
            <text:list-item>
              <text:p text:style-name="P178">line in blue text</text:p>
              <text:p text:style-name="P183"><text:span text:style-name="T38">note the name in the “EN” profile is </text:span><text:span text:style-name="T37"><text:s/></text:span><text:span text:style-name="T52">i18nService</text:span></text:p>
              <text:p text:style-name="P178">só its the default name when the spring contect look its up, but</text:p>
            </text:list-item>
            <text:list-item>
              <text:p text:style-name="P178">as java dos not allow to methods with same “method signatures the “ES” profile</text:p>
            </text:list-item>
            <text:list-item>
              <text:p text:style-name="P183"><text:span text:style-name="T38">method name is changed and @Bean given the name </text:span><text:span text:style-name="T37"><text:s/></text:span><text:span text:style-name="T52">@Bean("i18nService")</text:span></text:p>
            </text:list-item>
            <text:list-item>
              <text:p text:style-name="P178"/>
              <text:p text:style-name="P178"/>
            </text:list-item>
          </text:list>
        </text:list-item>
      </text:list>
      <text:p text:style-name="P23"/>
      <text:p text:style-name="P23"><draw:frame draw:style-name="fr1" draw:name="Frame13" text:anchor-type="paragraph" svg:x="0.445cm" svg:y="0.591cm" svg:width="12.76cm" draw:z-index="55"><draw:text-box fo:min-height="7.793cm"><text:p text:style-name="Drawing"><draw:frame text:anchor-type="paragraph" draw:z-index="56" draw:name="Shape40" draw:style-name="gr17" draw:text-style-name="P204" svg:width="12.759cm" svg:height="7.792cm" svg:x="0.102cm" svg:y="-0.072cm"><draw:text-box><text:p>@Configuration</text:p><text:p>public class GreetingServiceConfig {</text:p><text:p/><text:p>..</text:p><text:p><text:s/><text:span text:style-name="T44">@Profile({"ES", "default"})</text:span></text:p><text:p><text:span text:style-name="T44"><text:s text:c="4"/></text:span><text:span text:style-name="T44">@Bean("i18nService")</text:span></text:p><text:p><text:span text:style-name="T44"><text:s text:c="4"/></text:span><text:span text:style-name="T44">I18NSpanishService i18NSpanishService(){</text:span></text:p><text:p><text:span text:style-name="T44"><text:s text:c="8"/></text:span><text:span text:style-name="T44">return new I18NSpanishService();</text:span></text:p><text:p><text:span text:style-name="T44"><text:s text:c="4"/></text:span><text:span text:style-name="T44">}</text:span></text:p><text:p><text:span text:style-name="T44"/></text:p><text:p><text:span text:style-name="T44"><text:s text:c="4"/></text:span><text:span text:style-name="T44">@Profile("EN")</text:span></text:p><text:p><text:span text:style-name="T44"><text:s text:c="4"/></text:span><text:span text:style-name="T44">@Bean</text:span></text:p><text:p><text:span text:style-name="T44"><text:s text:c="4"/></text:span><text:span text:style-name="T44">I18nEnglishGreetingService i18nService(){</text:span></text:p><text:p><text:span text:style-name="T44"><text:s text:c="8"/></text:span><text:span text:style-name="T44">return new I18nEnglishGreetingService();</text:span></text:p><text:p><text:span text:style-name="T44"><text:s text:c="4"/></text:span><text:span text:style-name="T44">}</text:span></text:p><text:p>..</text:p></draw:text-box></draw:frame>Drawing <text:sequence text:ref-name="refDrawing8" text:name="Drawing" text:formula="ooow:Drawing+1" style:num-format="1">9</text:sequence>: guru.springframework.sfgdi.config.GreetingServiceConfig.java</text:p></draw:text-box></draw:frame><text:s text:c="2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4"><draw:frame draw:style-name="fr1" draw:name="Frame14" text:anchor-type="paragraph" svg:x="0.739cm" svg:y="0.083cm" svg:width="9.791cm" draw:z-index="57"><draw:text-box fo:min-height="5.175cm"><text:p text:style-name="Drawing"><draw:frame text:anchor-type="paragraph" draw:z-index="58" draw:name="Shape41" draw:style-name="gr16" draw:text-style-name="P208" svg:width="9.79cm" svg:height="5.174cm" svg:x="0cm" svg:y="0cm"><draw:text-box><text:p text:style-name="P203"><text:span text:style-name="T80">I18nController i18nController = (I18nController) ctx.getBean("i18nController");</text:span><text:span text:style-name="T80"><text:line-break/></text:span><text:span text:style-name="T80">System.</text:span><text:span text:style-name="T83">out</text:span><text:span text:style-name="T80">.println(i18nController.sayHello());</text:span><text:span text:style-name="T80"><text:line-break/></text:span><text:span text:style-name="T80"><text:line-break/></text:span><text:span text:style-name="T80">MyController myController = (MyController) ctx.getBean("myController");</text:span><text:span text:style-name="T80"><text:line-break/></text:span><text:span text:style-name="T80"><text:line-break/></text:span><text:span text:style-name="T80">System.</text:span><text:span text:style-name="T83">out</text:span><text:span text:style-name="T80">.println("------- Primary Bean");</text:span><text:span text:style-name="T80"><text:line-break/></text:span><text:span text:style-name="T80">System.</text:span><text:span text:style-name="T83">out</text:span><text:span text:style-name="T80">.println(myController.sayHello());</text:span></text:p></draw:text-box></draw:frame>Drawing <text:sequence text:ref-name="refDrawing9" text:name="Drawing" text:formula="ooow:Drawing+1" style:num-format="1">10</text:sequence>: main method call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><text:s text:c="2"/></text:p>
      <text:p text:style-name="P24"/>
      <text:p text:style-name="P24"><draw:frame draw:style-name="fr1" draw:name="Frame15" text:anchor-type="paragraph" svg:x="0.356cm" svg:y="0.104cm" svg:width="9.102cm" draw:z-index="59"><draw:text-box fo:min-height="2.016cm"><text:p text:style-name="Drawing"><draw:frame text:anchor-type="paragraph" draw:z-index="60" draw:name="Shape42" draw:style-name="gr15" draw:text-style-name="P204" svg:width="9.101cm" svg:height="2.015cm" svg:x="0cm" svg:y="0cm"><draw:text-box><text:p text:style-name="P203"><text:span text:style-name="T70">spring.profiles.active</text:span><text:span text:style-name="T71">=</text:span><text:span text:style-name="T72">cat,ES</text:span></text:p></draw:text-box></draw:frame>Drawing <text:sequence text:ref-name="refDrawing10" text:name="Drawing" text:formula="ooow:Drawing+1" style:num-format="1">11</text:sequence>: application.properties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1"/>
      <text:p text:style-name="P24"><text:s text:c="2"/></text:p>
      <text:p text:style-name="P24"/>
      <text:p text:style-name="P24"><draw:frame draw:style-name="fr1" draw:name="Frame16" text:anchor-type="paragraph" svg:x="-0.085cm" svg:y="0.347cm" svg:width="9.248cm" draw:z-index="61"><draw:text-box fo:min-height="2.515cm"><text:p text:style-name="Drawing"><draw:frame text:anchor-type="paragraph" draw:z-index="62" draw:name="Shape43" draw:style-name="gr14" draw:text-style-name="P204" svg:width="9.247cm" svg:height="2.514cm" svg:x="0cm" svg:y="0cm"><draw:text-box><text:p>Hola Mundo - ES</text:p><text:p>------- Primary Bean</text:p><text:p>Hello World - From the PRIMARY Bean</text:p></draw:text-box></draw:frame>Drawing <text:sequence text:ref-name="refDrawing11" text:name="Drawing" text:formula="ooow:Drawing+1" style:num-format="1">12</text:sequence>: output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Frame17" text:anchor-type="char" svg:width="17cm" draw:z-index="63"><draw:text-box fo:min-height="7.149cm"><text:p text:style-name="Figure"><draw:frame draw:style-name="fr6" draw:name="Image5" text:anchor-type="paragraph" svg:width="17cm" style:rel-width="100%" svg:height="7.149cm" style:rel-height="scale" draw:z-index="64"><draw:image xlink:href="Pictures/10000201000005360000023103DF935B259F6709.png" xlink:type="simple" xlink:show="embed" xlink:actuate="onLoad" loext:mime-type="image/png"/></draw:frame>Figure <text:sequence text:ref-name="refFigure3" text:name="Figure" text:formula="ooow:Figure+1" style:num-format="1">4</text:sequence>: class diagram</text:p></draw:text-box></draw:frame><text:s text:c="9"/></text:p>
      <text:p text:style-name="P24"/>
      <text:p text:style-name="P24"/>
      <text:p text:style-name="P24"/>
      <text:p text:style-name="P24"/>
      <text:p text:style-name="P96">Lesson 75 Dependency Injection in Java Configuration</text:p>
      <text:p text:style-name="P16"/>
      <text:p text:style-name="P89"><text:a xlink:type="simple" xlink:href="https://github.com/roloje777/sfg-di/tree/di-in-java-config" text:style-name="Internet_20_link" text:visited-style-name="Visited_20_Internet_20_Link"><text:span text:style-name="T45">branch di-in-java-config</text:span></text:a></text:p>
      <text:p text:style-name="P25"/>
      <text:p text:style-name="P25"/>
      <text:p text:style-name="P125">OK, what I want to demonstrate to you is how we can use Dependency Injection within our Java configuration,</text:p>
      <text:p text:style-name="P147">so very common thing to do.</text:p>
      <text:p text:style-name="P147">But to do that, to come up with an example, I want to do a little refactoring.</text:p>
      <text:p text:style-name="P147">So here we have our EnglishGreetingService.</text:p>
      <text:p text:style-name="P147">Let's say, rather than returning a string from this method, we actually wanted to return it from a</text:p>
      <text:p text:style-name="P147">database.</text:p>
      <text:p text:style-name="P147">So I'm using a hypothetical situation here, purely hypothetical.</text:p>
      <text:p text:style-name="P147">We're going to say that we want to store that into a database.</text:p>
      <text:p text:style-name="P147">Now, a common pattern that we use with the Spring Framework is to use repositories, and we've already</text:p>
      <text:p text:style-name="P147">demonstrated that previously in the course.</text:p>
      <text:p text:style-name="P147">So I'm going to make a mock repository for the EnglishGreetingService.</text:p>
      <text:p text:style-name="P25"/>
      <text:p text:style-name="P25"/>
      <text:p text:style-name="P67"><text:a xlink:type="simple" xlink:href="https://github.com/roloje777/sfg-di/commit/db342d02fd69ee0bf10f1e5e751c9f2326df7514" text:style-name="Internet_20_link" text:visited-style-name="Visited_20_Internet_20_Link"><text:span text:style-name="T44">See changes here</text:span></text:a></text:p>
      <text:p text:style-name="P28"/>
      <text:p text:style-name="P28"/>
      <text:p text:style-name="P28"/>
      <text:p text:style-name="P25"/>
      <text:p text:style-name="P25"/>
      <text:p text:style-name="P25"><draw:frame draw:style-name="fr2" draw:name="Frame18" text:anchor-type="char" svg:width="17cm" draw:z-index="65"><draw:text-box fo:min-height="6.556cm"><text:p text:style-name="Figure"><draw:frame draw:style-name="fr6" draw:name="Image6" text:anchor-type="paragraph" svg:width="17cm" style:rel-width="100%" svg:height="6.556cm" style:rel-height="scale" draw:z-index="66"><draw:image xlink:href="Pictures/100002010000056600000215FF638D2EC952CAEC.png" xlink:type="simple" xlink:show="embed" xlink:actuate="onLoad" loext:mime-type="image/png"/></draw:frame>Figure <text:sequence text:ref-name="refFigure4" text:name="Figure" text:formula="ooow:Figure+1" style:num-format="1">5</text:sequence>: java DI configuration</text:p></draw:text-box></draw:frame><text:s text:c="22"/></text:p>
      <text:p text:style-name="P25"/>
      <text:p text:style-name="P93"/>
      <text:p text:style-name="P25"><draw:frame draw:style-name="fr1" draw:name="Frame19" text:anchor-type="paragraph" svg:x="0.18cm" svg:y="0.305cm" svg:width="11.201cm" draw:z-index="67"><draw:text-box fo:min-height="4.868cm"><text:p text:style-name="Drawing"><draw:frame text:anchor-type="paragraph" draw:z-index="68" draw:name="Shape44" draw:style-name="gr13" draw:text-style-name="P207" svg:width="11.173cm" svg:height="4.867cm" svg:x="0.014cm" svg:y="0cm"><draw:text-box><text:p text:style-name="P203"><text:span text:style-name="T81">package guru.springframework.sfgdi.services;</text:span><text:span text:style-name="T81"><text:line-break/></text:span><text:span text:style-name="T81"><text:line-break/></text:span><text:span text:style-name="T82">/**</text:span><text:span text:style-name="T82"><text:line-break/></text:span><text:span text:style-name="T82"> * Created by jt on 12/26/19.</text:span><text:span text:style-name="T82"><text:line-break/></text:span><text:span text:style-name="T82"> */</text:span><text:span text:style-name="T82"><text:line-break/></text:span><text:span text:style-name="T81">public interface GreetingService {</text:span><text:span text:style-name="T81"><text:line-break/></text:span><text:span text:style-name="T81"><text:line-break/></text:span><text:span text:style-name="T81"> <text:s text:c="3"/>String sayGreeting();</text:span><text:span text:style-name="T81"><text:line-break/></text:span><text:span text:style-name="T81">}</text:span><text:span text:style-name="T81"><text:line-break/></text:span><text:span text:style-name="T81"/></text:p></draw:text-box></draw:frame>Drawing <text:sequence text:ref-name="refDrawing12" text:name="Drawing" text:formula="ooow:Drawing+1" style:num-format="1">13</text:sequence>: GreetingService.java</text:p></draw:text-box></draw:frame></text:p>
      <text:p text:style-name="P25"><text:s text:c="3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Frame20" text:anchor-type="paragraph" svg:x="0.312cm" svg:y="0.231cm" svg:width="12.039cm" draw:z-index="69"><draw:text-box fo:min-height="12.744cm"><text:p text:style-name="Drawing"><draw:frame text:anchor-type="paragraph" draw:z-index="70" draw:name="Shape45" draw:style-name="gr12" draw:text-style-name="P207" svg:width="12.011cm" svg:height="12.743cm" svg:x="0.012cm" svg:y="0cm"><draw:text-box><text:p text:style-name="P203"><text:span text:style-name="T81">package guru.springframework.sfgdi.services;</text:span><text:span text:style-name="T81"><text:line-break/></text:span><text:span text:style-name="T81"><text:line-break/></text:span><text:span text:style-name="T81"><text:line-break/></text:span><text:span text:style-name="T81">import guru.springframework.sfgdi.repositories.EnglishGreetingRepository;</text:span><text:span text:style-name="T81"><text:line-break/></text:span><text:span text:style-name="T81"><text:line-break/></text:span><text:span text:style-name="T82">/**</text:span><text:span text:style-name="T82"><text:line-break/></text:span><text:span text:style-name="T82"> * Created by jt on 12/27/19.</text:span><text:span text:style-name="T82"><text:line-break/></text:span><text:span text:style-name="T82"> */</text:span><text:span text:style-name="T82"><text:line-break/></text:span><text:span text:style-name="T82"><text:line-break/></text:span><text:span text:style-name="T82"><text:line-break/></text:span><text:span text:style-name="T81">public class I18nEnglishGreetingService implements GreetingService {</text:span><text:span text:style-name="T81"><text:line-break/></text:span><text:span text:style-name="T81"><text:line-break/></text:span><text:span text:style-name="T81"> <text:s text:c="3"/>private final EnglishGreetingRepository englishGreetingRepository;</text:span><text:span text:style-name="T81"><text:line-break/></text:span><text:span text:style-name="T81"><text:line-break/></text:span><text:span text:style-name="T81"> <text:s text:c="3"/>public I18nEnglishGreetingService(EnglishGreetingRepository englishGreetingRepository) {</text:span><text:span text:style-name="T81"><text:line-break/></text:span><text:span text:style-name="T81"> <text:s text:c="7"/>this.englishGreetingRepository = englishGreetingRepository;</text:span><text:span text:style-name="T81"><text:line-break/></text:span><text:span text:style-name="T81"> <text:s text:c="3"/>}</text:span><text:span text:style-name="T81"><text:line-break/></text:span><text:span text:style-name="T81"><text:line-break/></text:span><text:span text:style-name="T81"> <text:s text:c="3"/>@Override</text:span><text:span text:style-name="T81"><text:line-break/></text:span><text:span text:style-name="T81"> <text:s text:c="3"/>public String sayGreeting() {</text:span><text:span text:style-name="T81"><text:line-break/></text:span><text:span text:style-name="T81"><text:line-break/></text:span><text:span text:style-name="T81"> <text:s text:c="7"/>// I changed this as John did not use the actual repo here</text:span><text:span text:style-name="T81"><text:line-break/></text:span><text:span text:style-name="T81"> <text:s text:c="7"/>//return "Hello World - EN";</text:span><text:span text:style-name="T81"><text:line-break/></text:span><text:span text:style-name="T81"> <text:s text:c="7"/>return englishGreetingRepository.getGreeting();</text:span><text:span text:style-name="T81"><text:line-break/></text:span><text:span text:style-name="T81"> <text:s text:c="3"/>}</text:span><text:span text:style-name="T81"><text:line-break/></text:span><text:span text:style-name="T81">}</text:span><text:span text:style-name="T81"><text:line-break/></text:span><text:span text:style-name="T81"/></text:p></draw:text-box></draw:frame>Drawing <text:sequence text:ref-name="refDrawing13" text:name="Drawing" text:formula="ooow:Drawing+1" style:num-format="1">14</text:sequence>: I18nEnglishGreetingService.java</text:p></draw:text-box></draw:frame></text:p>
      <text:p text:style-name="P25"/>
      <text:p text:style-name="P25"><text:s text:c="3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93"><draw:frame draw:style-name="fr1" draw:name="Frame21" text:anchor-type="paragraph" svg:x="-0.085cm" svg:y="0.309cm" svg:width="13.908cm" draw:z-index="71"><draw:text-box fo:min-height="5.941cm"><text:p text:style-name="Drawing"><draw:frame text:anchor-type="paragraph" draw:z-index="72" draw:name="Shape46" draw:style-name="gr11" draw:text-style-name="P207" svg:width="13.907cm" svg:height="5.94cm" svg:x="0cm" svg:y="0cm"><draw:text-box><text:p text:style-name="P203"><text:span text:style-name="T81">package guru.springframework.sfgdi.repositories;</text:span><text:span text:style-name="T81"><text:line-break/></text:span><text:span text:style-name="T81"><text:line-break/></text:span><text:span text:style-name="T81">public interface EnglishGreetingRepository {</text:span><text:span text:style-name="T81"><text:line-break/></text:span><text:span text:style-name="T81"><text:line-break/></text:span><text:span text:style-name="T81"> <text:s text:c="3"/>String getGreeting();</text:span><text:span text:style-name="T81"><text:line-break/></text:span><text:span text:style-name="T81">}</text:span><text:span text:style-name="T81"><text:line-break/></text:span><text:span text:style-name="T81"/></text:p></draw:text-box></draw:frame>Drawing <text:sequence text:ref-name="refDrawing14" text:name="Drawing" text:formula="ooow:Drawing+1" style:num-format="1">15</text:sequence>: EnglishGreetingRepository.java</text:p></draw:text-box></draw:frame><text:s text:c="4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 text:c="7"/></text:p>
      <text:p text:style-name="P25"><text:s text:c="3"/></text:p>
      <text:p text:style-name="P25"><text:s text:c="184"/></text:p>
      <text:p text:style-name="P25"><draw:frame draw:style-name="fr1" draw:name="Frame22" text:anchor-type="paragraph" svg:x="0.034cm" svg:y="0.201cm" svg:width="13.598cm" draw:z-index="73"><draw:text-box fo:min-height="6.085cm"><text:p text:style-name="Drawing"><draw:frame text:anchor-type="paragraph" draw:z-index="74" draw:name="Shape47" draw:style-name="gr10" draw:text-style-name="P207" svg:width="13.597cm" svg:height="6.084cm" svg:x="0cm" svg:y="0cm"><draw:text-box><text:p text:style-name="P203"><text:span text:style-name="T81">package guru.springframework.sfgdi.repositories;</text:span><text:span text:style-name="T81"><text:line-break/></text:span><text:span text:style-name="T81"><text:line-break/></text:span><text:span text:style-name="T81">public class EnglishGreetingRepositoryImpl implements EnglishGreetingRepository{</text:span><text:span text:style-name="T81"><text:line-break/></text:span><text:span text:style-name="T81"> <text:s text:c="3"/>@Override</text:span><text:span text:style-name="T81"><text:line-break/></text:span><text:span text:style-name="T81"> <text:s text:c="3"/>public String getGreeting() {</text:span><text:span text:style-name="T81"><text:line-break/></text:span><text:span text:style-name="T81"> <text:s text:c="7"/>return "Hello World! - EN";</text:span><text:span text:style-name="T81"><text:line-break/></text:span><text:span text:style-name="T81"> <text:s text:c="3"/>}</text:span><text:span text:style-name="T81"><text:line-break/></text:span><text:span text:style-name="T81">}</text:span><text:span text:style-name="T81"><text:line-break/></text:span><text:span text:style-name="T81"/></text:p></draw:text-box></draw:frame>Drawing <text:sequence text:ref-name="refDrawing15" text:name="Drawing" text:formula="ooow:Drawing+1" style:num-format="1">16</text:sequence>: EnglishGreetingRepositoryImpl.java</text:p></draw:text-box></draw:frame><text:s text:c="61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text:anchor-type="paragraph" draw:z-index="75" draw:name="Shape48" draw:style-name="gr9" draw:text-style-name="P204" svg:width="16.537cm" svg:height="10.967cm" svg:x="0.078cm" svg:y="-9.603cm"><draw:text-box><text:p/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93"><text:s/></text:p>
      <text:p text:style-name="P25"/>
      <text:p text:style-name="P25"><draw:frame draw:style-name="fr1" draw:name="Frame23" text:anchor-type="paragraph" svg:x="0.298cm" svg:y="0.109cm" svg:width="16.759cm" draw:z-index="76"><draw:text-box fo:min-height="23.089cm"><text:p text:style-name="Drawing"><draw:frame text:anchor-type="paragraph" draw:z-index="77" draw:name="Shape49" draw:style-name="gr8" draw:text-style-name="P206" svg:width="16.758cm" svg:height="23.088cm" svg:x="0cm" svg:y="0cm"><draw:text-box><text:p text:style-name="P203"><text:span text:style-name="T80">package guru.springframework.sfgdi.config;</text:span><text:span text:style-name="T80"><text:line-break/></text:span><text:span text:style-name="T80"><text:line-break/></text:span><text:span text:style-name="T80">import guru.springframework.sfgdi.repositories.EnglishGreetingRepository;</text:span><text:span text:style-name="T80"><text:line-break/></text:span><text:span text:style-name="T80">import guru.springframework.sfgdi.repositories.EnglishGreetingRepositoryImpl;</text:span><text:span text:style-name="T80"><text:line-break/></text:span><text:span text:style-name="T80">import guru.springframework.sfgdi.services.*;</text:span><text:span text:style-name="T80"><text:line-break/></text:span><text:span text:style-name="T80"><text:line-break/></text:span><text:span text:style-name="T80">import org.springframework.context.annotation.Bean;</text:span><text:span text:style-name="T80"><text:line-break/></text:span><text:span text:style-name="T80">import org.springframework.context.annotation.Configuration;</text:span><text:span text:style-name="T80"><text:line-break/></text:span><text:span text:style-name="T80">import org.springframework.context.annotation.Primary;</text:span><text:span text:style-name="T80"><text:line-break/></text:span><text:span text:style-name="T80">import org.springframework.context.annotation.Profile;</text:span><text:span text:style-name="T80"><text:line-break/></text:span><text:span text:style-name="T80"><text:line-break/></text:span><text:span text:style-name="T80">@Configuration</text:span><text:span text:style-name="T80"><text:line-break/></text:span><text:span text:style-name="T80">public class GreeingServiceConfig {</text:span><text:span text:style-name="T80"><text:line-break/></text:span><text:span text:style-name="T80"><text:line-break/></text:span><text:span text:style-name="T80"> <text:s text:c="3"/>@Bean</text:span><text:span text:style-name="T80"><text:line-break/></text:span><text:span text:style-name="T80"> <text:s text:c="3"/>ConstructorGreetingService constructorGreetingService(){</text:span><text:span text:style-name="T80"><text:line-break/></text:span><text:span text:style-name="T80"> <text:s text:c="7"/>return new ConstructorGreetingService();</text:span><text:span text:style-name="T80"><text:line-break/></text:span><text:span text:style-name="T80"> <text:s text:c="3"/>}</text:span><text:span text:style-name="T80"><text:line-break/></text:span><text:span text:style-name="T80"><text:line-break/></text:span><text:span text:style-name="T80"> <text:s text:c="3"/>@Bean</text:span><text:span text:style-name="T80"><text:line-break/></text:span><text:span text:style-name="T80"> <text:s text:c="3"/>PropertyInjectedGreetingService propertyInjectedGreetingService(){</text:span><text:span text:style-name="T80"><text:line-break/></text:span><text:span text:style-name="T80"> <text:s text:c="7"/>return new PropertyInjectedGreetingService();</text:span><text:span text:style-name="T80"><text:line-break/></text:span><text:span text:style-name="T80"> <text:s text:c="3"/>}</text:span><text:span text:style-name="T80"><text:line-break/></text:span><text:span text:style-name="T80"><text:line-break/></text:span><text:span text:style-name="T80"> <text:s text:c="3"/>@Bean</text:span><text:span text:style-name="T80"><text:line-break/></text:span><text:span text:style-name="T80"> <text:s text:c="3"/>SetterInjectedGreetingService setterInjectedGreetingService(){</text:span><text:span text:style-name="T80"><text:line-break/></text:span><text:span text:style-name="T80"> <text:s text:c="7"/>return new SetterInjectedGreetingService();</text:span><text:span text:style-name="T80"><text:line-break/></text:span><text:span text:style-name="T80"> <text:s text:c="3"/>}</text:span><text:span text:style-name="T80"><text:line-break/></text:span><text:span text:style-name="T80"> <text:s text:c="3"/>@Primary</text:span><text:span text:style-name="T80"><text:line-break/></text:span><text:span text:style-name="T80"> <text:s text:c="3"/>@Bean</text:span><text:span text:style-name="T80"><text:line-break/></text:span><text:span text:style-name="T80"> <text:s text:c="3"/>PrimaryGreetingService primaryGreetingService(){</text:span><text:span text:style-name="T80"><text:line-break/></text:span><text:span text:style-name="T80"> <text:s text:c="7"/>return new PrimaryGreetingService();</text:span><text:span text:style-name="T80"><text:line-break/></text:span><text:span text:style-name="T80"> <text:s text:c="3"/>}</text:span><text:span text:style-name="T80"><text:line-break/></text:span><text:span text:style-name="T80"><text:line-break/></text:span><text:span text:style-name="T80"> <text:s text:c="3"/>@Bean</text:span><text:span text:style-name="T80"><text:line-break/></text:span><text:span text:style-name="T80"> <text:s text:c="3"/>EnglishGreetingRepository englishGreetingRepository(){</text:span><text:span text:style-name="T80"><text:line-break/></text:span><text:span text:style-name="T80"> <text:s text:c="7"/>return new EnglishGreetingRepositoryImpl();</text:span><text:span text:style-name="T80"><text:line-break/></text:span><text:span text:style-name="T80"> <text:s text:c="3"/>}</text:span><text:span text:style-name="T80"><text:line-break/></text:span><text:span text:style-name="T80"> <text:s text:c="3"/>@Profile("EN")</text:span><text:span text:style-name="T80"><text:line-break/></text:span><text:span text:style-name="T80"> <text:s text:c="3"/>@Bean()</text:span><text:span text:style-name="T80"><text:line-break/></text:span><text:span text:style-name="T80"> <text:s text:c="3"/>I18nEnglishGreetingService i18nService(EnglishGreetingRepository englishGreetingRepository){</text:span><text:span text:style-name="T80"><text:line-break/></text:span><text:span text:style-name="T80"> <text:s text:c="7"/>return new I18nEnglishGreetingService(englishGreetingRepository);</text:span><text:span text:style-name="T80"><text:line-break/></text:span><text:span text:style-name="T80"> <text:s text:c="3"/>}</text:span><text:span text:style-name="T80"><text:line-break/></text:span><text:span text:style-name="T80"><text:line-break/></text:span><text:span text:style-name="T80"> <text:s text:c="3"/>@Profile({"ES", "default"})</text:span><text:span text:style-name="T80"><text:line-break/></text:span><text:span text:style-name="T80"> <text:s text:c="3"/>@Bean("i18nService")</text:span><text:span text:style-name="T80"><text:line-break/></text:span><text:span text:style-name="T80"> <text:s text:c="3"/>I18NSpanishService i18NSpanishService(){</text:span><text:span text:style-name="T80"><text:line-break/></text:span><text:span text:style-name="T80"> <text:s text:c="7"/>return new I18NSpanishService();</text:span><text:span text:style-name="T80"><text:line-break/></text:span><text:span text:style-name="T80"> <text:s text:c="3"/>}</text:span><text:span text:style-name="T80"><text:line-break/></text:span><text:span text:style-name="T80">}</text:span><text:span text:style-name="T80"><text:line-break/></text:span><text:span text:style-name="T80"/></text:p></draw:text-box></draw:frame>Drawing <text:sequence text:ref-name="refDrawing16" text:name="Drawing" text:formula="ooow:Drawing+1" style:num-format="1">17</text:sequence>: GreeingServiceConfig.java</text:p></draw:text-box></draw:frame></text:p>
      <text:p text:style-name="P25"/>
      <text:p text:style-name="P25"/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<text:s text:c="2"/><text:span text:style-name="T53">Lesson 75 Using Factory Bean</text:span></text:p>
      <text:p text:style-name="P17"/>
      <text:p text:style-name="P29">In this lesson we use the factory pattern to configure the Pet services in the Java Configuration.</text:p>
      <text:p text:style-name="P29"/>
      <text:p text:style-name="P30"><text:a xlink:type="simple" xlink:href="https://github.com/roloje777/sfg-di/tree/factory-beans" text:style-name="Internet_20_link" text:visited-style-name="Visited_20_Internet_20_Link">Branch factory-beans</text:a></text:p>
      <text:p text:style-name="P29"/>
      <text:list xml:id="list183882168" text:style-name="L12">
        <text:list-item>
          <text:p text:style-name="P188"><text:span text:style-name="T50">I create the Factory pattern class </text:span><text:span text:style-name="T60">PetServiceFactory.</text:span><text:span text:style-name="T61">java</text:span></text:p>
        </text:list-item>
        <text:list-item>
          <text:p text:style-name="P179">Delete the “component scan” annotations <text:s/>from the Service classes as I’ll be using the Java based configuration to create Spring context beans</text:p>
          <text:list>
            <text:list-item>
              <text:p text:style-name="P179"><text:span text:style-name="T56">//@Profile("cat")</text:span><text:line-break/><text:span text:style-name="T56">//@Service()</text:span></text:p>
            </text:list-item>
            <text:list-item>
              <text:p text:style-name="P179"><text:span text:style-name="T56">//@Profile({"dog", "default"})</text:span><text:line-break/><text:span text:style-name="T56">//@Service</text:span></text:p>
            </text:list-item>
            <text:list-item>
              <text:p text:style-name="P179"/>
            </text:list-item>
          </text:list>
        </text:list-item>
        <text:list-item>
          <text:p text:style-name="P188"><text:span text:style-name="T50">create the methods required in the Java Configuration file </text:span><text:span text:style-name="T60">GreeingServiceConfig.</text:span><text:span text:style-name="T61">java</text:span></text:p>
          <text:list>
            <text:list-item>
              <text:p text:style-name="P188"><text:span text:style-name="T63">@Bean</text:span><text:line-break/><text:span text:style-name="T60">PetServiceFactory </text:span><text:span text:style-name="T65">petServiceFactory</text:span><text:span text:style-name="T60">(){</text:span><text:line-break/><text:span text:style-name="T60"> <text:s text:c="3"/></text:span><text:span text:style-name="T54">return new </text:span><text:span text:style-name="T60">PetServiceFactory()</text:span><text:span text:style-name="T54">;</text:span><text:line-break/><text:span text:style-name="T60">}</text:span><text:line-break/><text:span text:style-name="T62">@Profile</text:span><text:span text:style-name="T60">({</text:span><text:span text:style-name="T57">"default"</text:span><text:span text:style-name="T54">,</text:span><text:span text:style-name="T57">"dog"</text:span><text:span text:style-name="T60">})</text:span><text:line-break/><text:span text:style-name="T62">@Bean</text:span><text:line-break/><text:span text:style-name="T60">PetService </text:span><text:span text:style-name="T65">dogPetService</text:span><text:span text:style-name="T60">(PetServiceFactory petServiceFactory){</text:span><text:line-break/><text:span text:style-name="T60"> <text:s text:c="3"/></text:span><text:span text:style-name="T54">return </text:span><text:span text:style-name="T60">petServiceFactory.getPetService(</text:span><text:span text:style-name="T57">"dog"</text:span><text:span text:style-name="T60">)</text:span><text:span text:style-name="T54">;</text:span><text:line-break/><text:span text:style-name="T60">}</text:span><text:line-break/><text:line-break/><text:span text:style-name="T62">@Profile</text:span><text:span text:style-name="T60">({</text:span><text:span text:style-name="T57">"cat"</text:span><text:span text:style-name="T60">})</text:span><text:line-break/><text:span text:style-name="T62">@Bean</text:span><text:line-break/><text:span text:style-name="T60">PetService </text:span><text:span text:style-name="T65">catPetService</text:span><text:span text:style-name="T60">(PetServiceFactory petServiceFactory){</text:span><text:line-break/><text:span text:style-name="T60"> <text:s text:c="3"/></text:span><text:span text:style-name="T54">return </text:span><text:span text:style-name="T60">petServiceFactory.getPetService(</text:span><text:span text:style-name="T57">"cat"</text:span><text:span text:style-name="T60">)</text:span><text:span text:style-name="T54">;</text:span><text:line-break/><text:span text:style-name="T60">}</text:span></text:p>
            </text:list-item>
            <text:list-item>
              <text:p text:style-name="P189"/>
            </text:list-item>
            <text:list-item>
              <text:p text:style-name="P189"/>
            </text:list-item>
          </text:list>
        </text:list-item>
        <text:list-item>
          <text:p text:style-name="P179">Remove the Context Scan in the main method class as it will now use Java Configuration</text:p>
          <text:list>
            <text:list-item>
              <text:p text:style-name="P179"><text:span text:style-name="T56">//@ComponentScan(basePackages = {"guru.springframework.sfgdi", "com.springframework.pets"})</text:span><text:line-break/><text:span text:style-name="T64">@SpringBootApplication</text:span><text:line-break/><text:span text:style-name="T55">public class </text:span><text:span text:style-name="T59">SfgDiApplication {</text:span></text:p>
            </text:list-item>
          </text:list>
        </text:list-item>
        <text:list-item>
          <text:p text:style-name="P179">Clean up classes by removing the unused imports etc</text:p>
        </text:list-item>
      </text:list>
      <text:p text:style-name="P30"/>
      <text:p text:style-name="P30"/>
      <text:p text:style-name="P30"><text:a xlink:type="simple" xlink:href="https://github.com/roloje777/sfg-di/commit/d33aa08280f693afe8b19f3d6e57c1a4df79b7a9" text:style-name="Internet_20_link" text:visited-style-name="Visited_20_Internet_20_Link">See differences here</text:a></text:p>
      <text:p text:style-name="P30"/>
      <text:p text:style-name="P30"/>
      <text:p text:style-name="P30"/>
      <text:p text:style-name="P30"/>
      <text:p text:style-name="P30"><draw:frame draw:style-name="fr2" draw:name="Frame24" text:anchor-type="char" svg:width="17cm" draw:z-index="78"><draw:text-box fo:min-height="8.453cm"><text:p text:style-name="Figure"><draw:frame draw:style-name="fr6" draw:name="Image7" text:anchor-type="paragraph" svg:width="17cm" style:rel-width="100%" svg:height="8.453cm" style:rel-height="scale" draw:z-index="79"><draw:image xlink:href="Pictures/1000020100000391000001C669CF2732DF6A33C1.png" xlink:type="simple" xlink:show="embed" xlink:actuate="onLoad" loext:mime-type="image/png"/></draw:frame>Figure <text:sequence text:ref-name="refFigure5" text:name="Figure" text:formula="ooow:Figure+1" style:num-format="1">6</text:sequence>: Fcatory Pattern Class Diagram</text:p></draw:text-box></draw:frame><text:soft-page-break/><text:s text:c="3"/></text:p>
      <text:p text:style-name="P30"/>
      <text:p text:style-name="P30"/>
      <text:p text:style-name="P30"/>
      <text:p text:style-name="P97">Lesson 77 Spring XML configuration example</text:p>
      <text:p text:style-name="P18"/>
      <text:p text:style-name="P19"><text:a xlink:type="simple" xlink:href="https://github.com/roloje777/sfg-di/tree/xml-config-example" text:style-name="Internet_20_link" text:visited-style-name="Visited_20_Internet_20_Link">branch xml-config-example</text:a></text:p>
      <text:p text:style-name="P18"/>
      <text:p text:style-name="P127">XML configuration with the Spring Framework. It's a widely used, been around for a long time.</text:p>
      <text:p text:style-name="P150">Since the early days of Spring Framework,</text:p>
      <text:p text:style-name="P150">we had XML configuration.</text:p>
      <text:p text:style-name="P150">It was very popular in its day. Really not used that much anymore.</text:p>
      <text:p text:style-name="P150">Primarily, Java is the preference, but still in use out there.</text:p>
      <text:p text:style-name="P31"/>
      <text:p text:style-name="P31"/>
      <text:list xml:id="list2980802320" text:style-name="L13">
        <text:list-item>
          <text:p text:style-name="P180">Create an xml configuaration file under resources. </text:p>
          <text:list>
            <text:list-item>
              <text:p text:style-name="P180">Note the namespace </text:p>
            </text:list-item>
            <text:list-item>
              <text:p text:style-name="P192">XML namespace is setting up a schema of how that XML can be structured.</text:p>
            </text:list-item>
          </text:list>
        </text:list-item>
      </text:list>
      <text:p text:style-name="P151"><text:tab/>So this gives us the constraints of how this XML config file can be written.</text:p>
      <text:p text:style-name="P151"><text:tab/>Very important to understand that, but we're going to be leveraging that to define some Spring beans</text:p>
      <text:p text:style-name="P151"><text:tab/>within the XML configuration.</text:p>
      <text:list xml:id="list2001218026" text:style-name="L14">
        <text:list-item>
          <text:p text:style-name="P200">Name = “” is the name of the method.</text:p>
        </text:list-item>
      </text:list>
      <text:list xml:id="list114317513315197" text:continue-list="list2980802320" text:style-name="L13">
        <text:list-item>
          <text:list>
            <text:list-header>
              <text:p text:style-name="P180"><text:s/></text:p>
              <text:p text:style-name="P180"><text:s text:c="162"/></text:p>
            </text:list-header>
          </text:list>
        </text:list-item>
      </text:list>
      <text:p text:style-name="P31"><text:s text:c="12"/></text:p>
      <text:p text:style-name="P31"><draw:frame draw:style-name="fr1" draw:name="Frame25" text:anchor-type="paragraph" svg:x="-0.113cm" svg:y="0.014cm" svg:width="17.316cm" draw:z-index="80"><draw:text-box fo:min-height="4.06cm"><text:p text:style-name="Drawing"><draw:frame text:anchor-type="paragraph" draw:z-index="81" draw:name="Shape50" draw:style-name="gr7" draw:text-style-name="P205" svg:width="17.315cm" svg:height="4.059cm" svg:x="0cm" svg:y="0.06cm"><draw:text-box><text:p text:style-name="P203"><text:span text:style-name="T77">&lt;?</text:span><text:span text:style-name="T78">xml version</text:span><text:span text:style-name="T72">="1.0" </text:span><text:span text:style-name="T78">encoding</text:span><text:span text:style-name="T72">="UTF-8"</text:span><text:span text:style-name="T77">?&gt;</text:span><text:span text:style-name="T77"><text:line-break/></text:span><text:span text:style-name="T77">&lt;beans </text:span><text:span text:style-name="T78">xmlns</text:span><text:span text:style-name="T72">="http://www.springframework.org/schema/beans"</text:span><text:span text:style-name="T72"><text:line-break/></text:span><text:span text:style-name="T72"> <text:s text:c="6"/></text:span><text:span text:style-name="T78">xmlns:</text:span><text:span text:style-name="T79">xsi</text:span><text:span text:style-name="T72">="http://www.w3.org/2001/XMLSchema-instance"</text:span><text:span text:style-name="T72"><text:line-break/></text:span><text:span text:style-name="T72"> <text:s text:c="6"/></text:span><text:span text:style-name="T79">xsi</text:span><text:span text:style-name="T78">:schemaLocation</text:span><text:span text:style-name="T72">="http://www.springframework.org/schema/beans http://www.springframework.org/schema/beans/spring-beans.xsd"</text:span><text:span text:style-name="T77">&gt;</text:span><text:span text:style-name="T77"><text:line-break/></text:span><text:span text:style-name="T77"><text:line-break/></text:span><text:span text:style-name="T77"> <text:s text:c="3"/>&lt;bean </text:span><text:span text:style-name="T78">name</text:span><text:span text:style-name="T72">="constructorGreetingService" </text:span><text:span text:style-name="T78">class</text:span><text:span text:style-name="T72">="guru.springframework.sfgdi.services.ConstructorGreetingService"</text:span><text:span text:style-name="T77">/&gt;</text:span><text:span text:style-name="T77"><text:line-break/></text:span><text:span text:style-name="T77">&lt;/beans&gt;</text:span></text:p></draw:text-box></draw:frame>Drawing <text:sequence text:ref-name="refDrawing17" text:name="Drawing" text:formula="ooow:Drawing+1" style:num-format="1">18</text:sequence>: xml configuration file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2411355039" text:style-name="L15">
        <text:list-item>
          <text:p text:style-name="P181">Import the Resources – import the xlm information</text:p>
          <text:list>
            <text:list-item>
              <text:p text:style-name="P181"><text:span text:style-name="T64">@ImportResource</text:span><text:span text:style-name="T59">(</text:span><text:span text:style-name="T58">"classpath:sfgdi-config.xml"</text:span><text:span text:style-name="T59">)</text:span></text:p>
              <text:list>
                <text:list-item>
                  <text:p text:style-name="P184"><text:span text:style-name="T39">We can add this to either the main class or as in this case the </text:span><text:span text:style-name="T66"><text:s/></text:span><text:span text:style-name="T29">GreeingServiceConfig </text:span><text:span text:style-name="T32">as its also a @Configuration file</text:span><text:span text:style-name="T29"> </text:span></text:p>
                </text:list-item>
              </text:list>
            </text:list-item>
          </text:list>
        </text:list-item>
      </text:list>
      <text:p text:style-name="P32"/>
      <text:p text:style-name="P32"><draw:frame draw:style-name="fr1" draw:name="Frame26" text:anchor-type="paragraph" svg:x="0.769cm" svg:y="0.298cm" svg:width="13.127cm" draw:z-index="82"><draw:text-box fo:min-height="1.854cm"><text:p text:style-name="Drawing"><draw:frame text:anchor-type="paragraph" draw:z-index="83" draw:name="Shape51" draw:style-name="gr6" draw:text-style-name="P205" svg:width="13.126cm" svg:height="1.853cm" svg:x="0cm" svg:y="0cm"><draw:text-box><text:p text:style-name="P203"><text:span text:style-name="T73">@ImportResource</text:span><text:span text:style-name="T74">(</text:span><text:span text:style-name="T72">"classpath:sfgdi-config.xml"</text:span><text:span text:style-name="T74">)</text:span><text:span text:style-name="T74"><text:line-break/></text:span><text:span text:style-name="T73">@Configuration</text:span><text:span text:style-name="T73"><text:line-break/></text:span><text:span text:style-name="T70">public class </text:span><text:span text:style-name="T74">GreeingServiceConfig {</text:span></text:p></draw:text-box></draw:frame>Drawing <text:sequence text:ref-name="refDrawing18" text:name="Drawing" text:formula="ooow:Drawing+1" style:num-format="1">19</text:sequence>: guru.springframework.sfgdi.config.GreeingServiceConfig .java</text:p></draw:text-box></draw:frame><text:s text:c="3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94"/>
      <text:p text:style-name="P32"/>
      <text:list xml:id="list2202368418" text:style-name="L16">
        <text:list-item>
          <text:p text:style-name="P182">we delete the lines of code that used the Java Configuration</text:p>
        </text:list-item>
      </text:list>
      <text:p text:style-name="P32"/>
      <text:p text:style-name="P32"><draw:frame draw:style-name="fr1" draw:name="Frame27" text:anchor-type="paragraph" svg:x="0.577cm" svg:y="0.333cm" svg:width="13.07cm" draw:z-index="84"><draw:text-box fo:min-height="3.632cm"><text:p text:style-name="Drawing"><draw:frame text:anchor-type="paragraph" draw:z-index="85" draw:name="Shape52" draw:style-name="gr5" draw:text-style-name="P204" svg:width="13.069cm" svg:height="3.631cm" svg:x="0cm" svg:y="0cm"><draw:text-box><text:p text:style-name="P203"><text:span text:style-name="T71">// <text:s text:c="3"/>@Bean</text:span><text:span text:style-name="T71"><text:line-break/></text:span><text:span text:style-name="T71">// <text:s text:c="3"/>ConstructorGreetingService constructorGreetingService(){</text:span><text:span text:style-name="T71"><text:line-break/></text:span><text:span text:style-name="T71">// <text:s text:c="7"/>return new ConstructorGreetingService();</text:span><text:span text:style-name="T71"><text:line-break/></text:span><text:span text:style-name="T71">// <text:s text:c="3"/>}</text:span></text:p></draw:text-box></draw:frame>Drawing <text:sequence text:ref-name="refDrawing19" text:name="Drawing" text:formula="ooow:Drawing+1" style:num-format="1">20</text:sequence>: guru.springframework.sfgdi.config.GreeingServiceConfig .java</text:p></draw:text-box></draw:frame><text:s text:c="2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a xlink:type="simple" xlink:href="https://github.com/roloje777/sfg-di/commit/1596b5c5f47f0fa6a2e2c880f600097a753f21f3" text:style-name="Internet_20_link" text:visited-style-name="Visited_20_Internet_20_Link">see differences here</text:a></text:p>
      <text:p text:style-name="P33"/>
      <text:p text:style-name="P33"/>
      <text:p text:style-name="P98">Lesson 79 Spring Bean Scope</text:p>
      <text:p text:style-name="P20"/>
      <text:p text:style-name="P20"><text:a xlink:type="simple" xlink:href="https://github.com/roloje777/sfg-di/tree/scope-demo" text:style-name="Internet_20_link" text:visited-style-name="Visited_20_Internet_20_Link">branch <text:s/>scope-demo</text:a></text:p>
      <text:p text:style-name="P20"/>
      <text:p text:style-name="P20"><text:a xlink:type="simple" xlink:href="../../../../Section5_SpringFrameworkConfiguratoion/BeanScopeV2.pdf" text:style-name="Internet_20_link" text:visited-style-name="Visited_20_Internet_20_Link">see notes</text:a></text:p>
      <text:p text:style-name="P20"/>
      <text:p text:style-name="P13">• Singleton - (default) Only one instance of the bean is created in the IoC container.</text:p>
      <text:p text:style-name="P13">• Prototype - A new instance is created each time the bean is requested.</text:p>
      <text:p text:style-name="P13">• No declaration needed for singleton scope.</text:p>
      <text:p text:style-name="P13">• In Java configuration use @Scope annotation</text:p>
      <text:p text:style-name="P13">• In XML configuration scope is an XML attribute of the ‘bean’ tag</text:p>
      <text:p text:style-name="P13">• 99% of the time singleton scope is fine!</text:p>
      <text:p text:style-name="P13"/>
      <text:p text:style-name="P13"><draw:frame draw:style-name="fr1" draw:name="Frame28" text:anchor-type="paragraph" svg:x="0.019cm" svg:y="0.222cm" svg:width="11.82cm" draw:z-index="86"><draw:text-box fo:min-height="6.99cm"><text:p text:style-name="Drawing"><draw:frame text:anchor-type="paragraph" draw:z-index="87" draw:name="Shape53" draw:style-name="gr4" draw:text-style-name="P204" svg:width="11.819cm" svg:height="6.989cm" svg:x="0cm" svg:y="0cm"><draw:text-box><text:p text:style-name="P203"><text:span text:style-name="T70">package </text:span><text:span text:style-name="T74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4">org.springframework.stereotype.</text:span><text:span text:style-name="T73">Component</text:span><text:span text:style-name="T70">;</text:span><text:span text:style-name="T70"><text:line-break/></text:span><text:span text:style-name="T70"><text:line-break/></text:span><text:span text:style-name="T73">@Component</text:span><text:span text:style-name="T73"><text:line-break/></text:span><text:span text:style-name="T70">public class </text:span><text:span text:style-name="T74">SingletonBean {</text:span><text:span text:style-name="T74"><text:line-break/></text:span><text:span text:style-name="T74"><text:line-break/></text:span><text:span text:style-name="T74"> <text:s text:c="3"/></text:span><text:span text:style-name="T70">public </text:span><text:span text:style-name="T75">SingletonBean</text:span><text:span text:style-name="T74">() {</text:span><text:span text:style-name="T74"><text:line-break/></text:span><text:span text:style-name="T74"> <text:s text:c="7"/>System.</text:span><text:span text:style-name="T76">out</text:span><text:span text:style-name="T74">.println(</text:span><text:span text:style-name="T72">"Creating a Singleton Bean!"</text:span><text:span text:style-name="T74">)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<text:line-break/></text:span><text:span text:style-name="T74"> <text:s text:c="3"/></text:span><text:span text:style-name="T70">public </text:span><text:span text:style-name="T74">String </text:span><text:span text:style-name="T75">getMyScope</text:span><text:span text:style-name="T74">(){</text:span><text:span text:style-name="T74"><text:line-break/></text:span><text:span text:style-name="T74"> <text:s text:c="7"/></text:span><text:span text:style-name="T70">return </text:span><text:span text:style-name="T72">"I'm Singleton"</text:span><text:span text:style-name="T70">;</text:span><text:span text:style-name="T70"><text:line-break/>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text:span text:style-name="T74"><text:line-break/></text:span><text:span text:style-name="T74"/></text:p></draw:text-box></draw:frame>Drawing <text:sequence text:ref-name="refDrawing20" text:name="Drawing" text:formula="ooow:Drawing+1" style:num-format="1">21</text:sequence>: guru.springframework.sfgdi.services.SingletonBean.java</text:p></draw:text-box></draw:frame><text:s text:c="3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 text:c="12"/></text:p>
      <text:p text:style-name="P13"><draw:frame draw:style-name="fr1" draw:name="Frame29" text:anchor-type="paragraph" svg:x="0.196cm" svg:y="0.314cm" svg:width="11.217cm" draw:z-index="88"><draw:text-box fo:min-height="8.223cm"><text:p text:style-name="Drawing"><draw:frame text:anchor-type="paragraph" draw:z-index="89" draw:name="Shape54" draw:style-name="gr3" draw:text-style-name="P204" svg:width="11.216cm" svg:height="8.222cm" svg:x="0cm" svg:y="0cm"><draw:text-box><text:p text:style-name="P203"><text:span text:style-name="T70">package </text:span><text:span text:style-name="T74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4">org.springframework.beans.factory.config.ConfigurableBeanFactory</text:span><text:span text:style-name="T70">;</text:span><text:span text:style-name="T70"><text:line-break/></text:span><text:span text:style-name="T70">import </text:span><text:span text:style-name="T74">org.springframework.context.annotation.</text:span><text:span text:style-name="T73">Scope</text:span><text:span text:style-name="T70">;</text:span><text:span text:style-name="T70"><text:line-break/></text:span><text:span text:style-name="T70">import </text:span><text:span text:style-name="T74">org.springframework.stereotype.</text:span><text:span text:style-name="T73">Component</text:span><text:span text:style-name="T70">;</text:span><text:span text:style-name="T70"><text:line-break/></text:span><text:span text:style-name="T73">@Scope</text:span><text:span text:style-name="T74">(ConfigurableBeanFactory.</text:span><text:span text:style-name="T76">SCOPE_PROTOTYPE</text:span><text:span text:style-name="T74">)</text:span><text:span text:style-name="T74"><text:line-break/></text:span><text:span text:style-name="T73">@Component</text:span><text:span text:style-name="T73"><text:line-break/></text:span><text:span text:style-name="T70">public class </text:span><text:span text:style-name="T74">PrototypeBean {</text:span><text:span text:style-name="T74"><text:line-break/></text:span><text:span text:style-name="T74"><text:line-break/></text:span><text:span text:style-name="T74"> <text:s text:c="3"/></text:span><text:span text:style-name="T70">public </text:span><text:span text:style-name="T75">PrototypeBean</text:span><text:span text:style-name="T74">() {</text:span><text:span text:style-name="T74"><text:line-break/></text:span><text:span text:style-name="T74"> <text:s text:c="7"/>System.</text:span><text:span text:style-name="T76">out</text:span><text:span text:style-name="T74">.println(</text:span><text:span text:style-name="T72">"Creating a Prototype Bean!!!"</text:span><text:span text:style-name="T74">)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<text:line-break/></text:span><text:span text:style-name="T74"> <text:s text:c="3"/></text:span><text:span text:style-name="T70">public </text:span><text:span text:style-name="T74">String </text:span><text:span text:style-name="T75">getMyScope</text:span><text:span text:style-name="T74">(){</text:span><text:span text:style-name="T74"><text:line-break/></text:span><text:span text:style-name="T74"> <text:s text:c="7"/></text:span><text:span text:style-name="T70">return </text:span><text:span text:style-name="T72">"I'm a Prototype"</text:span><text:span text:style-name="T70">;</text:span><text:span text:style-name="T70"><text:line-break/></text:span><text:span text:style-name="T70"> <text:s text:c="3"/></text:span><text:span text:style-name="T74">}</text:span><text:span text:style-name="T74"><text:line-break/></text:span><text:span text:style-name="T74">}</text:span><text:span text:style-name="T74"><text:line-break/></text:span><text:span text:style-name="T74"> <text:s text:c="4"/></text:span></text:p></draw:text-box></draw:frame>Drawing <text:sequence text:ref-name="refDrawing21" text:name="Drawing" text:formula="ooow:Drawing+1" style:num-format="1">22</text:sequence>: guru.springframework.sfgdi.services.PrototypeBean.java</text:p></draw:text-box></draw:frame><text:s text:c="186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9"><draw:frame draw:style-name="fr1" draw:name="Frame30" text:anchor-type="paragraph" svg:x="0.064cm" svg:y="0.397cm" svg:width="17.611cm" draw:z-index="90"><draw:text-box fo:min-height="9.846cm"><text:p text:style-name="Drawing"><draw:frame text:anchor-type="paragraph" draw:z-index="91" draw:name="Shape55" draw:style-name="gr2" draw:text-style-name="P205" svg:width="17.61cm" svg:height="9.845cm" svg:x="0cm" svg:y="0cm"><draw:text-box><text:p text:style-name="P203"><text:span text:style-name="T73">@SpringBootApplication</text:span><text:span text:style-name="T73"><text:line-break/></text:span><text:span text:style-name="T70">public class </text:span><text:span text:style-name="T74">SfgDiApplication {</text:span><text:span text:style-name="T74"><text:line-break/></text:span><text:span text:style-name="T74"><text:line-break/></text:span><text:span text:style-name="T74"><text:tab/></text:span><text:span text:style-name="T74"><text:tab/></text:span><text:span text:style-name="T70">public static void </text:span><text:span text:style-name="T75">main</text:span><text:span text:style-name="T74">(String[] args){</text:span></text:p><text:p text:style-name="P203"><text:span text:style-name="T74"><text:tab/></text:span><text:span text:style-name="T74"><text:tab/></text:span><text:span text:style-name="T74">..</text:span><text:span text:style-name="T74"><text:tab/></text:span></text:p><text:p text:style-name="P203"><text:span text:style-name="T74"><text:tab/></text:span><text:span text:style-name="T74"><text:tab/></text:span><text:span text:style-name="T74">..</text:span></text:p><text:p text:style-name="P203"><text:span text:style-name="T74"><text:tab/></text:span><text:span text:style-name="T74"><text:tab/></text:span><text:span text:style-name="T74"><text:tab/></text:span><text:span text:style-name="T74">System.</text:span><text:span text:style-name="T76">out</text:span><text:span text:style-name="T74">.println(</text:span><text:span text:style-name="T72">"---- Bean Scopes ---------"</text:span><text:span text:style-name="T74">)</text:span><text:span text:style-name="T70">;</text:span><text:span text:style-name="T70"><text:line-break/></text:span><text:span text:style-name="T70"><text:tab/></text:span><text:span text:style-name="T70"><text:tab/></text:span><text:span text:style-name="T70"><text:tab/></text:span><text:span text:style-name="T74">SingletonBean singletonBean1 = ctx.getBean(SingletonBean.</text:span><text:span text:style-name="T70">class</text:span><text:span text:style-name="T74">)</text:span><text:span text:style-name="T70">;</text:span><text:span text:style-name="T70"><text:line-break/></text:span><text:span text:style-name="T70"><text:tab/></text:span><text:span text:style-name="T70"><text:tab/></text:span><text:span text:style-name="T70"><text:tab/></text:span><text:span text:style-name="T74">System.</text:span><text:span text:style-name="T76">out</text:span><text:span text:style-name="T74">.println(singletonBean1.getMyScope())</text:span><text:span text:style-name="T70">;</text:span><text:span text:style-name="T70"><text:line-break/></text:span><text:span text:style-name="T70"><text:tab/></text:span><text:span text:style-name="T70"><text:tab/></text:span><text:span text:style-name="T70"><text:tab/></text:span><text:span text:style-name="T74">SingletonBean singletonBean2 = ctx.getBean(SingletonBean.</text:span><text:span text:style-name="T70">class</text:span><text:span text:style-name="T74">)</text:span><text:span text:style-name="T70">;</text:span><text:span text:style-name="T70"><text:line-break/></text:span><text:span text:style-name="T70"><text:tab/></text:span><text:span text:style-name="T70"><text:tab/></text:span><text:span text:style-name="T70"><text:tab/></text:span><text:span text:style-name="T74">System.</text:span><text:span text:style-name="T76">out</text:span><text:span text:style-name="T74">.println(singletonBean2.getMyScope())</text:span><text:span text:style-name="T70">;</text:span><text:span text:style-name="T70"><text:line-break/></text:span><text:span text:style-name="T70"><text:line-break/></text:span><text:span text:style-name="T70"><text:tab/></text:span><text:span text:style-name="T70"><text:tab/></text:span><text:span text:style-name="T70"><text:tab/></text:span><text:span text:style-name="T74">PrototypeBean prototypeBean1 = ctx.getBean(PrototypeBean.</text:span><text:span text:style-name="T70">class</text:span><text:span text:style-name="T74">)</text:span><text:span text:style-name="T70">;</text:span><text:span text:style-name="T70"><text:line-break/></text:span><text:span text:style-name="T70"><text:tab/></text:span><text:span text:style-name="T70"><text:tab/></text:span><text:span text:style-name="T70"><text:tab/></text:span><text:span text:style-name="T74">System.</text:span><text:span text:style-name="T76">out</text:span><text:span text:style-name="T74">.println(prototypeBean1.getMyScope())</text:span><text:span text:style-name="T70">;</text:span><text:span text:style-name="T70"><text:line-break/></text:span><text:span text:style-name="T70"><text:tab/></text:span><text:span text:style-name="T70"><text:tab/></text:span><text:span text:style-name="T70"><text:tab/></text:span><text:span text:style-name="T74">PrototypeBean prototypeBean2 = ctx.getBean(PrototypeBean.</text:span><text:span text:style-name="T70">class</text:span><text:span text:style-name="T74">)</text:span><text:span text:style-name="T70">;</text:span><text:span text:style-name="T70"><text:line-break/></text:span><text:span text:style-name="T70"><text:tab/></text:span><text:span text:style-name="T70"><text:tab/></text:span><text:span text:style-name="T70"><text:tab/></text:span><text:span text:style-name="T74">System.</text:span><text:span text:style-name="T76">out</text:span><text:span text:style-name="T74">.println(prototypeBean2.getMyScope())</text:span><text:span text:style-name="T70">;</text:span><text:span text:style-name="T70"><text:line-break/></text:span><text:span text:style-name="T70"><text:tab/></text:span><text:span text:style-name="T74">}</text:span><text:span text:style-name="T74"><text:line-break/></text:span><text:span text:style-name="T74"><text:line-break/></text:span><text:span text:style-name="T74">}</text:span></text:p></draw:text-box></draw:frame>Drawing <text:sequence text:ref-name="refDrawing22" text:name="Drawing" text:formula="ooow:Drawing+1" style:num-format="1">23</text:sequence>: guru.springframework.sfgdi.SfgDiApplication .java</text:p></draw:text-box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a xlink:type="simple" xlink:href="https://github.com/roloje777/sfg-di/commit/fd3ab12435d93f65e27b4f911d1ed3667926b412" text:style-name="Internet_20_link" text:visited-style-name="Visited_20_Internet_20_Link">See differences</text:a></text:p>
      <text:p text:style-name="P14"/>
      <text:p text:style-name="P14"/>
      <text:h text:style-name="P159" text:outline-level="1"><text:bookmark-start text:name="Section 6"/>Section 6 External Properties with Spring Framework<text:bookmark-end text:name="Section 6"/></text:h>
      <text:p text:style-name="P132"/>
      <text:p text:style-name="P134"><text:a xlink:type="simple" xlink:href="../../../../Section6_SpringFRameworkConfiguration/ExternalPropertiesOverview.pdf" text:style-name="Internet_20_link" text:visited-style-name="Visited_20_Internet_20_Link"><text:span text:style-name="T67">Overview</text:span></text:a></text:p>
      <text:p text:style-name="P134"/>
      <text:p text:style-name="P134"><text:a xlink:type="simple" xlink:href="https://docs.spring.io/spring-boot/docs/2.4.3/reference/html/spring-boot-features.html#boot-features-external-config" text:style-name="Internet_20_link" text:visited-style-name="Visited_20_Internet_20_Link"><text:span text:style-name="T67">Spring Boot Documentation</text:span></text:a></text:p>
      <text:p text:style-name="P134"/>
      <text:p text:style-name="P129">Spring Boot lets you externalize your configuration so that you can work with the same application code in different environments. You can use a variety of external configuration sources, include Java properties files, YAML files, environment variables, and command-line arguments.</text:p>
      <text:p text:style-name="P133">* From Lowest to highest</text:p>
      <text:p text:style-name="P134"/>
      <text:list xml:id="list3524686540" text:style-name="L17">
        <text:list-item>
          <text:p text:style-name="P193">• Properties can be overridden depending on how they are defined</text:p>
        </text:list-item>
        <text:list-item>
          <text:p text:style-name="P193">• Gives you a lot of flexibility for deployments</text:p>
        </text:list-item>
        <text:list-item>
          <text:p text:style-name="P193">• Lowest are properties defined in JAR or war properties or YAML files</text:p>
        </text:list-item>
        <text:list-item>
          <text:p text:style-name="P193">• Next are external property files to JAR via file system</text:p>
        </text:list-item>
        <text:list-item>
          <text:p text:style-name="P193">• Higher are profile specific properties files (in jar, then external)</text:p>
        </text:list-item>
        <text:list-item>
          <text:p text:style-name="P193">• OS Environment variables</text:p>
        </text:list-item>
      </text:list>
      <text:p text:style-name="P134"/>
      <text:p text:style-name="P134"/>
      <text:p text:style-name="P133">* From Lowest to highest</text:p>
      <text:list xml:id="list1223159067" text:style-name="L18">
        <text:list-item>
          <text:p text:style-name="P194">• Java system properties</text:p>
        </text:list-item>
        <text:list-item>
          <text:p text:style-name="P194">• JNDI</text:p>
        </text:list-item>
        <text:list-item>
          <text:p text:style-name="P194">• SPRING_APPLICATION_JSON</text:p>
        </text:list-item>
        <text:list-item>
          <text:p text:style-name="P194">• Command Line Arguments</text:p>
        </text:list-item>
        <text:list-item>
          <text:p text:style-name="P194">• Test Properties (for testing)</text:p>
        </text:list-item>
      </text:list>
      <text:p text:style-name="P134"/>
      <text:p text:style-name="P112"/>
      <text:p text:style-name="P128">Config data files are considered in the following order:</text:p>
      <text:list xml:id="list4016145421" text:style-name="L19">
        <text:list-item>
          <text:p text:style-name="P201"><text:a xlink:type="simple" xlink:href="https://docs.spring.io/spring-boot/docs/2.4.3/reference/html/spring-boot-features.html#boot-features-external-config-files" text:style-name="Internet_20_link" text:visited-style-name="Visited_20_Internet_20_Link"><text:span text:style-name="T11">Application properties</text:span></text:a><text:span text:style-name="T12"> packaged inside your jar (</text:span><text:span text:style-name="Source_20_Text"><text:span text:style-name="T17">application.properties</text:span></text:span><text:span text:style-name="T12"> and YAML variants).</text:span></text:p>
        </text:list-item>
        <text:list-item>
          <text:p text:style-name="P201"><text:a xlink:type="simple" xlink:href="https://docs.spring.io/spring-boot/docs/2.4.3/reference/html/spring-boot-features.html#boot-features-external-config-files-profile-specific" text:style-name="Internet_20_link" text:visited-style-name="Visited_20_Internet_20_Link"><text:span text:style-name="T11">Profile-specific application properties</text:span></text:a><text:span text:style-name="T12"> packaged inside your jar (</text:span><text:span text:style-name="Source_20_Text"><text:span text:style-name="T17">application-{profile}.properties</text:span></text:span><text:span text:style-name="T12"> and YAML variants).</text:span></text:p>
        </text:list-item>
        <text:list-item>
          <text:p text:style-name="P201"><text:a xlink:type="simple" xlink:href="https://docs.spring.io/spring-boot/docs/2.4.3/reference/html/spring-boot-features.html#boot-features-external-config-files" text:style-name="Internet_20_link" text:visited-style-name="Visited_20_Internet_20_Link"><text:span text:style-name="T11">Application properties</text:span></text:a><text:span text:style-name="T12"> outside of your packaged jar (</text:span><text:span text:style-name="Source_20_Text"><text:span text:style-name="T17">application.properties</text:span></text:span><text:span text:style-name="T12"> and YAML variants).</text:span></text:p>
        </text:list-item>
        <text:list-item>
          <text:p text:style-name="P201"><text:a xlink:type="simple" xlink:href="https://docs.spring.io/spring-boot/docs/2.4.3/reference/html/spring-boot-features.html#boot-features-external-config-files-profile-specific" text:style-name="Internet_20_link" text:visited-style-name="Visited_20_Internet_20_Link"><text:span text:style-name="T11">Profile-specific application properties</text:span></text:a><text:span text:style-name="T12"> outside of your packaged jar (</text:span><text:span text:style-name="Source_20_Text"><text:span text:style-name="T17">application-{profile}.properties</text:span></text:span><text:span text:style-name="T12"> and YAML variants).</text:span></text:p>
        </text:list-item>
      </text:list>
      <text:p text:style-name="P155"><text:span text:style-name="T12">To provide a concrete example, suppose you develop a </text:span><text:span text:style-name="Source_20_Text"><text:span text:style-name="T17">@Component</text:span></text:span><text:span text:style-name="T12"> that uses a </text:span><text:span text:style-name="Source_20_Text"><text:span text:style-name="T17">name</text:span></text:span><text:span text:style-name="T12"> property, as shown in the following example:</text:span></text:p>
      <text:p text:style-name="P156"><text:span text:style-name="Source_20_Text"><text:span text:style-name="T20">import</text:span></text:span><text:span text:style-name="Source_20_Text"><text:span text:style-name="T21"> org.springframework.stereotype.*;</text:span></text:span></text:p>
      <text:p text:style-name="P157"><text:span text:style-name="Source_20_Text"><text:span text:style-name="T20">import</text:span></text:span><text:span text:style-name="Source_20_Text"><text:span text:style-name="T21"> org.springframework.beans.factory.annotation.*;</text:span></text:span></text:p>
      <text:p text:style-name="P157"/>
      <text:p text:style-name="P157"><text:span text:style-name="Source_20_Text"><text:span text:style-name="T23">@Component</text:span></text:span></text:p>
      <text:p text:style-name="P157"><text:span text:style-name="Source_20_Text"><text:span text:style-name="T20">public</text:span></text:span><text:span text:style-name="Source_20_Text"><text:span text:style-name="T21"> </text:span></text:span><text:span text:style-name="Source_20_Text"><text:span text:style-name="T20">class</text:span></text:span><text:span text:style-name="Source_20_Text"><text:span text:style-name="T21"> </text:span></text:span><text:span text:style-name="Source_20_Text"><text:span text:style-name="T24">MyBean</text:span></text:span><text:span text:style-name="Source_20_Text"><text:span text:style-name="T21"> {</text:span></text:span></text:p>
      <text:p text:style-name="P157"/>
      <text:p text:style-name="P157"><text:span text:style-name="Source_20_Text"><text:span text:style-name="T22"><text:s text:c="4"/></text:span></text:span><text:span text:style-name="Source_20_Text"><text:span text:style-name="T23">@Value("${name}")</text:span></text:span></text:p>
      <text:p text:style-name="P157"><text:span text:style-name="Source_20_Text"><text:span text:style-name="T22"><text:s text:c="4"/></text:span></text:span><text:span text:style-name="Source_20_Text"><text:span text:style-name="T20">private</text:span></text:span><text:span text:style-name="Source_20_Text"><text:span text:style-name="T21"> String name;</text:span></text:span></text:p>
      <text:p text:style-name="P157"/>
      <text:p text:style-name="P157"><text:span text:style-name="Source_20_Text"><text:span text:style-name="T22"><text:s text:c="4"/></text:span></text:span><text:span text:style-name="Source_20_Text"><text:span text:style-name="T25">// ...</text:span></text:span></text:p>
      <text:p text:style-name="P157"/>
      <text:p text:style-name="P157"><text:span text:style-name="Source_20_Text"><text:span text:style-name="T21">}</text:span></text:span></text:p>
      <text:p text:style-name="P155"><text:span text:style-name="T12">On your application classpath (for example, inside your jar) you can have an </text:span><text:span text:style-name="Source_20_Text"><text:span text:style-name="T17">application.properties</text:span></text:span><text:span text:style-name="T12"> file that provides a sensible default property value for </text:span><text:span text:style-name="Source_20_Text"><text:span text:style-name="T17">name</text:span></text:span><text:span text:style-name="T12">. When running in a new environment, an </text:span><text:span text:style-name="Source_20_Text"><text:span text:style-name="T17">application.properties</text:span></text:span><text:span text:style-name="T12"> file can be provided outside of your jar that overrides the </text:span><text:span text:style-name="Source_20_Text"><text:span text:style-name="T17">name</text:span></text:span><text:span text:style-name="T12">. For one-off testing, you can launch with a specific command line switch (for example, </text:span><text:span text:style-name="Source_20_Text"><text:span text:style-name="T17">java -jar app.jar –name="Spring"</text:span></text:span><text:span text:style-name="T12">).</text:span></text:p>
      <text:p text:style-name="P153"/>
      <text:p text:style-name="P155"><text:span text:style-name="T12">*</text:span><text:span text:style-name="T13">note from</text:span><text:span text:style-name="T14"> </text:span><text:a xlink:type="simple" xlink:href="https://docs.spring.io/spring-boot/docs/2.4.3/reference/html/spring-boot-features.html#boot-features-external-config" text:style-name="Internet_20_link" text:visited-style-name="Visited_20_Internet_20_Link"><text:span text:style-name="T26">Spring Boot Documentation</text:span></text:a></text:p>
      <text:p text:style-name="P134"/>
      <text:p text:style-name="P111">Lesson 88 Using Properties Source</text:p>
      <text:p text:style-name="P134"/>
      <text:p text:style-name="P134"><text:a xlink:type="simple" xlink:href="https://github.com/roloje777/sfg-di/tree/property-source" text:style-name="Internet_20_link" text:visited-style-name="Visited_20_Internet_20_Link"><text:span text:style-name="T68">branch - property-source</text:span></text:a></text:p>
      <text:p text:style-name="P131">And again, just to reiterate, you're going to be needing to set external properties as your application</text:p>
      <text:p text:style-name="P152">evolves through different environments.</text:p>
      <text:p text:style-name="P152">So, for example, you'll have a database and we'll use this example here.</text:p>
      <text:p text:style-name="P152">You might have a database.</text:p>
      <text:p text:style-name="P152">So you need username, password, connect URL to get to the database for establishing a JDBC connection.</text:p>
      <text:p text:style-name="P152">And that database is going to be different in a test environment, UAT environment, or a production</text:p>
      <text:p text:style-name="P152">environment.</text:p>
      <text:p text:style-name="P152">So these are all going to be different things that we need to account for.</text:p>
      <text:p text:style-name="P152">And what we want to do is take those properties, externalize them and have the Spring Framework</text:p>
      <text:p text:style-name="P152">inject them at runtime.</text:p>
      <text:p text:style-name="P152"/>
      <text:p text:style-name="P134"><text:a xlink:type="simple" xlink:href="https://github.com/roloje777/sfg-di/commit/f6084e29b74c61e2f639daa5a1e35bd8b1255ad0" text:style-name="Internet_20_link" text:visited-style-name="Visited_20_Internet_20_Link"><text:span text:style-name="T46">See changes here</text:span></text:a></text:p>
      <text:p text:style-name="P135"/>
      <text:p text:style-name="P123">Lesson 89 Environment Variables and Commmand Line Arguments</text:p>
      <text:p text:style-name="P123"/>
      <text:p text:style-name="P130">Spring Boot lets you externalize your configuration so that you can work with the same application code in different environments. You can use a variety of external configuration sources, include Java properties files, YAML files, environment variables, and command-line arguments.</text:p>
      <text:p text:style-name="P137"/>
      <text:p text:style-name="P136"><text:span text:style-name="T15">By default, </text:span><text:span text:style-name="Source_20_Text"><text:span text:style-name="T18">SpringApplication</text:span></text:span><text:span text:style-name="T15"> converts any command line option arguments (that is, arguments starting with </text:span><text:span text:style-name="Source_20_Text"><text:span text:style-name="T18">--</text:span></text:span><text:span text:style-name="T15">, such as </text:span><text:span text:style-name="Source_20_Text"><text:span text:style-name="T18">--server.port=9000</text:span></text:span><text:span text:style-name="T15">) to a </text:span><text:span text:style-name="Source_20_Text"><text:span text:style-name="T18">property</text:span></text:span><text:span text:style-name="T15"> and adds them to the Spring </text:span><text:span text:style-name="Source_20_Text"><text:span text:style-name="T18">Environment</text:span></text:span><text:span text:style-name="T15">. As mentioned previously, command line properties always take precedence over file based property sources.</text:span></text:p>
      <text:p text:style-name="P154"><text:span text:style-name="T16">If you do not want command line properties to be added to the </text:span><text:span text:style-name="Source_20_Text"><text:span text:style-name="T19">Environment</text:span></text:span><text:span text:style-name="T16">, you can disable them by using </text:span><text:span text:style-name="Source_20_Text"><text:span text:style-name="T19">SpringApplication.setAddCommandLineProperties(false)</text:span></text:span><text:span text:style-name="T16">.</text:span></text:p>
      <text:p text:style-name="P136"/>
      <text:p text:style-name="P136"><draw:frame draw:style-name="fr1" draw:name="Frame31" text:anchor-type="paragraph" svg:x="0.166cm" svg:y="0.161cm" svg:width="8.19cm" draw:z-index="92"><draw:text-box fo:min-height="3.198cm"><text:p text:style-name="Drawing"><draw:frame text:anchor-type="paragraph" draw:z-index="93" draw:name="Shape56" draw:style-name="gr1" draw:text-style-name="P204" svg:width="8.189cm" svg:height="3.94cm" svg:x="0cm" svg:y="0cm"><draw:text-box><text:p text:style-name="P203"><text:span text:style-name="T70">guru.username</text:span><text:span text:style-name="T71">=</text:span><text:span text:style-name="T72">superuser</text:span><text:span text:style-name="T72"><text:line-break/></text:span><text:span text:style-name="T70">guru.password</text:span><text:span text:style-name="T71">=</text:span><text:span text:style-name="T72">dbPassword</text:span><text:span text:style-name="T72"><text:line-break/></text:span><text:span text:style-name="T70">guru.jdbcurl</text:span><text:span text:style-name="T71">=</text:span><text:span text:style-name="T72">someUrlforDB</text:span></text:p></draw:text-box></draw:frame>Drawing <text:sequence text:ref-name="refDrawing23" text:name="Drawing" text:formula="ooow:Drawing+1" style:num-format="1">24</text:sequence>: ./resources/datasource.properties</text:p></draw:text-box></draw:frame><text:s text:c="2"/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>setting in IntelliJ → frun → edit configuration</text:p>
      <text:list xml:id="list1850712316" text:style-name="L20">
        <text:list-item>
          <text:p text:style-name="P195">Environment variables <text:span text:style-name="T69">to GURU_USERNAME=UserFromEnv</text:span></text:p>
          <text:p text:style-name="P195"/>
        </text:list-item>
      </text:list>
      <text:p text:style-name="P138"/>
      <text:p text:style-name="P138"/>
      <text:p text:style-name="P138"/>
      <text:p text:style-name="P138"/>
      <text:p text:style-name="P138"><text:soft-page-break/></text:p>
      <text:p text:style-name="P138"/>
      <text:p text:style-name="P138"><draw:frame draw:style-name="fr5" draw:name="Image8" text:anchor-type="char" svg:width="17cm" svg:height="12.995cm" draw:z-index="94"><draw:image xlink:href="Pictures/10000201000002C900000221A4A8ACFD6288605C.png" xlink:type="simple" xlink:show="embed" xlink:actuate="onLoad" loext:mime-type="image/png"/></draw:frame><text:s text:c="13"/></text:p>
      <text:p text:style-name="P139">output</text:p>
      <text:p text:style-name="P139">&gt;…</text:p>
      <text:p text:style-name="P139">I'm a Prototype</text:p>
      <text:p text:style-name="P139">UserFromEnv</text:p>
      <text:p text:style-name="P139">dbPassword</text:p>
      <text:p text:style-name="P139">someUrlforDB</text:p>
      <text:p text:style-name="P139">..</text:p>
      <text:p text:style-name="P139"/>
      <text:p text:style-name="P139"/>
      <text:list xml:id="list1302399386" text:style-name="L21">
        <text:list-item>
          <text:p text:style-name="P202">Setting CommandLine args to </text:p>
          <text:list>
            <text:list-header>
              <text:p text:style-name="P196">--guru.password=passwordFromCmdLine --guru.username="userNameFromCmdLine</text:p>
            </text:list-header>
          </text:list>
        </text:list-item>
      </text:list>
      <text:p text:style-name="P139"/>
      <text:p text:style-name="P139"><text:tab/>run→ edit configuration</text:p>
      <text:p text:style-name="P139"><draw:frame draw:style-name="fr4" draw:name="Image9" text:anchor-type="char" svg:width="17cm" svg:height="13.238cm" draw:z-index="95"><draw:image xlink:href="Pictures/10000201000002DC0000023AC8547BF71CABED4F.png" xlink:type="simple" xlink:show="embed" xlink:actuate="onLoad" loext:mime-type="image/png"/></draw:frame></text:p>
      <text:p text:style-name="P139"/>
      <text:p text:style-name="P139">output is</text:p>
      <text:p text:style-name="P139">&gt;…</text:p>
      <text:p text:style-name="P139">I'm a Prototype</text:p>
      <text:p text:style-name="P139">userNameFromCmdLine</text:p>
      <text:p text:style-name="P139">passwordFromCmdLine</text:p>
      <text:p text:style-name="P139">someUrlforDB</text:p>
      <text:p text:style-name="P139">..</text:p>
      <text:p text:style-name="P139"/>
      <text:p text:style-name="P113">Lesson 90 Spring Boot Application Properties</text:p>
      <text:p text:style-name="P198"/>
      <text:p text:style-name="P199"><text:a xlink:type="simple" xlink:href="https://github.com/roloje777/sfg-di/tree/application-properties" text:style-name="Internet_20_link" text:visited-style-name="Visited_20_Internet_20_Link">branch application-properties</text:a></text:p>
      <text:p text:style-name="P140">The previous two lessons we used Spring Framework to set the applications properties etc.</text:p>
      <text:p text:style-name="P140">Now we are going to use Spring Boot to manage the applications properties.</text:p>
      <text:p text:style-name="P141">We cab see Spring Boot as a Wrapper that wraps Spring and makes thisg easier to use.</text:p>
      <text:p text:style-name="P141"/>
      <text:p text:style-name="P142">I edit the application.properties file</text:p>
      <text:p text:style-name="P142">delete the datasource.properties file</text:p>
      <text:p text:style-name="P144"><text:span text:style-name="T40">and remove the anotation </text:span><text:span text:style-name="T9">@PropertySource("classpath:datasource.properties") </text:span></text:p>
      <text:p text:style-name="P144"><text:span text:style-name="T10">from </text:span><text:span text:style-name="T9"><text:line-break/>src/main/java/guru/springframework/sfgdi/config/GreetingServiceConfig.java</text:span></text:p>
      <text:p text:style-name="P143">I also made sure that the environment variables and Coomand lione args , set in the previous lesson was removed.</text:p>
      <text:p text:style-name="P140">Outputs</text:p>
      <text:p text:style-name="P140">&gt;…</text:p>
      <text:p text:style-name="P140">I'm a Prototype</text:p>
      <text:p text:style-name="P140">userNameFromCmdLine</text:p>
      <text:p text:style-name="P140">passwordFromCmdLine</text:p>
      <text:p text:style-name="P140">someUrlforDB\</text:p>
      <text:p text:style-name="P140">…</text:p>
      <text:p text:style-name="P197"><text:a xlink:type="simple" xlink:href="https://github.com/roloje777/sfg-di/commit/38ccd962b545b1f206a4c5974d5c3873c1529b2d" text:style-name="Internet_20_link" text:visited-style-name="Visited_20_Internet_20_Link">See changes here</text:a></text:p>
      <text:p text:style-name="P140"/>
      <text:p text:style-name="P143"/>
      <text:p text:style-name="P140"/>
      <text:p text:style-name="P1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Monaco" svg:font-family="Monaco, Menlo, Consolas, 'courier new', monospace"/>
    <style:font-face style:name="inherit" svg:font-family="inherit"/>
    <style:font-face style:name="open sans" svg:font-family="'open sans', sans-serif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0" svg:font-family="0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20T11:43:14.935732744</dc:date>
    <meta:editing-duration>PT4H58M52S</meta:editing-duration>
    <meta:editing-cycles>48</meta:editing-cycles>
    <meta:generator>LibreOffice/6.4.7.2$Linux_X86_64 LibreOffice_project/40$Build-2</meta:generator>
    <meta:document-statistic meta:table-count="0" meta:image-count="9" meta:object-count="0" meta:page-count="46" meta:paragraph-count="450" meta:word-count="3147" meta:character-count="22888" meta:non-whitespace-character-count="19002"/>
  </office:meta>
</office:document-meta>
</file>